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style:text-properties style:font-name="Georgia" officeooo:rsid="002892d5" officeooo:paragraph-rsid="002f8190"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2892d5" officeooo:paragraph-rsid="002892d5"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rsid="000d47df" officeooo:paragraph-rsid="000d47df" style:font-name-complex="Georgia"/>
    </style:style>
    <style:style style:name="P4" style:family="paragraph" style:parent-style-name="Standard">
      <style:paragraph-properties fo:margin-top="0in" fo:margin-bottom="0in" style:contextual-spacing="false"/>
      <style:text-properties style:font-name="Georgia" officeooo:rsid="002d9cd5" officeooo:paragraph-rsid="002f819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d9cd5" officeooo:paragraph-rsid="002d9cd5"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4db6e" officeooo:paragraph-rsid="0034db6e" style:font-name-complex="Georgia"/>
    </style:style>
    <style:style style:name="P7" style:family="paragraph" style:parent-style-name="Standard">
      <style:paragraph-properties fo:margin-top="0in" fo:margin-bottom="0in" style:contextual-spacing="false" fo:text-align="center" style:justify-single-word="false"/>
      <style:text-properties style:font-name="Georgia" officeooo:rsid="0034db6e" officeooo:paragraph-rsid="0034db6e"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3669d4" officeooo:paragraph-rsid="003669d4" style:font-name-complex="Georgia"/>
    </style:style>
    <style:style style:name="P9" style:family="paragraph" style:parent-style-name="Standard">
      <style:paragraph-properties fo:margin-top="0in" fo:margin-bottom="0in" style:contextual-spacing="false" fo:text-align="center" style:justify-single-word="false"/>
      <style:text-properties style:font-name="Georgia" officeooo:rsid="003669d4" officeooo:paragraph-rsid="003669d4"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1e5106" officeooo:paragraph-rsid="001e5106"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20774d" officeooo:paragraph-rsid="0020774d"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20774d" officeooo:paragraph-rsid="0020baef" style:font-name-complex="Georgia"/>
    </style:style>
    <style:style style:name="P13" style:family="paragraph" style:parent-style-name="Standard">
      <style:paragraph-properties fo:margin-top="0in" fo:margin-bottom="0in" style:contextual-spacing="false" fo:text-align="center" style:justify-single-word="false"/>
      <style:text-properties style:font-name="Georgia" officeooo:rsid="0020774d" officeooo:paragraph-rsid="0020774d"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20baef" officeooo:paragraph-rsid="0020baef" style:font-name-complex="Georgia"/>
    </style:style>
    <style:style style:name="P15" style:family="paragraph" style:parent-style-name="Standard">
      <style:paragraph-properties fo:margin-top="0in" fo:margin-bottom="0in" style:contextual-spacing="false" fo:text-align="center" style:justify-single-word="false"/>
      <style:text-properties style:font-name="Georgia" officeooo:rsid="0020baef" officeooo:paragraph-rsid="0020baef"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44958e" officeooo:paragraph-rsid="0044958e"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2767ab" officeooo:paragraph-rsid="002767ab"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57afef" officeooo:paragraph-rsid="0057afef" style:font-name-complex="Georgia"/>
    </style:style>
    <style:style style:name="P19" style:family="paragraph" style:parent-style-name="Standard">
      <style:paragraph-properties fo:margin-top="0in" fo:margin-bottom="0in" style:contextual-spacing="false" fo:text-align="justify" style:justify-single-word="false"/>
      <style:text-properties style:font-name="Georgia" officeooo:rsid="005eea7c" officeooo:paragraph-rsid="005eea7c" style:font-name-complex="Georgia"/>
    </style:style>
    <style:style style:name="P20" style:family="paragraph" style:parent-style-name="Standard">
      <style:paragraph-properties fo:margin-top="0in" fo:margin-bottom="0in" style:contextual-spacing="false" fo:text-align="center" style:justify-single-word="false"/>
      <style:text-properties style:font-name="Georgia" officeooo:rsid="005eea7c" officeooo:paragraph-rsid="005eea7c"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5f76d5" officeooo:paragraph-rsid="005f76d5" style:font-name-complex="Georgia"/>
    </style:style>
    <style:style style:name="P22" style:family="paragraph" style:parent-style-name="Standard">
      <style:paragraph-properties fo:margin-top="0in" fo:margin-bottom="0in" style:contextual-spacing="false" fo:text-align="center" style:justify-single-word="false"/>
      <style:text-properties style:font-name="Georgia" officeooo:rsid="005f76d5" officeooo:paragraph-rsid="005f76d5" style:font-name-complex="Georgia"/>
    </style:style>
    <style:style style:name="P23" style:family="paragraph" style:parent-style-name="Standard">
      <style:paragraph-properties fo:margin-top="0in" fo:margin-bottom="0in" style:contextual-spacing="false" fo:text-align="justify" style:justify-single-word="false"/>
      <style:text-properties style:font-name="Georgia" officeooo:rsid="0060bdc5" officeooo:paragraph-rsid="0060bdc5" style:font-name-complex="Georgia"/>
    </style:style>
    <style:style style:name="P24" style:family="paragraph" style:parent-style-name="Standard">
      <style:paragraph-properties fo:margin-top="0in" fo:margin-bottom="0in" style:contextual-spacing="false" fo:text-align="center" style:justify-single-word="false"/>
      <style:text-properties style:font-name="Georgia" officeooo:rsid="0060bdc5" officeooo:paragraph-rsid="0060bdc5"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69e6af" officeooo:paragraph-rsid="0069e6af" style:font-name-complex="Georgia"/>
    </style:style>
    <style:style style:name="P26" style:family="paragraph" style:parent-style-name="Standard">
      <style:paragraph-properties fo:margin-top="0in" fo:margin-bottom="0in" style:contextual-spacing="false" fo:text-align="justify" style:justify-single-word="false"/>
      <style:text-properties style:font-name="Georgia" officeooo:rsid="006d5d0d" officeooo:paragraph-rsid="006d5d0d"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74960d" officeooo:paragraph-rsid="0074960d"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74960d" officeooo:paragraph-rsid="0076082b" style:font-name-complex="Georgia"/>
    </style:style>
    <style:style style:name="P29" style:family="paragraph" style:parent-style-name="Standard">
      <style:paragraph-properties fo:margin-top="0in" fo:margin-bottom="0in" style:contextual-spacing="false" fo:text-align="justify" style:justify-single-word="false"/>
      <style:text-properties style:font-name="Georgia" officeooo:rsid="007e9522" officeooo:paragraph-rsid="007e9522"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872e65" officeooo:paragraph-rsid="00872e65" style:font-name-complex="Georgia"/>
    </style:style>
    <style:style style:name="P31" style:family="paragraph" style:parent-style-name="Standard">
      <style:paragraph-properties fo:margin-top="0in" fo:margin-bottom="0in" style:contextual-spacing="false" fo:text-align="center" style:justify-single-word="false"/>
      <style:text-properties style:font-name="Georgia" officeooo:rsid="00872e65" officeooo:paragraph-rsid="00872e65"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8a22f2" officeooo:paragraph-rsid="008a22f2" style:font-name-complex="Georgia"/>
    </style:style>
    <style:style style:name="P33" style:family="paragraph" style:parent-style-name="Standard">
      <style:paragraph-properties fo:margin-top="0in" fo:margin-bottom="0in" style:contextual-spacing="false" fo:text-align="center" style:justify-single-word="false"/>
      <style:text-properties style:font-name="Georgia" officeooo:rsid="008a22f2" officeooo:paragraph-rsid="008a22f2"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8ba0e8" officeooo:paragraph-rsid="008ba0e8"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092a9ff" officeooo:paragraph-rsid="0092a9ff" style:font-name-complex="Georgia"/>
    </style:style>
    <style:style style:name="P36" style:family="paragraph" style:parent-style-name="Standard">
      <style:paragraph-properties fo:margin-top="0in" fo:margin-bottom="0in" style:contextual-spacing="false" fo:text-align="justify" style:justify-single-word="false"/>
      <style:text-properties style:font-name="Georgia" officeooo:rsid="009f5a77" officeooo:paragraph-rsid="009f5a77" style:font-name-complex="Georgia"/>
    </style:style>
    <style:style style:name="P37" style:family="paragraph" style:parent-style-name="Standard">
      <style:paragraph-properties fo:margin-top="0in" fo:margin-bottom="0in" style:contextual-spacing="false" fo:text-align="justify" style:justify-single-word="false"/>
      <style:text-properties style:font-name="Georgia" officeooo:rsid="00a2b9d3" officeooo:paragraph-rsid="00a2b9d3" style:font-name-complex="Georgia"/>
    </style:style>
    <style:style style:name="P38" style:family="paragraph" style:parent-style-name="Standard">
      <style:paragraph-properties fo:margin-top="0in" fo:margin-bottom="0in" style:contextual-spacing="false" fo:text-align="justify" style:justify-single-word="false"/>
      <style:text-properties style:font-name="Georgia" officeooo:rsid="00aa4b1c" officeooo:paragraph-rsid="00aa4b1c" style:font-name-complex="Georgia"/>
    </style:style>
    <style:style style:name="P39" style:family="paragraph" style:parent-style-name="Standard">
      <style:paragraph-properties fo:margin-top="0in" fo:margin-bottom="0in" style:contextual-spacing="false" fo:text-align="justify" style:justify-single-word="false"/>
      <style:text-properties style:font-name="Georgia" officeooo:rsid="00aa4b1c" officeooo:paragraph-rsid="00afc1b9" style:font-name-complex="Georgia"/>
    </style:style>
    <style:style style:name="P40" style:family="paragraph" style:parent-style-name="Standard">
      <style:paragraph-properties fo:margin-top="0in" fo:margin-bottom="0in" style:contextual-spacing="false" fo:text-align="center" style:justify-single-word="false"/>
      <style:text-properties style:font-name="Georgia" officeooo:rsid="00aa4b1c" officeooo:paragraph-rsid="00aa4b1c" style:font-name-complex="Georgia"/>
    </style:style>
    <style:style style:name="P41" style:family="paragraph" style:parent-style-name="Standard">
      <style:paragraph-properties fo:margin-top="0in" fo:margin-bottom="0in" style:contextual-spacing="false" fo:text-align="justify" style:justify-single-word="false"/>
      <style:text-properties style:font-name="Georgia" officeooo:rsid="00b65e5b" officeooo:paragraph-rsid="00b65e5b" style:font-name-complex="Georgia"/>
    </style:style>
    <style:style style:name="P42" style:family="paragraph" style:parent-style-name="Footnote">
      <style:text-properties style:font-name="Georgia1" fo:font-size="11pt" officeooo:rsid="006cddc1" officeooo:paragraph-rsid="006cddc1" style:font-size-asian="11pt" style:font-size-complex="11pt"/>
    </style:style>
    <style:style style:name="P43"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d47df" officeooo:paragraph-rsid="000d47df" style:font-name-complex="Georgia"/>
    </style:style>
    <style:style style:name="P44" style:family="paragraph" style:parent-style-name="Standard">
      <style:paragraph-properties fo:margin-top="0in" fo:margin-bottom="0in" style:contextual-spacing="false" fo:text-align="justify" style:justify-single-word="false"/>
      <style:text-properties style:font-name="Georgia" officeooo:rsid="00b65e5b" officeooo:paragraph-rsid="00b65e5b" style:font-name-complex="Georgia"/>
    </style:style>
    <style:style style:name="P45" style:family="paragraph" style:parent-style-name="Standard">
      <style:paragraph-properties fo:margin-top="0in" fo:margin-bottom="0in" style:contextual-spacing="false" fo:text-align="justify" style:justify-single-word="false"/>
      <style:text-properties style:font-name="Georgia" officeooo:rsid="00b65e5b" officeooo:paragraph-rsid="00c21688" style:font-name-complex="Georgia"/>
    </style:style>
    <style:style style:name="P46" style:family="paragraph" style:parent-style-name="Standard">
      <style:paragraph-properties fo:margin-top="0in" fo:margin-bottom="0in" style:contextual-spacing="false" fo:text-align="justify" style:justify-single-word="false"/>
      <style:text-properties style:font-name="Georgia" officeooo:rsid="00beaeb2" officeooo:paragraph-rsid="00beaeb2" style:font-name-complex="Georgia"/>
    </style:style>
    <style:style style:name="P47" style:family="paragraph" style:parent-style-name="Standard">
      <style:paragraph-properties fo:margin-top="0in" fo:margin-bottom="0in" style:contextual-spacing="false" fo:text-align="center" style:justify-single-word="false"/>
      <style:text-properties style:font-name="Georgia" officeooo:rsid="00beaeb2" officeooo:paragraph-rsid="00beaeb2" style:font-name-complex="Georgia"/>
    </style:style>
    <style:style style:name="P48" style:family="paragraph" style:parent-style-name="Standard">
      <style:paragraph-properties fo:margin-top="0in" fo:margin-bottom="0in" style:contextual-spacing="false" fo:text-align="justify" style:justify-single-word="false"/>
      <style:text-properties style:font-name="Georgia" officeooo:rsid="00c6e219" officeooo:paragraph-rsid="00c6e219" style:font-name-complex="Georgia"/>
    </style:style>
    <style:style style:name="P49" style:family="paragraph" style:parent-style-name="Standard">
      <style:paragraph-properties fo:margin-top="0in" fo:margin-bottom="0in" style:contextual-spacing="false" fo:text-align="center" style:justify-single-word="false"/>
      <style:text-properties style:font-name="Georgia" officeooo:rsid="00c6e219" officeooo:paragraph-rsid="00c6e219" style:font-name-complex="Georgia"/>
    </style:style>
    <style:style style:name="P50" style:family="paragraph" style:parent-style-name="Standard">
      <style:paragraph-properties fo:margin-top="0in" fo:margin-bottom="0in" style:contextual-spacing="false" fo:text-align="justify" style:justify-single-word="false"/>
      <style:text-properties style:font-name="Georgia" officeooo:rsid="00c849ca" officeooo:paragraph-rsid="00c849ca" style:font-name-complex="Georgia"/>
    </style:style>
    <style:style style:name="T1" style:family="text">
      <style:text-properties officeooo:rsid="000ec949"/>
    </style:style>
    <style:style style:name="T2" style:family="text">
      <style:text-properties officeooo:rsid="0010a9cc"/>
    </style:style>
    <style:style style:name="T3" style:family="text">
      <style:text-properties officeooo:rsid="0010fbb6"/>
    </style:style>
    <style:style style:name="T4" style:family="text">
      <style:text-properties officeooo:rsid="00118416"/>
    </style:style>
    <style:style style:name="T5" style:family="text">
      <style:text-properties officeooo:rsid="0012b84d"/>
    </style:style>
    <style:style style:name="T6" style:family="text">
      <style:text-properties officeooo:rsid="0013da57"/>
    </style:style>
    <style:style style:name="T7" style:family="text">
      <style:text-properties officeooo:rsid="0014bb3f"/>
    </style:style>
    <style:style style:name="T8" style:family="text">
      <style:text-properties officeooo:rsid="0015eabc"/>
    </style:style>
    <style:style style:name="T9" style:family="text">
      <style:text-properties officeooo:rsid="0017c42b"/>
    </style:style>
    <style:style style:name="T10" style:family="text">
      <style:text-properties officeooo:rsid="00184b34"/>
    </style:style>
    <style:style style:name="T11" style:family="text">
      <style:text-properties officeooo:rsid="001873d7"/>
    </style:style>
    <style:style style:name="T12" style:family="text">
      <style:text-properties officeooo:rsid="001a4c0d"/>
    </style:style>
    <style:style style:name="T13" style:family="text">
      <style:text-properties officeooo:rsid="001aace8"/>
    </style:style>
    <style:style style:name="T14" style:family="text">
      <style:text-properties officeooo:rsid="001c6188"/>
    </style:style>
    <style:style style:name="T15" style:family="text">
      <style:text-properties officeooo:rsid="001dbf9d"/>
    </style:style>
    <style:style style:name="T16" style:family="text">
      <style:text-properties officeooo:rsid="001e5106"/>
    </style:style>
    <style:style style:name="T17" style:family="text">
      <style:text-properties officeooo:rsid="001f5769"/>
    </style:style>
    <style:style style:name="T18" style:family="text">
      <style:text-properties officeooo:rsid="00205363"/>
    </style:style>
    <style:style style:name="T19" style:family="text">
      <style:text-properties officeooo:rsid="0020774d"/>
    </style:style>
    <style:style style:name="T20" style:family="text">
      <style:text-properties officeooo:rsid="00209105"/>
    </style:style>
    <style:style style:name="T21" style:family="text">
      <style:text-properties officeooo:rsid="0020b70a"/>
    </style:style>
    <style:style style:name="T22" style:family="text">
      <style:text-properties officeooo:rsid="0020baef"/>
    </style:style>
    <style:style style:name="T23" style:family="text">
      <style:text-properties officeooo:rsid="0021a418"/>
    </style:style>
    <style:style style:name="T24" style:family="text">
      <style:text-properties officeooo:rsid="00227612"/>
    </style:style>
    <style:style style:name="T25" style:family="text">
      <style:text-properties officeooo:rsid="00230f96"/>
    </style:style>
    <style:style style:name="T26" style:family="text">
      <style:text-properties officeooo:rsid="0023ca5c"/>
    </style:style>
    <style:style style:name="T27" style:family="text">
      <style:text-properties officeooo:rsid="00254093"/>
    </style:style>
    <style:style style:name="T28" style:family="text">
      <style:text-properties officeooo:rsid="00264f36"/>
    </style:style>
    <style:style style:name="T29" style:family="text">
      <style:text-properties officeooo:rsid="00267ec1"/>
    </style:style>
    <style:style style:name="T30" style:family="text">
      <style:text-properties officeooo:rsid="00273f93"/>
    </style:style>
    <style:style style:name="T31" style:family="text">
      <style:text-properties officeooo:rsid="002767ab"/>
    </style:style>
    <style:style style:name="T32" style:family="text">
      <style:text-properties officeooo:rsid="002892d5"/>
    </style:style>
    <style:style style:name="T33" style:family="text">
      <style:text-properties officeooo:rsid="0028d275"/>
    </style:style>
    <style:style style:name="T34" style:family="text">
      <style:text-properties officeooo:rsid="0029f927"/>
    </style:style>
    <style:style style:name="T35" style:family="text">
      <style:text-properties officeooo:rsid="002b1303"/>
    </style:style>
    <style:style style:name="T36" style:family="text">
      <style:text-properties officeooo:rsid="002beaf6"/>
    </style:style>
    <style:style style:name="T37" style:family="text">
      <style:text-properties officeooo:rsid="002d9cd5"/>
    </style:style>
    <style:style style:name="T38" style:family="text">
      <style:text-properties officeooo:rsid="003109c7"/>
    </style:style>
    <style:style style:name="T39" style:family="text">
      <style:text-properties officeooo:rsid="00314bf9"/>
    </style:style>
    <style:style style:name="T40" style:family="text">
      <style:text-properties officeooo:rsid="003203b2"/>
    </style:style>
    <style:style style:name="T41" style:family="text">
      <style:text-properties officeooo:rsid="0033d58c"/>
    </style:style>
    <style:style style:name="T42" style:family="text">
      <style:text-properties officeooo:rsid="0034db6e"/>
    </style:style>
    <style:style style:name="T43" style:family="text">
      <style:text-properties officeooo:rsid="003669d4"/>
    </style:style>
    <style:style style:name="T44" style:family="text">
      <style:text-properties officeooo:rsid="003748ca"/>
    </style:style>
    <style:style style:name="T45" style:family="text">
      <style:text-properties officeooo:rsid="003863ab"/>
    </style:style>
    <style:style style:name="T46" style:family="text">
      <style:text-properties officeooo:rsid="003bd375"/>
    </style:style>
    <style:style style:name="T47" style:family="text">
      <style:text-properties officeooo:rsid="003c3d33"/>
    </style:style>
    <style:style style:name="T48" style:family="text">
      <style:text-properties officeooo:rsid="003cd443"/>
    </style:style>
    <style:style style:name="T49" style:family="text">
      <style:text-properties officeooo:rsid="003ed35f"/>
    </style:style>
    <style:style style:name="T50" style:family="text">
      <style:text-properties officeooo:rsid="00400ff3"/>
    </style:style>
    <style:style style:name="T51" style:family="text">
      <style:text-properties officeooo:rsid="00401067"/>
    </style:style>
    <style:style style:name="T52" style:family="text">
      <style:text-properties officeooo:rsid="00415303"/>
    </style:style>
    <style:style style:name="T53" style:family="text">
      <style:text-properties officeooo:rsid="00430b45"/>
    </style:style>
    <style:style style:name="T54" style:family="text">
      <style:text-properties officeooo:rsid="0044958e"/>
    </style:style>
    <style:style style:name="T55" style:family="text">
      <style:text-properties officeooo:rsid="0047b1f6"/>
    </style:style>
    <style:style style:name="T56" style:family="text">
      <style:text-properties officeooo:rsid="0047ee2b"/>
    </style:style>
    <style:style style:name="T57" style:family="text">
      <style:text-properties officeooo:rsid="0049870b"/>
    </style:style>
    <style:style style:name="T58" style:family="text">
      <style:text-properties officeooo:rsid="004b53d2"/>
    </style:style>
    <style:style style:name="T59" style:family="text">
      <style:text-properties officeooo:rsid="004ce5f8"/>
    </style:style>
    <style:style style:name="T60" style:family="text">
      <style:text-properties officeooo:rsid="004e0f3b"/>
    </style:style>
    <style:style style:name="T61" style:family="text">
      <style:text-properties officeooo:rsid="004e450a"/>
    </style:style>
    <style:style style:name="T62" style:family="text">
      <style:text-properties officeooo:rsid="00500947"/>
    </style:style>
    <style:style style:name="T63" style:family="text">
      <style:text-properties officeooo:rsid="0051355c"/>
    </style:style>
    <style:style style:name="T64" style:family="text">
      <style:text-properties officeooo:rsid="0051aece"/>
    </style:style>
    <style:style style:name="T65" style:family="text">
      <style:text-properties officeooo:rsid="00529b9f"/>
    </style:style>
    <style:style style:name="T66" style:family="text">
      <style:text-properties officeooo:rsid="00544869"/>
    </style:style>
    <style:style style:name="T67" style:family="text">
      <style:text-properties officeooo:rsid="0055c370"/>
    </style:style>
    <style:style style:name="T68" style:family="text">
      <style:text-properties officeooo:rsid="0057267d"/>
    </style:style>
    <style:style style:name="T69" style:family="text">
      <style:text-properties officeooo:rsid="0057afef"/>
    </style:style>
    <style:style style:name="T70" style:family="text">
      <style:text-properties officeooo:rsid="00587ae6"/>
    </style:style>
    <style:style style:name="T71" style:family="text">
      <style:text-properties officeooo:rsid="005a1eed"/>
    </style:style>
    <style:style style:name="T72" style:family="text">
      <style:text-properties officeooo:rsid="005c038c"/>
    </style:style>
    <style:style style:name="T73" style:family="text">
      <style:text-properties officeooo:rsid="005db024"/>
    </style:style>
    <style:style style:name="T74" style:family="text">
      <style:text-properties officeooo:rsid="005eea7c"/>
    </style:style>
    <style:style style:name="T75" style:family="text">
      <style:text-properties officeooo:rsid="005f76d5"/>
    </style:style>
    <style:style style:name="T76" style:family="text">
      <style:text-properties officeooo:rsid="0060bdc5"/>
    </style:style>
    <style:style style:name="T77" style:family="text">
      <style:text-properties officeooo:rsid="0061bc1c"/>
    </style:style>
    <style:style style:name="T78" style:family="text">
      <style:text-properties officeooo:rsid="0063ae17"/>
    </style:style>
    <style:style style:name="T79" style:family="text">
      <style:text-properties officeooo:rsid="0064d08c"/>
    </style:style>
    <style:style style:name="T80" style:family="text">
      <style:text-properties officeooo:rsid="0064f356"/>
    </style:style>
    <style:style style:name="T81" style:family="text">
      <style:text-properties officeooo:rsid="0066322a"/>
    </style:style>
    <style:style style:name="T82" style:family="text">
      <style:text-properties officeooo:rsid="00674ed7"/>
    </style:style>
    <style:style style:name="T83" style:family="text">
      <style:text-properties officeooo:rsid="0068abcf"/>
    </style:style>
    <style:style style:name="T84" style:family="text">
      <style:text-properties officeooo:rsid="006cb1ea"/>
    </style:style>
    <style:style style:name="T85" style:family="text">
      <style:text-properties officeooo:rsid="006cddc1"/>
    </style:style>
    <style:style style:name="T86" style:family="text">
      <style:text-properties officeooo:rsid="006d5d0d"/>
    </style:style>
    <style:style style:name="T87" style:family="text">
      <style:text-properties officeooo:rsid="006f2e95"/>
    </style:style>
    <style:style style:name="T88" style:family="text">
      <style:text-properties officeooo:rsid="00718c59"/>
    </style:style>
    <style:style style:name="T89" style:family="text">
      <style:text-properties officeooo:rsid="0072465e"/>
    </style:style>
    <style:style style:name="T90" style:family="text">
      <style:text-properties officeooo:rsid="0073dd40"/>
    </style:style>
    <style:style style:name="T91" style:family="text">
      <style:text-properties officeooo:rsid="0074c344"/>
    </style:style>
    <style:style style:name="T92" style:family="text">
      <style:text-properties officeooo:rsid="0076082b"/>
    </style:style>
    <style:style style:name="T93" style:family="text">
      <style:text-properties style:text-position="super 58%" officeooo:rsid="0076082b"/>
    </style:style>
    <style:style style:name="T94" style:family="text">
      <style:text-properties officeooo:rsid="00763a82"/>
    </style:style>
    <style:style style:name="T95" style:family="text">
      <style:text-properties officeooo:rsid="0076a123"/>
    </style:style>
    <style:style style:name="T96" style:family="text">
      <style:text-properties officeooo:rsid="00783be1"/>
    </style:style>
    <style:style style:name="T97" style:family="text">
      <style:text-properties officeooo:rsid="0079a882"/>
    </style:style>
    <style:style style:name="T98" style:family="text">
      <style:text-properties officeooo:rsid="007b646e"/>
    </style:style>
    <style:style style:name="T99" style:family="text">
      <style:text-properties officeooo:rsid="007d502f"/>
    </style:style>
    <style:style style:name="T100" style:family="text">
      <style:text-properties officeooo:rsid="007e9522"/>
    </style:style>
    <style:style style:name="T101" style:family="text">
      <style:text-properties officeooo:rsid="00804030"/>
    </style:style>
    <style:style style:name="T102" style:family="text">
      <style:text-properties officeooo:rsid="0080a20e"/>
    </style:style>
    <style:style style:name="T103" style:family="text">
      <style:text-properties officeooo:rsid="0081c4d1"/>
    </style:style>
    <style:style style:name="T104" style:family="text">
      <style:text-properties officeooo:rsid="00837685"/>
    </style:style>
    <style:style style:name="T105" style:family="text">
      <style:text-properties officeooo:rsid="0084b9a4"/>
    </style:style>
    <style:style style:name="T106" style:family="text">
      <style:text-properties officeooo:rsid="00865566"/>
    </style:style>
    <style:style style:name="T107" style:family="text">
      <style:text-properties officeooo:rsid="00872e65"/>
    </style:style>
    <style:style style:name="T108" style:family="text">
      <style:text-properties officeooo:rsid="0088541a"/>
    </style:style>
    <style:style style:name="T109" style:family="text">
      <style:text-properties officeooo:rsid="00886865"/>
    </style:style>
    <style:style style:name="T110" style:family="text">
      <style:text-properties officeooo:rsid="008ba0e8"/>
    </style:style>
    <style:style style:name="T111" style:family="text">
      <style:text-properties officeooo:rsid="008ba1c3"/>
    </style:style>
    <style:style style:name="T112" style:family="text">
      <style:text-properties officeooo:rsid="008d7158"/>
    </style:style>
    <style:style style:name="T113" style:family="text">
      <style:text-properties officeooo:rsid="008da540"/>
    </style:style>
    <style:style style:name="T114" style:family="text">
      <style:text-properties officeooo:rsid="008f63bb"/>
    </style:style>
    <style:style style:name="T115" style:family="text">
      <style:text-properties officeooo:rsid="00913081"/>
    </style:style>
    <style:style style:name="T116" style:family="text">
      <style:text-properties officeooo:rsid="0093c743"/>
    </style:style>
    <style:style style:name="T117" style:family="text">
      <style:text-properties officeooo:rsid="009552bd"/>
    </style:style>
    <style:style style:name="T118" style:family="text">
      <style:text-properties officeooo:rsid="00961f90"/>
    </style:style>
    <style:style style:name="T119" style:family="text">
      <style:text-properties officeooo:rsid="00993a04"/>
    </style:style>
    <style:style style:name="T120" style:family="text">
      <style:text-properties officeooo:rsid="009a8c98"/>
    </style:style>
    <style:style style:name="T121" style:family="text">
      <style:text-properties officeooo:rsid="009c5485"/>
    </style:style>
    <style:style style:name="T122" style:family="text">
      <style:text-properties officeooo:rsid="009dc0c4"/>
    </style:style>
    <style:style style:name="T123" style:family="text">
      <style:text-properties officeooo:rsid="009dccdd"/>
    </style:style>
    <style:style style:name="T124" style:family="text">
      <style:text-properties officeooo:rsid="009f5a77"/>
    </style:style>
    <style:style style:name="T125" style:family="text">
      <style:text-properties officeooo:rsid="00a0fdd2"/>
    </style:style>
    <style:style style:name="T126" style:family="text">
      <style:text-properties officeooo:rsid="00a1357e"/>
    </style:style>
    <style:style style:name="T127" style:family="text">
      <style:text-properties officeooo:rsid="00a17444"/>
    </style:style>
    <style:style style:name="T128" style:family="text">
      <style:text-properties officeooo:rsid="00a26ab3"/>
    </style:style>
    <style:style style:name="T129" style:family="text">
      <style:text-properties officeooo:rsid="00a2b9d3"/>
    </style:style>
    <style:style style:name="T130" style:family="text">
      <style:text-properties officeooo:rsid="00a41ac6"/>
    </style:style>
    <style:style style:name="T131" style:family="text">
      <style:text-properties officeooo:rsid="00a475a4"/>
    </style:style>
    <style:style style:name="T132" style:family="text">
      <style:text-properties officeooo:rsid="00a4a708"/>
    </style:style>
    <style:style style:name="T133" style:family="text">
      <style:text-properties officeooo:rsid="00a5007e"/>
    </style:style>
    <style:style style:name="T134" style:family="text">
      <style:text-properties officeooo:rsid="00a61ca0"/>
    </style:style>
    <style:style style:name="T135" style:family="text">
      <style:text-properties officeooo:rsid="00a67fd4"/>
    </style:style>
    <style:style style:name="T136" style:family="text">
      <style:text-properties officeooo:rsid="00a822f6"/>
    </style:style>
    <style:style style:name="T137" style:family="text">
      <style:text-properties officeooo:rsid="00ac3c74"/>
    </style:style>
    <style:style style:name="T138" style:family="text">
      <style:text-properties officeooo:rsid="00ac9ba3"/>
    </style:style>
    <style:style style:name="T139" style:family="text">
      <style:text-properties officeooo:rsid="00adf7cb"/>
    </style:style>
    <style:style style:name="T140" style:family="text">
      <style:text-properties officeooo:rsid="00afc1b9"/>
    </style:style>
    <style:style style:name="T141" style:family="text">
      <style:text-properties officeooo:rsid="00b0950e"/>
    </style:style>
    <style:style style:name="T142" style:family="text">
      <style:text-properties officeooo:rsid="00b186df"/>
    </style:style>
    <style:style style:name="T143" style:family="text">
      <style:text-properties officeooo:rsid="00b2b3b3"/>
    </style:style>
    <style:style style:name="T144" style:family="text">
      <style:text-properties officeooo:rsid="00b38513"/>
    </style:style>
    <style:style style:name="T145" style:family="text">
      <style:text-properties officeooo:rsid="00b46968"/>
    </style:style>
    <style:style style:name="T146" style:family="text">
      <style:text-properties officeooo:rsid="00b65e5b"/>
    </style:style>
    <style:style style:name="T147" style:family="text">
      <style:text-properties officeooo:rsid="00b80d8d"/>
    </style:style>
    <style:style style:name="T148" style:family="text">
      <style:text-properties officeooo:rsid="00b8a596"/>
    </style:style>
    <style:style style:name="T149" style:family="text">
      <style:text-properties officeooo:rsid="00b8a9c2"/>
    </style:style>
    <style:style style:name="T150" style:family="text">
      <style:text-properties officeooo:rsid="00b963ad"/>
    </style:style>
    <style:style style:name="T151" style:family="text">
      <style:text-properties officeooo:rsid="00b9a19a"/>
    </style:style>
    <style:style style:name="T152" style:family="text">
      <style:text-properties officeooo:rsid="00ba1361"/>
    </style:style>
    <style:style style:name="T153" style:family="text">
      <style:text-properties officeooo:rsid="00bb5721"/>
    </style:style>
    <style:style style:name="T154" style:family="text">
      <style:text-properties officeooo:rsid="00bc8e8a"/>
    </style:style>
    <style:style style:name="T155" style:family="text">
      <style:text-properties officeooo:rsid="00bcdb6a"/>
    </style:style>
    <style:style style:name="T156" style:family="text">
      <style:text-properties officeooo:rsid="00bdd2dd"/>
    </style:style>
    <style:style style:name="T157" style:family="text">
      <style:text-properties officeooo:rsid="00be8fed"/>
    </style:style>
    <style:style style:name="T158" style:family="text">
      <style:text-properties officeooo:rsid="00c02be8"/>
    </style:style>
    <style:style style:name="T159" style:family="text">
      <style:text-properties officeooo:rsid="00c37970"/>
    </style:style>
    <style:style style:name="T160" style:family="text">
      <style:text-properties officeooo:rsid="00c4274a"/>
    </style:style>
    <style:style style:name="T161" style:family="text">
      <style:text-properties officeooo:rsid="00c4f1ea"/>
    </style:style>
    <style:style style:name="T162" style:family="text">
      <style:text-properties officeooo:rsid="00c59685"/>
    </style:style>
    <style:style style:name="T163" style:family="text">
      <style:text-properties officeooo:rsid="00c6e219"/>
    </style:style>
    <style:style style:name="T164" style:family="text">
      <style:text-properties officeooo:rsid="00c70a0a"/>
    </style:style>
    <style:style style:name="T165" style:family="text">
      <style:text-properties officeooo:rsid="00c849ca"/>
    </style:style>
    <style:style style:name="T166" style:family="text">
      <style:text-properties officeooo:rsid="00c89ff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Chapter One</text:p>
      <text:p text:style-name="P3"/>
      <text:p text:style-name="P3"><text:s text:c="5"/><text:span text:style-name="T1">Victoria was spitting out data left and right like she was going haywire. </text:span><text:span text:style-name="T2">Chief ran down to the main control station for Victoria and tried to enter his command codes to override the system. It had no effect.</text:span></text:p>
      <text:p text:style-name="P3"><text:s text:c="5"/><text:span text:style-name="T2">Russ tried his command codes next. They seemed to give him partial access to the systems.</text:span></text:p>
      <text:p text:style-name="P3"><text:s text:c="5"/>“<text:span text:style-name="T2">Alright, I have control over the sub systems.” He said. “The secondary processor is at my disposal. Let’s try and do a soft reboot of her.”</text:span></text:p>
      <text:p text:style-name="P3"><text:s text:c="5"/><text:span text:style-name="T2">Chief nodded. “On it.” He said. He punched up a few commands and the system rebooted.</text:span></text:p>
      <text:p text:style-name="P3"><text:s text:c="5"/>“<text:span text:style-name="T2">What the hell was that about?” Russ asked.</text:span></text:p>
      <text:p text:style-name="P3"><text:s text:c="5"/><text:span text:style-name="T2">Chief shook his head. “I have no idea. She just started going crazy.” Picking up some strips of data Chief nodded “I can’t even make heads or tails of this data she was spewing forth.”</text:span></text:p>
      <text:p text:style-name="P3"><text:s text:c="5"/><text:span text:style-name="T2">Russ looked at the paper. “It’s machine code. We’ll have to assemble it later. Right now, we need to make sure Victoria is in a working proper order.”</text:span></text:p>
      <text:p text:style-name="P3"><text:s text:c="5"/>“<text:span text:style-name="T2">Agreed.” Chief said. “</text:span><text:span text:style-name="T3">I’m canceling all missions as of now.”</text:span></text:p>
      <text:p text:style-name="P3"><text:s text:c="5"/>“<text:span text:style-name="T3">Smart.” Russ said. “What about those who are out in the field?”</text:span></text:p>
      <text:p text:style-name="P3"><text:s text:c="5"/>“<text:span text:style-name="T3">They’ll come home when their missions are ended.” Chief said. “There’s nothing we can do for them.”</text:span></text:p>
      <text:p text:style-name="P3"><text:s text:c="5"/>“<text:span text:style-name="T4">There is the pull back all command.” Russ said.</text:span></text:p>
      <text:p text:style-name="P3"><text:s text:c="5"/>“<text:span text:style-name="T4">We have to have Victoria up and running for that.” Chief countered.</text:span></text:p>
      <text:p text:style-name="P3"><text:s text:c="5"/>“<text:span text:style-name="T4">Right.” Russ said slapping his head. “How could I have forgotten that.”</text:span></text:p>
      <text:p text:style-name="P3"><text:s text:c="5"/>“<text:span text:style-name="T5">Restarting in 3, 2, 1.” Chief said.</text:span></text:p>
      <text:p text:style-name="P3"><text:soft-page-break/><text:s text:c="5"/><text:span text:style-name="T5">Russ watched the readouts as Victoria came back to life. </text:span><text:span text:style-name="T6">Everything looked like it was in the green. Everything looked good.</text:span></text:p>
      <text:p text:style-name="P3"><text:s text:c="5"/>“<text:span text:style-name="T7">Victoria.” Russ said. “How are you feeling?”</text:span></text:p>
      <text:p text:style-name="P3"><text:s text:c="5"/>“<text:span text:style-name="T7">Such a silly question doctor, I am up to normal parameters.” Victoria responded.</text:span></text:p>
      <text:p text:style-name="P3"><text:s text:c="5"/><text:span text:style-name="T7">Russ nodded. “Good, good.” He looked to Chief. “I think we’re in the clear.”</text:span></text:p>
      <text:p text:style-name="P3"><text:s text:c="5"/><text:span text:style-name="T7">Chief nodded. “Yes, but what about this machine code?”</text:span></text:p>
      <text:p text:style-name="P3"><text:s text:c="5"/>“<text:span text:style-name="T7">I’ll have Victoria analyze it and see what we’re dealing with.” Russ said.</text:span></text:p>
      <text:p text:style-name="P3"><text:s text:c="5"/><text:span text:style-name="T7">Russ picked up all of the pieces of machine code and began feeding them into Victoria one by one.</text:span></text:p>
      <text:p text:style-name="P3"><text:s text:c="5"/>“<text:span text:style-name="T8">This might take a while to compile.” Russ said. “Victoria hasn’t seen this code before. I’ll let you know when it’s complete.”</text:span></text:p>
      <text:p text:style-name="P3"><text:s text:c="5"/><text:span text:style-name="T8">Chief nodded. “Thank you.” </text:span><text:span text:style-name="T9">He walked back up to his office.</text:span></text:p>
      <text:p text:style-name="P3"><text:s text:c="5"/><text:span text:style-name="T9">Russ watched as Victoria worked on the task at hand. It wasn’t anything spectacular to look at, he got quite bored actually. Giving up, Russ decided to visit Alice.</text:span></text:p>
      <text:p text:style-name="P3"><text:s text:c="5"/><text:span text:style-name="T10">Knocking on Alice’s door, Russ waited for a response. Susan answered the door. “Oh hi Russ.” Susan said.</text:span></text:p>
      <text:p text:style-name="P3"><text:s text:c="5"/><text:span text:style-name="T10">Alice came to the door as well. “Russ, what are you doing here?”</text:span></text:p>
      <text:p text:style-name="P3"><text:s text:c="5"/>“<text:span text:style-name="T10">I came to check in on the two of you.” Russ said. “See how things are getting along.”</text:span></text:p>
      <text:p text:style-name="P3"><text:s text:c="5"/><text:span text:style-name="T10">Alice nodded. “Just checking up on us huh? Right.” She said. There was always another motive behind Russ’s visits.</text:span></text:p>
      <text:p text:style-name="P3"><text:s text:c="5"/><text:span text:style-name="T10">Alice invited Russ to sit down. “So, what’s new?”</text:span></text:p>
      <text:p text:style-name="P3"><text:soft-page-break/><text:s text:c="5"/><text:span text:style-name="T10">Russ explained to them how Victoria was spitting out machine code and there wasn’t anything he could do about it except for a soft reboot of the computers systems.</text:span></text:p>
      <text:p text:style-name="P3"><text:s text:c="5"/><text:span text:style-name="T10">Susan looked at Russ with bewilderment. How could a computer be so smart to do that? She wondered. She would have to see this computer for herself to understand and grasp the concept.</text:span></text:p>
      <text:p text:style-name="P3"><text:s text:c="5"/><text:span text:style-name="T10">Alice smiled. “Russ that sounds terrible.” She said. “Is there anything I can do?”</text:span></text:p>
      <text:p text:style-name="P3"><text:s text:c="5"/><text:span text:style-name="T10">Russ shook his head. “No, I don’t think so.” </text:span><text:span text:style-name="T11">He said. “I think I just came here to vent to someone who would listen.”</text:span></text:p>
      <text:p text:style-name="P3"><text:s text:c="5"/>“<text:span text:style-name="T11">I see.” Alice said. “Well you came to the right place. We’re all ears around here.” She laughed.</text:span></text:p>
      <text:p text:style-name="P3"><text:s text:c="5"/><text:span text:style-name="T11">Susan felt her ears. “I only have two ears.”</text:span></text:p>
      <text:p text:style-name="P3"><text:s text:c="5"/><text:span text:style-name="T11">Alice smirked. “Figure of speech dear, figure of speech.”</text:span></text:p>
      <text:p text:style-name="P3"><text:s text:c="5"/>“<text:span text:style-name="T11">When are you going to tell the doc you have her patient down here?” Russ asked Alice.</text:span></text:p>
      <text:p text:style-name="P3"><text:s text:c="5"/><text:span text:style-name="T11">Alice looked at Russ. “Well, I wasn’t planning on telling her anytime soon, that’s for sure. Why?”</text:span></text:p>
      <text:p text:style-name="P3"><text:s text:c="5"/><text:span text:style-name="T11">Russ shrugged. “No reason. I just think it should be sooner than later. She’s not working on all </text:span><text:span text:style-name="T12">cylinders</text:span><text:span text:style-name="T11"> if you know what I mean. It wouldn’t hurt to have her checked out.”</text:span></text:p>
      <text:p text:style-name="P3"><text:s text:c="5"/><text:span text:style-name="T11">Alice hesitated. She didn’t want to have Doctor Long perform any tests on Susan. Who knows what she might do to her. Alice cared about Susan that much was certain. She couldn’t handle something bad happening again to her.</text:span></text:p>
      <text:p text:style-name="P3"><text:s text:c="5"/>“<text:span text:style-name="T12">Okay I’ll get her in tomorrow.” Alice said. “Tomorrow I’ll have the doc run a complete overview of her. Is that okay?”</text:span></text:p>
      <text:p text:style-name="P3"><text:s text:c="5"/><text:span text:style-name="T12">Russ shifted his weight. “Yeah that’ll be fine.”</text:span></text:p>
      <text:p text:style-name="P3"><text:soft-page-break/><text:s text:c="5"/>“<text:span text:style-name="T13">Incoming travelers. Pull back all command initiated.”</text:span></text:p>
      <text:p text:style-name="P3"><text:s text:c="5"/><text:span text:style-name="T13">Leaving the girls behind, Russ ran to the debarkation room, it was about to be packed with incoming time travelers. All who would have questions that he didn’t have the answers to.</text:span></text:p>
      <text:p text:style-name="P3"><text:s text:c="5"/><text:span text:style-name="T13">Russ watched as they popped into existence one by one. </text:span><text:span text:style-name="T14">Each person confused by the pull back command that had been initiated.</text:span></text:p>
      <text:p text:style-name="P3"><text:s text:c="5"/><text:span text:style-name="T14">Chief watched from his office down into the room. He had a lot of explaining to do and not a lot of time to do it before people would start getting angry.</text:span></text:p>
      <text:p text:style-name="P3"><text:s text:c="5"/>“<text:span text:style-name="T14">May I have your attention.” Chief said.</text:span></text:p>
      <text:p text:style-name="P3"><text:s text:c="5"/><text:span text:style-name="T14">All parties looked up at Chief with questions on their faces.</text:span></text:p>
      <text:p text:style-name="P3"><text:s text:c="5"/>“<text:span text:style-name="T14">Victoria suffered a mild melt down this afternoon. We are working on getting her fixed, but for the time being you have all been recalled to wait out the storm as it were.” Chief said. “Please report to your apartments and we will make another announcement when it’s safe to leave again.”</text:span></text:p>
      <text:p text:style-name="P3"><text:s text:c="5"/><text:span text:style-name="T15">There were groans heard throughout the complex. “Is that really necessary?” Asked some.</text:span></text:p>
      <text:p text:style-name="P3"><text:s text:c="5"/><text:span text:style-name="T15">Russ looked up at Chief, he had thought the old man had done a good job at explaining things to the people.</text:span></text:p>
      <text:p text:style-name="P3"><text:s text:c="5"/><text:span text:style-name="T16">As people dispersed from the debarkation room to their assigned apartments, Russ walked up the stairs to Chief’s office.</text:span></text:p>
      <text:p text:style-name="P3"><text:s text:c="5"/>“<text:span text:style-name="T16">Good job Chief.” Russ said. “At least they won’t be leaving anytime soon. Get some R&amp;R in they can relax and just have a good time.</text:span></text:p>
      <text:p text:style-name="P3"><text:s text:c="5"/><text:span text:style-name="T16">Chief nodded at the thought. “Yes they can.”</text:span></text:p>
      <text:p text:style-name="P3"><text:s text:c="5"/><text:span text:style-name="T16">Russ smiled. “We have got to talk about Susan.”</text:span></text:p>
      <text:p text:style-name="P3"><text:s text:c="5"/><text:span text:style-name="T16">Chief nodded again. “Yes we do.”</text:span></text:p>
      <text:p text:style-name="P3"><text:soft-page-break/></text:p>
      <text:p text:style-name="P10">Chapter Two</text:p>
      <text:p text:style-name="P10"/>
      <text:p text:style-name="P10"><text:s text:c="5"/><text:span text:style-name="T17">Alice walked around her apartment looking for a record. Susan sat at the table reading a book.</text:span></text:p>
      <text:p text:style-name="P10"><text:s text:c="5"/>“<text:span text:style-name="T17">It’s interesting.” Susan said. “I can’t remember anything in my life, but I know how to read; do basic math and the like. It’s just strange.”</text:span></text:p>
      <text:p text:style-name="P10"><text:s text:c="5"/><text:span text:style-name="T17">Alice smiled. “Yeah that’s weird for sure.”</text:span></text:p>
      <text:p text:style-name="P10"><text:s text:c="5"/><text:span text:style-name="T17">Alice wondered why they couldn’t have found Susan her own set of quarters, why she had to stay at her apartment for the time being.</text:span></text:p>
      <text:p text:style-name="P10"><text:s text:c="5"/><text:span text:style-name="T17">Knock knock knock.</text:span></text:p>
      <text:p text:style-name="P10"><text:s text:c="5"/><text:span text:style-name="T17">Alice pointed to another room where Susan could hide as she opened the door.</text:span></text:p>
      <text:p text:style-name="P10"><text:s text:c="5"/><text:span text:style-name="T17">Doctor Long walked into the room. “I understand you have a guest that needs my attention.” She said.</text:span></text:p>
      <text:p text:style-name="P10"><text:s text:c="5"/><text:span text:style-name="T17">Alice sighed. Russ must have said something. “Come on out Susan.”</text:span></text:p>
      <text:p text:style-name="P10"><text:s text:c="5"/><text:span text:style-name="T17">Susan walked out to see Doctor Long standing there with a probing instrument in her hand.</text:span></text:p>
      <text:p text:style-name="P10"><text:s text:c="5"/>“<text:span text:style-name="T17">I just need to make some scans of you.” Doctor Long said. “They won’t hurt at all, I promise.”</text:span></text:p>
      <text:p text:style-name="P10"><text:s text:c="5"/><text:span text:style-name="T17">Susan laid down on the bed and tensed up. “Okay.” She said.</text:span></text:p>
      <text:p text:style-name="P10"><text:s text:c="5"/><text:span text:style-name="T17">Doctor Long ran her scanner over Susan’s body focusing mostly on her temporal lobe. After a few moments Doctor Long was done with her scans. “Thank you Susan. I’ll let you two get back to relaxing. If you’ll excuse me.”</text:span></text:p>
      <text:p text:style-name="P10"><text:s text:c="5"/><text:span text:style-name="T17">Doctor Long showed herself out the door.</text:span></text:p>
      <text:p text:style-name="P10"><text:s text:c="5"/>“<text:span text:style-name="T17">That wasn’t so bad.” Susan said.</text:span></text:p>
      <text:p text:style-name="P10"><text:s text:c="5"/><text:span text:style-name="T17">Alice watched Doctor Long leave. “No, it wasn’t.” She was surprised at the fact that Doctor Long didn’t stay further. Typically doctors liked to stay as long as </text:span><text:soft-page-break/><text:span text:style-name="T17">they could and do thorough examinations. But that wasn’t the case with Susan.</text:span></text:p>
      <text:p text:style-name="P10"><text:s text:c="5"/><text:span text:style-name="T17">Susan sat back down at the table and continued reading her book.</text:span></text:p>
      <text:p text:style-name="P10"><text:s text:c="5"/><text:span text:style-name="T17">Russ sat in Chief’s office. “Do you think that was a wise choice to make Chief?” He asked.</text:span></text:p>
      <text:p text:style-name="P10"><text:s text:c="5"/><text:span text:style-name="T17">Chief nodded. “You know it was the right choice.” He said. “What else were we supposed to do about the situation?”</text:span></text:p>
      <text:p text:style-name="P10"><text:s text:c="5"/><text:span text:style-name="T17">Russ thought about it for a moment. “Well not that obviously.” He said. “Alice told me she would take Susan by to see Doctor Long herself. Having Doctor Long just show up at their apartment like that? That goes against any kind of trust that Alice has for me.”</text:span></text:p>
      <text:p text:style-name="P10"><text:s text:c="5"/><text:span text:style-name="T18">Chief shook his head. “No, don’t worry about Alice. If she wants to get mad at someone, she’ll get mad at me. Don’t worry.”</text:span></text:p>
      <text:p text:style-name="P10"><text:s text:c="5"/><text:span text:style-name="T18">Russ stood with his hands behind his back. “Alright.” He said. “If you insist.”</text:span></text:p>
      <text:p text:style-name="P10"><text:s text:c="5"/><text:span text:style-name="T18">Russ walked out the door and headed down the stairs to where Victoria was crunching data still. He looked at the progress bar, it was at eighty-five percent. Another fifteen percent and he would have the answer to the question of the day. What on earth was Victoria spewing forth.</text:span></text:p>
      <text:p text:style-name="P10"><text:s text:c="5"/><text:span text:style-name="T18">Russ sat there and watched as the progress bar continued moving. Soon it was at ninety percent. Then ninety-five percent. Then one hundred percent.</text:span></text:p>
      <text:p text:style-name="P10"><text:s text:c="5"/><text:span text:style-name="T18">Looking at the computer monitor, Russ wondered what it all meant. There was a diagram of Earth and some measurements that he couldn’t understand. What the hell did it all mean?</text:span></text:p>
      <text:p text:style-name="P10"><text:s text:c="5"/><text:span text:style-name="T18">Russ tried to interact with the diagram. It asked for input. Russ tried anything.</text:span></text:p>
      <text:p text:style-name="P10"><text:soft-page-break/><text:s text:c="5"/>“<text:span text:style-name="T18">Who are you?” He asked.</text:span></text:p>
      <text:p text:style-name="P10"><text:s text:c="5"/>“<text:span text:style-name="T18">To know who you are is but to ask yourself the same question.” Came the reply.</text:span></text:p>
      <text:p text:style-name="P10"><text:s text:c="5"/>“<text:span text:style-name="T18">Where do you come from.” Russ asked.</text:span></text:p>
      <text:p text:style-name="P10"><text:s text:c="5"/>“<text:span text:style-name="T18">To know where you come from is to come from there.”</text:span></text:p>
      <text:p text:style-name="P10"><text:s text:c="5"/><text:span text:style-name="T18">It spoke in riddles.</text:span></text:p>
      <text:p text:style-name="P10"><text:s text:c="5"/><text:span text:style-name="T18">Scratching his head, Russ wondered what it all meant. Yet the computer still awaited input.</text:span></text:p>
      <text:p text:style-name="P10"><text:s text:c="5"/><text:span text:style-name="T19">Russ walked away from the computer. He didn’t have the answers the computer wanted. He didn’t have the input. Whatever it wanted, Russ had no clue what was going on.</text:span></text:p>
      <text:p text:style-name="P10"/>
      <text:p text:style-name="P13">* * *</text:p>
      <text:p text:style-name="P11"/>
      <text:p text:style-name="P11"><text:s text:c="5"/>Alice and Susan sat in Alice’s apartment sharing a meal. <text:span text:style-name="T20">Eating a piece of fish, Alice thought about the thing that brought Susan to them. The ability to defy the time laws. She would have loved to ask her more questions, but now it was too late. </text:span><text:span text:style-name="T21">With her memory gone, Susan was unable to answer any questions. She was a clean slate.</text:span></text:p>
      <text:p text:style-name="P11"><text:s text:c="5"/><text:span text:style-name="T21">Susan looked at Alice as she ate. She didn’t quite trust the woman. For all she knew Alice called the doctor down to perform an exam. Susan didn’t care for the exam. It felt invasive.</text:span></text:p>
      <text:p text:style-name="P11"><text:s text:c="5"/>“<text:span text:style-name="T21">What do you think they’ll do with me?” Susan asked.</text:span></text:p>
      <text:p text:style-name="P11"><text:s text:c="5"/><text:span text:style-name="T21">Alice shook her head. “I don’t know, </text:span><text:span text:style-name="T22">usually we send you to the mission. But that didn’t work this time</text:span><text:span text:style-name="T21">.”</text:span></text:p>
      <text:p text:style-name="P12"><text:s text:c="5"/><text:span text:style-name="T22">Susan reached across the table and held Alice’s hand as if to steady her. “It’s okay.” She said. “Whatever I did must have been pretty bad for me to </text:span><text:soft-page-break/><text:span text:style-name="T22">have forgotten all of my memories.” She said rubbing Alice’s hand.</text:span></text:p>
      <text:p text:style-name="P12"><text:span text:style-name="T16"><text:s text:c="5"/></text:span><text:span text:style-name="T22">Alice smiled at Susan. “It wasn’t anything too bad.” She said. “You just needed to come to justice.”</text:span></text:p>
      <text:p text:style-name="P12"><text:span text:style-name="T16"><text:s text:c="5"/></text:span><text:span text:style-name="T22">Susan nodded. Letting go of her hand, she placed her hand on her fork. Susan thought of stabbing Alice in the hand, but then thought against it. She wasn’t a person who could hurt another human being. That part of her was gone. At least she thought it was. Picking up the fork, she used it to cut into her filet of fish.</text:span></text:p>
      <text:p text:style-name="P12"><text:span text:style-name="T16"><text:s text:c="5"/></text:span><text:span text:style-name="T22">Susan took a bite of the salmon. It tasted delicious.</text:span><text:span text:style-name="T16"> <text:s/></text:span><text:span text:style-name="T22">The rest of the meal was had in silence.</text:span></text:p>
      <text:p text:style-name="P12"/>
      <text:p text:style-name="P15">* * *</text:p>
      <text:p text:style-name="P14"/>
      <text:p text:style-name="P14"><text:s text:c="5"/>Chief looked out across the debarkation room. People were working as they usually did. Making sure the time watches were in working order that there were no imperfections in them. They couldn’t have a malfunctioning time watch. That would be a bad thing.</text:p>
      <text:p text:style-name="P14"><text:s text:c="5"/>“Good job people.” Chief said. “keep up the good work.”</text:p>
      <text:p text:style-name="P14"><text:s text:c="5"/>He heard people say “Thank you sir.” etc. at his words of encouragement. He nodded to them. He was grateful they were performing the job they needed to be performing.</text:p>
      <text:p text:style-name="P14"><text:s text:c="5"/>Walking down to the lower core, Chief checked in on Russ who was working with Victoria on the encrypted message.</text:p>
      <text:p text:style-name="P14"><text:s text:c="5"/>“Any word yet Russ?” Chief asked.</text:p>
      <text:p text:style-name="P14"><text:s text:c="5"/>Russ shook his head. “No sir. She’s speaking in riddles and I can’t make heads or tails of it.”</text:p>
      <text:p text:style-name="P14"><text:soft-page-break/><text:s text:c="5"/>Chief nodded. “Keep it up.” He said. “She spat out that data for a reason, I want to know what’s in it.”</text:p>
      <text:p text:style-name="P14"><text:s text:c="5"/>Russ nodded back. “Aye.”</text:p>
      <text:p text:style-name="P14"/>
      <text:p text:style-name="P14">Chapter Three</text:p>
      <text:p text:style-name="P14"/>
      <text:p text:style-name="P14"><text:s text:c="5"/><text:span text:style-name="T23">Alice woke up to an alert klaxon. She got dressed and ran to the door. Susan woke up as well but sat there in a daze.</text:span></text:p>
      <text:p text:style-name="P14"><text:s text:c="5"/><text:span text:style-name="T23">Entering the debarkation room, Alice surveyed what was going on. A man had come from a different time using some other device than the time watch.</text:span></text:p>
      <text:p text:style-name="P14"><text:s text:c="5"/>“<text:span text:style-name="T23">I’m here to warn you.” The man said. “I don’t have much time.”</text:span></text:p>
      <text:p text:style-name="P14"><text:s text:c="5"/><text:span text:style-name="T23">Chief and Russ walked down the stairs of Chief’s office and into the debarkation room.</text:span></text:p>
      <text:p text:style-name="P14"><text:s text:c="5"/>“<text:span text:style-name="T24">Molar</text:span><text:span text:style-name="T23"> is coming.” He said. “She will destroy you all.”</text:span></text:p>
      <text:p text:style-name="P14"><text:s text:c="5"/><text:span text:style-name="T24">The man vanished in a flash of light.</text:span></text:p>
      <text:p text:style-name="P14"><text:s text:c="5"/><text:span text:style-name="T24">Alice looked to Chief. “What does that mean?”</text:span></text:p>
      <text:p text:style-name="P14"><text:s text:c="5"/><text:span text:style-name="T24">Chief shook his head. “I don’t have a clue.”</text:span></text:p>
      <text:p text:style-name="P14"><text:s text:c="5"/><text:span text:style-name="T24">Russ walked down to the main control room. Sitting at Victoria’s console he typed in a command. “Who is Molar.”</text:span></text:p>
      <text:p text:style-name="P14"><text:s text:c="5"/><text:span text:style-name="T24">Victoria whirled. “Working.” Then she said. “The destroyer of worlds.”</text:span></text:p>
      <text:p text:style-name="P14"><text:s text:c="5"/><text:span text:style-name="T24">Russ gasped. The machine code had given him an answer instead of a riddle. He didn’t like the answer but it was going to have to be good enough.</text:span></text:p>
      <text:p text:style-name="P14"><text:s text:c="5"/><text:span text:style-name="T25">The destroyer of worlds. Russ thought. </text:span><text:span text:style-name="T26">What did that mean exactly? Was some harbinger of death coming to destroy them all?</text:span></text:p>
      <text:p text:style-name="P14"><text:s text:c="5"/><text:span text:style-name="T26">Russ ran back to the debarkation room and looked at Chief. “The destroyer of worlds is coming.” He said.</text:span></text:p>
      <text:p text:style-name="P14"><text:soft-page-break/><text:s text:c="5"/><text:span text:style-name="T26">Chief looked at Russ with disbelief on his face. “No, the destroyer of worlds? She’s a myth. A fantasy.” He said.</text:span></text:p>
      <text:p text:style-name="P14"><text:s text:c="5"/>“<text:span text:style-name="T26">You know of her?” Russ asked.</text:span></text:p>
      <text:p text:style-name="P14"><text:s text:c="5"/><text:span text:style-name="T26">Chief nodded. “Yes, I’ve read about her in ancient mythology.”</text:span></text:p>
      <text:p text:style-name="P14"><text:s text:c="5"/><text:span text:style-name="T27">Russ was dumbfounded. “And you didn’t think it was necessary to say anything to the man who just vanished?”</text:span></text:p>
      <text:p text:style-name="P14"><text:s text:c="5"/><text:span text:style-name="T27">Chief shrugged. “She’s a myth. She won’t be coming here, I promise you that.”</text:span></text:p>
      <text:p text:style-name="P14"><text:s text:c="5"/><text:span text:style-name="T27">Russ nodded. “Uh huh, sure she won’t.”</text:span></text:p>
      <text:p text:style-name="P14"><text:s text:c="5"/><text:span text:style-name="T27">Alice walked over to Russ and Chief. “So fellas, what are we going to do about this?”</text:span></text:p>
      <text:p text:style-name="P14"><text:s text:c="5"/><text:span text:style-name="T27">Chief looked at Alice. “Nothing. Are you sure it’s safe to leave Susan alone?”</text:span></text:p>
      <text:p text:style-name="P14"><text:s text:c="5"/><text:span text:style-name="T27">Alice nodded. “She’s asleep, there’s nothing wrong.”</text:span></text:p>
      <text:p text:style-name="P14"><text:s text:c="5"/><text:span text:style-name="T27">Chief nodded. “Alright, but you better get back to her. She’s your responsibility for now.”</text:span></text:p>
      <text:p text:style-name="P14"><text:s text:c="5"/><text:span text:style-name="T27">Alice smiled. “Of course boss.” She walked away to the elevator that would take her back to her apartment.</text:span></text:p>
      <text:p text:style-name="P14"><text:s text:c="5"/><text:span text:style-name="T27">Russ’s smile faded. “I hope you know what you’re doing Chief.” He said. He too walked away towards the elevator to get caught up on sleep.</text:span></text:p>
      <text:p text:style-name="P14"><text:s text:c="5"/><text:span text:style-name="T27">Chief looked out at his people. They were quietly working afraid to look at him. He liked that about some people. Just do as you’re told. Don’t ask questions.</text:span></text:p>
      <text:p text:style-name="P14"><text:s text:c="5"/><text:span text:style-name="T28">Alice made it back to her room without any hassle. As she walked inside she saw that Susan was awake and sitting on the edge of the bed.</text:span></text:p>
      <text:p text:style-name="P14"><text:s text:c="5"/>“<text:span text:style-name="T28">Are you okay? Is everything okay?” Susan asked.</text:span></text:p>
      <text:p text:style-name="P14"><text:soft-page-break/><text:s text:c="5"/><text:span text:style-name="T28">Alice nodded. “Yes, everything’s fine. Just some weird excitement among the higher ups. Nothing crazy.” She said.</text:span></text:p>
      <text:p text:style-name="P14"><text:s text:c="5"/>“<text:span text:style-name="T28">Oh good.” Susan said. “Who’s Molar?” She asked.</text:span></text:p>
      <text:p text:style-name="P14"><text:s text:c="5"/><text:span text:style-name="T28">Alice turned her head around quick. “What did you say?”</text:span></text:p>
      <text:p text:style-name="P14"><text:s text:c="5"/>“<text:span text:style-name="T28">Who is Molar?” Susan said. “I patched into the system feed and watched it all on that screen over there.”</text:span></text:p>
      <text:p text:style-name="P14"><text:s text:c="5"/><text:span text:style-name="T28">Alice smirked. The kid was smart. “Molar is from some mythology who knows how far back.” She said. “She’s the destroyer of worlds.”</text:span></text:p>
      <text:p text:style-name="P14"><text:s text:c="5"/><text:span text:style-name="T28">Susan nodded. “Oh, is that all.” She said. “It could be worse you know.”</text:span></text:p>
      <text:p text:style-name="P14"><text:s text:c="5"/>“<text:span text:style-name="T28">Yeah? Like how?” Alice asked.</text:span></text:p>
      <text:p text:style-name="P14"><text:s text:c="5"/>“<text:span text:style-name="T28">She could be the destroyer of universes.” Susan chuckled.</text:span></text:p>
      <text:p text:style-name="P14"><text:s text:c="5"/><text:span text:style-name="T28">Alice tossed a pillow at Susan. “You’re too funny.” She said.</text:span></text:p>
      <text:p text:style-name="P14"><text:s text:c="5"/><text:span text:style-name="T29">Catching the pillow, Susan patted the bed. “Come and sit down. I have so many questions for you.”</text:span></text:p>
      <text:p text:style-name="P14"><text:s text:c="5"/><text:span text:style-name="T29">And that’s how they spent their day. Asking and answering questions. Alice avoided any security questions that she could, but was able to answer the more general questions </text:span><text:span text:style-name="T30">with ease.</text:span></text:p>
      <text:p text:style-name="P14"/>
      <text:p text:style-name="P17">* * *</text:p>
      <text:p text:style-name="P14"/>
      <text:p text:style-name="P14"><text:s text:c="5"/><text:span text:style-name="T31">Down in the medical bay, Doctor Long sat at her desk. Word had gotten to her about Molar and she was doing some light reading about the mythical creature.</text:span></text:p>
      <text:p text:style-name="P14"><text:s text:c="5"/><text:span text:style-name="T31">Doctor Long was amused by the fact that Molar only appears every seven thousand years. That she comes and destroys a world she feels is fitting to be </text:span><text:soft-page-break/><text:span text:style-name="T31">destroyed. Some criteria that didn’t make any sense to her, but that didn’t matter.</text:span></text:p>
      <text:p text:style-name="P14"><text:s text:c="5"/><text:span text:style-name="T31">Looking over more texts, she continued to read into the night hours. It fascinated her all of this reading she was doing. The mythical creature supposedly had claw like hands, with wings and could fly. She had the face of an angel, yet the body of a devil. Complete with a forked tail.</text:span></text:p>
      <text:p text:style-name="P14"><text:s text:c="5"/><text:span text:style-name="T31">Doctor Long smirked at the description of Molar. Who knew what a beautiful scary creature this could be. In a way she hoped that she would meet Molar, and yet in another way she hoped she would never meet the creature. She hoped it wouldn’t come down to meeting Molar face to face.</text:span></text:p>
      <text:p text:style-name="P14"/>
      <text:p text:style-name="P17">* * *</text:p>
      <text:p text:style-name="P14"/>
      <text:p text:style-name="P14"><text:s text:c="5"/><text:span text:style-name="T31">Russ laid back in his chair in his apartment. He too was amused by the story of Molar. He wanted to know who the man was who appeared to them all. </text:span><text:span text:style-name="T32">Time travelers usually didn’t come from the future to warn people about events that was going to happen.</text:span></text:p>
      <text:p text:style-name="P14"><text:s text:c="5"/><text:span text:style-name="T32">Drinking his whiskey, Russ wondered what would happen exactly. If he was going to be destroyed he wanted to know everything about it all. There wasn’t anything he wanted left out. All of the knowledge was important to Russ.</text:span></text:p>
      <text:p text:style-name="P14"><text:s text:c="5"/><text:span text:style-name="T32">Reading over the print out from Victoria, Russ sighed. How could they fight such a creature? If it was indeed Molar, he wondered how they would be able to defeat such a monster.</text:span></text:p>
      <text:p text:style-name="P14"><text:s text:c="5"/><text:span text:style-name="T32">Russ wanted answers. Answers that weren’t going to happen while he was sitting there in his chair. Getting up he ran to the elevator. He needed to interact with Victoria directly.</text:span></text:p>
      <text:p text:style-name="P14"><text:soft-page-break/></text:p>
      <text:p text:style-name="P2">Chapter Four</text:p>
      <text:p text:style-name="P2"/>
      <text:p text:style-name="P2"><text:s text:c="5"/><text:span text:style-name="T33">Susan sat in Alice’s apartment contemplating what Molar would do to them all. She didn’t want anything bad to happen but feared the worst.</text:span></text:p>
      <text:p text:style-name="P2"><text:s text:c="5"/><text:span text:style-name="T33">Looking around, she looked for a terminal to conduct research. There was none.</text:span></text:p>
      <text:p text:style-name="P2"><text:s text:c="5"/>“<text:span text:style-name="T33">Computer?” She asked. “Are you there?”</text:span></text:p>
      <text:p text:style-name="P2"><text:s text:c="5"/><text:span text:style-name="T33">Still silence.</text:span></text:p>
      <text:p text:style-name="P2"><text:s text:c="5"/><text:span text:style-name="T33">Susan frowned. Looked like she was on her own to find something useful for research.</text:span></text:p>
      <text:p text:style-name="P2"><text:s text:c="5"/><text:span text:style-name="T33">Alice walked out of the shower wrapped in a towel. She looked over to Susan. “Victoria is voice activated, but you have to be in the system to use her.” She said.</text:span></text:p>
      <text:p text:style-name="P2"><text:s text:c="5"/><text:span text:style-name="T33">Susan continued to frown. “I’m not in the system am I?”</text:span></text:p>
      <text:p text:style-name="P2"><text:s text:c="5"/><text:span text:style-name="T33">Alice shook her head. “No, you’re no longer in the system. That privilege was taken away from you.”</text:span></text:p>
      <text:p text:style-name="P2"><text:s text:c="5"/><text:span text:style-name="T33">Susan looked at Alice. “It must have been something really bad for you to erase my memories.” She said. “I wish it could be reversed.”</text:span></text:p>
      <text:p text:style-name="P2"><text:s text:c="5"/><text:span text:style-name="T33">Alice dropped the towel and got dressed. “Yeah well, Doctor Long hasn’t perfected that procedure yet.” She said putting on her pants. “She can’t even selectively erase memories like she wants to. It’s a shame really.”</text:span></text:p>
      <text:p text:style-name="P2"><text:s text:c="5"/><text:span text:style-name="T33">Putting on a blouse, Alice buttoned it up to the next to top button. “Besides, I don’t think you’d want those memories back. They seemed rather bleak.” She said.</text:span></text:p>
      <text:p text:style-name="P2"><text:s text:c="5"/>“<text:span text:style-name="T33">Shower’s all yours if you want it.” Alice said picking up her towel and tossing it in the laundry.</text:span></text:p>
      <text:p text:style-name="P2"><text:soft-page-break/><text:s text:c="5"/>“<text:span text:style-name="T33">Thanks.” Susan said as she began to get undressed. “I just wonder what my life was like before all of this.” She said.</text:span></text:p>
      <text:p text:style-name="P2"><text:s text:c="5"/><text:span text:style-name="T33">Stepping into the shower, Susan felt the warm water hit her skin. She felt comfortable there. Susan wanted to know what happened to her, why they erased her memory. How she could possibly get her memory back. She wanted to be who she had been before the memory wipe occurred.</text:span></text:p>
      <text:p text:style-name="P2"><text:s text:c="5"/><text:span text:style-name="T33">Susan slid down the shower wall and sat on the floor. She cried as she thought nothing good could come of any of it. Even if they were able to reverse the procedure, would she be able to live with herself? That was a strong question to have bouncing around in her head.</text:span></text:p>
      <text:p text:style-name="P2"><text:s text:c="5"/><text:span text:style-name="T33">Water ran down her body to the floor. Susan wished she could just fix it all. But knew that would be impossible. Maybe a visit to the medical bay would help, she wondered.</text:span></text:p>
      <text:p text:style-name="P2"><text:s text:c="5"/><text:span text:style-name="T34">Washing her body, she got out of the shower and reached for a towel. </text:span><text:span text:style-name="T35">Walking out of the bathroom she found Alice sitting there on the bed.</text:span></text:p>
      <text:p text:style-name="P2"><text:s text:c="5"/>“<text:span text:style-name="T35">I want to talk to “Doctor Long.” Susan said. “She must have some answers for me.”</text:span></text:p>
      <text:p text:style-name="P2"><text:s text:c="5"/><text:span text:style-name="T35">Alice nodded. “Alright, get dressed and we’ll go.”</text:span></text:p>
      <text:p text:style-name="P2"><text:s text:c="5"/><text:span text:style-name="T36">Doctor Long was with a patient who had a broken leg. She was repairing the broken leg and putting a cast on it when Alice and Susan showed up.</text:span></text:p>
      <text:p text:style-name="P2"><text:s text:c="5"/>“<text:span text:style-name="T36">Oh hello ladies, please have a seat. I’ll be with you shortly.” Doctor Long said.</text:span></text:p>
      <text:p text:style-name="P2"><text:s text:c="5"/><text:span text:style-name="T36">Susan and Alice walked into Doctor Long’s office and sat down. The chairs were made of wood and rather uncomfortable. But they would have to do.</text:span></text:p>
      <text:p text:style-name="P2"><text:s text:c="5"/><text:span text:style-name="T36">A half hour later, Doctor Long joined the ladies.</text:span></text:p>
      <text:p text:style-name="P2"><text:soft-page-break/><text:s text:c="5"/>“<text:span text:style-name="T36">I’m sorry about that.” Doctor Long said “There was an emergency. What can I do for you today?”</text:span></text:p>
      <text:p text:style-name="P2"><text:s text:c="5"/><text:span text:style-name="T36">Susan looked at Doctor Long and tried her best to smile. “Well miss, I want to know exactly what kind of person I was before you wiped my memory.”</text:span></text:p>
      <text:p text:style-name="P2"><text:s text:c="5"/><text:span text:style-name="T36">Doctor Long looked at Alice who simply nodded her head. It was as if to say go ahead, tell her what she wants to know.</text:span></text:p>
      <text:p text:style-name="P2"><text:s text:c="5"/>“<text:span text:style-name="T36">Okay.” Doctor Long began. “You were a bright field agent. One of the best there was. We called you Red because no one knew your name. You never gave it out to anyone.”</text:span></text:p>
      <text:p text:style-name="P2"><text:s text:c="5"/>“<text:span text:style-name="T36">You solved many cases on your own without the need of a partner. You said that partners slowed you down.” Doctor Long continued. “We tried to get you a partner on several occasions, but still you refused. You could say you were stubborn.”</text:span></text:p>
      <text:p text:style-name="P2"><text:s text:c="5"/>“<text:span text:style-name="T36">In a single year alone, you solved twenty different time ripples, which is a quite impressive feat.”</text:span></text:p>
      <text:p text:style-name="P2"><text:s text:c="5"/>“<text:span text:style-name="T36">And you took my memories away from me.” Susan said.</text:span></text:p>
      <text:p text:style-name="P2"><text:s text:c="5"/><text:span text:style-name="T36">Alice looked to Susan. “Well you turned evil sort of.” She said. “You began stealing and making wealth based on time traveling into the past. It’s against the rules to make gains on the past or lives of those who live in the past.”</text:span></text:p>
      <text:p text:style-name="P2"><text:s text:c="5"/><text:span text:style-name="T36">Susan shook her head. She couldn’t believe it. “No, no no. There must be some kind of mistake.”</text:span></text:p>
      <text:p text:style-name="P2"><text:s text:c="5"/>“<text:span text:style-name="T36">I’m afraid there’s no mistake there.” Alice said. “I read the report twice myself. So did Doctor Long.”</text:span></text:p>
      <text:p text:style-name="P2"><text:s text:c="5"/>“<text:span text:style-name="T36">It was quite a long list of charges.” Doctor Long said. “Petty theft, gambling, playing the stock market. The list went on for a while.” She said.</text:span></text:p>
      <text:p text:style-name="P2"><text:s text:c="5"/><text:span text:style-name="T36">Susan frowned. “Do you have any of my memories kept in a vault or something?” She asked. “So I can </text:span><text:soft-page-break/><text:span text:style-name="T36">watch them on a disc of some kind?” Susan wanted to be able to see herself being a good person rather than the horrible person they were making her out to be.</text:span></text:p>
      <text:p text:style-name="P2"><text:s text:c="5"/><text:span text:style-name="T36">Doctor Long shook her head. “No, I’m afraid not. We don’t keep those kind of records around here. I’m sorry.”</text:span></text:p>
      <text:p text:style-name="P2"><text:s text:c="5"/>“<text:span text:style-name="T36">I see.” Susan said. “Well it was worth a shot you know?”</text:span></text:p>
      <text:p text:style-name="P2"><text:s text:c="5"/><text:span text:style-name="T36">Doctor Long nodded. “Yes I understand. I’m sorry.” She apologized again.</text:span></text:p>
      <text:p text:style-name="P2"><text:s text:c="5"/><text:span text:style-name="T36">Alice looked at Doctor Long and frowned. She knew full well that the doctor kept meticulous records, and part of the mind wipe device kept recordings of a person’s mind so they could be looked at later on if needed.</text:span></text:p>
      <text:p text:style-name="P2"><text:s text:c="5"/><text:span text:style-name="T36">She couldn’t believe Doctor Long would lie to Susan. Maybe she was told to by someone. Maybe she didn’t want to get into it. Whatever the case, Susan deserved to know the truth. But it wasn’t Alice’s place to tell her the truth about any of it.</text:span></text:p>
      <text:p text:style-name="P2"><text:s text:c="5"/><text:span text:style-name="T36">A shame.</text:span><text:span text:style-name="T36"><text:note text:id="ftn1" text:note-class="footnote"><text:note-citation>1</text:note-citation><text:note-body><text:p text:style-name="P4">Susan and Alice went back to their shared apartment. Taking Alice in her arms, Susan kissed Alice on the lips. Alice didn’t refuse the kiss but instead kissed her back.</text:p><text:p text:style-name="P1"><text:s text:c="5"/>“<text:span text:style-name="T37">I’ve been waiting to do that.” Susan said.</text:span></text:p><text:p text:style-name="P1"><text:s text:c="5"/>“<text:span text:style-name="T37">I’ve hoped you would.” Alice responded.</text:span></text:p><text:p text:style-name="P1"><text:s text:c="5"/><text:span text:style-name="T37">Leading Alice to the bed, Susan had more surprises in store for her.</text:span></text:p></text:note-body></text:note></text:span></text:p>
      <text:p text:style-name="P2"/>
      <text:p text:style-name="P5">Chapter Five</text:p>
      <text:p text:style-name="P5"><text:s text:c="5"/><text:span text:style-name="T38">The next morning, Russ was pacing around the debarkation room. He looked at his watch and noted </text:span><text:soft-page-break/><text:span text:style-name="T38">the time. Alice was late again. He made a note to send her a reprimand for her tardiness.</text:span></text:p>
      <text:p text:style-name="P5"><text:s text:c="5"/><text:span text:style-name="T39">As Alice appeared he smirked at her. There was something different about her. She had done her hair. Maybe that was the reason she was late. Whatever the case she was late.</text:span></text:p>
      <text:p text:style-name="P5"><text:s text:c="5"/>“<text:span text:style-name="T39">You’re late.” </text:span><text:span text:style-name="T41">Russ said.</text:span></text:p>
      <text:p text:style-name="P5"><text:s text:c="5"/><text:span text:style-name="T39">Alice nodded. “I know boss.” </text:span><text:span text:style-name="T40">Strapping on her time watch, she got ready. “Shall we go?”</text:span></text:p>
      <text:p text:style-name="P5"><text:s text:c="5"/>“<text:span text:style-name="T40">Yeah.” Russ said. “</text:span><text:span text:style-name="T42">Let’s go.” He activated a vortex and they disappeared.</text:span></text:p>
      <text:p text:style-name="P5"/>
      <text:p text:style-name="P7">* * *</text:p>
      <text:p text:style-name="P5"/>
      <text:p text:style-name="P5"><text:s text:c="5"/><text:span text:style-name="T42">Susan stirred in bed. Waking up she noticed Alice was gone. Probably off on some kind of mission she thought. Oh well that was her job after all. Getting out of bed she was met by a note.</text:span></text:p>
      <text:p text:style-name="P5"/>
      <text:p text:style-name="P6">Susan,</text:p>
      <text:p text:style-name="P6"/>
      <text:p text:style-name="P6"><text:s text:c="5"/>I’ll be back later.</text:p>
      <text:p text:style-name="P6"/>
      <text:p text:style-name="P6">Alice</text:p>
      <text:p text:style-name="P6"/>
      <text:p text:style-name="P6"><text:s text:c="5"/>Susan nodded. Yep a mission for sure. <text:span text:style-name="T43">A bummer that was. Looking around the apartment, Susan found Alice’s record player. She pulled out a few select records and began playing one of them. She was relaxed.</text:span></text:p>
      <text:p text:style-name="P6"/>
      <text:p text:style-name="P9">* * *</text:p>
      <text:p text:style-name="P8"/>
      <text:p text:style-name="P8"><text:soft-page-break/><text:s text:c="5"/>Alice and Russ exited the vortex. The year was 2263, a hundred years into the future. Russ looked around, nothing seemed out of place.</text:p>
      <text:p text:style-name="P8"><text:s text:c="5"/>“Looks like the Earth makes it to this time.” He said. “The destroyer of worlds hasn’t destroyed anything.”</text:p>
      <text:p text:style-name="P8"><text:s text:c="5"/>“Yes.” Alice said pointing to the sky. “Look at the moon, it’s blood red.”</text:p>
      <text:p text:style-name="P8"><text:s text:c="5"/><text:span text:style-name="T44">Russ followed her gaze, sure enough the moon was red in color. The end of times was near, according to the bible. He smiled at the thought.</text:span></text:p>
      <text:p text:style-name="P8"><text:s text:c="5"/>“<text:span text:style-name="T45">Come on, we have a job to do.” Russ said.</text:span></text:p>
      <text:p text:style-name="P8"><text:s text:c="5"/><text:span text:style-name="T45">As they walked around town they noticed something. People were wearing cloaks of some kind. </text:span><text:span text:style-name="T46">Russ wondered if they were for religious purposes or some other kind of worship.</text:span></text:p>
      <text:p text:style-name="P8"><text:s text:c="5"/><text:span text:style-name="T46">Alice noticed them too. “Interesting garb for a society in the future.” She said.</text:span></text:p>
      <text:p text:style-name="P8"><text:s text:c="5"/><text:span text:style-name="T46">Russ nodded. “Yes, interesting indeed.”</text:span></text:p>
      <text:p text:style-name="P8"><text:s text:c="5"/>“<text:span text:style-name="T47">Prepare the way for the great Molar to return.” A man said holding a bell. As he rang the bell he repeated the saying.</text:span></text:p>
      <text:p text:style-name="P8"><text:s text:c="5"/><text:span text:style-name="T47">Alice and Russ exchanged looks.</text:span></text:p>
      <text:p text:style-name="P8"><text:s text:c="5"/>“<text:span text:style-name="T48">That’s gotta mean something.” Russ said.</text:span></text:p>
      <text:p text:style-name="P8"><text:s text:c="5"/><text:span text:style-name="T48">Alice nodded. “I agree boss.”</text:span></text:p>
      <text:p text:style-name="P8"><text:s text:c="5"/><text:span text:style-name="T49">Walking up to the man, Russ smiled. “Hi.” He said.</text:span></text:p>
      <text:p text:style-name="P8"><text:s text:c="5"/><text:span text:style-name="T49">The man looked at them. “What manner of clothes are you wearing?” He asked. “Molar will not be pleased with what you wear.”</text:span></text:p>
      <text:p text:style-name="P8"><text:s text:c="5"/><text:span text:style-name="T49">Ushering them inside a church, the man offered them each a cloak. “Here you are my children.” He said. “Now Molar will hear your prayers.”</text:span></text:p>
      <text:p text:style-name="P8"><text:s text:c="5"/>“<text:span text:style-name="T50">You look good boss.” Alice said referring to the black robes he wore.</text:span></text:p>
      <text:p text:style-name="P8"><text:soft-page-break/><text:s text:c="5"/>“<text:span text:style-name="T50">Oh hush.” Russ said </text:span><text:span text:style-name="T51">teasing Alice back.</text:span></text:p>
      <text:p text:style-name="P8"><text:s text:c="5"/>“<text:span text:style-name="T51">Sir, may we ask you a question?” Russ asked.</text:span></text:p>
      <text:p text:style-name="P8"><text:s text:c="5"/><text:span text:style-name="T51">The man nodded. “Please call me Greg.”</text:span></text:p>
      <text:p text:style-name="P8"><text:s text:c="5"/>“<text:span text:style-name="T51">Greg,” Russ said “Molar, who is she?”</text:span></text:p>
      <text:p text:style-name="P8"><text:s text:c="5"/><text:span text:style-name="T51">Greg looked at Russ and then to Alice. “You do not know of the great Molar? She who will save us from ourselves through the destruction of the world?”</text:span></text:p>
      <text:p text:style-name="P8"><text:s text:c="5"/><text:span text:style-name="T51">Russ nodded. Great, he thought, the name was true. “Yeah something like that.”</text:span></text:p>
      <text:p text:style-name="P8"><text:s text:c="5"/>“<text:span text:style-name="T51">Where do you come from?” Greg asked.</text:span></text:p>
      <text:p text:style-name="P8"><text:s text:c="5"/><text:span text:style-name="T51">Alice smiled. “South America.” She said. “</text:span><text:span text:style-name="T52">We believe in the destroyer of worlds, but we call her by a different name.”</text:span></text:p>
      <text:p text:style-name="P8"><text:s text:c="5"/>“<text:span text:style-name="T52">Oh.” Greg said. “Yes she has many names people call her.”</text:span></text:p>
      <text:p text:style-name="P8"><text:s text:c="5"/>“<text:span text:style-name="T53">Do you have any literature on Molar that we might be able to take with us on our journey?” Russ asked.</text:span></text:p>
      <text:p text:style-name="P8"><text:s text:c="5"/><text:span text:style-name="T53">Greg nodded. “Of course my child, of course.” Reaching into his robe he produced a book. “Here you go. That will be twenty dollars.”</text:span></text:p>
      <text:p text:style-name="P8"><text:s text:c="5"/><text:span text:style-name="T53">Russ reached into his pocket and grabbed some money. “I hope gold is okay.”</text:span></text:p>
      <text:p text:style-name="P8"><text:s text:c="5"/><text:span text:style-name="T53">Greg smiled. “Of course it is. Of course it is.”</text:span></text:p>
      <text:p text:style-name="P8"><text:s text:c="5"/><text:span text:style-name="T53">Walking outside, Russ and Alice heard Greg continue to call out sinners to repentance before Molar came back.</text:span></text:p>
      <text:p text:style-name="P8"><text:s text:c="5"/><text:span text:style-name="T53">Russ thumbed through the book. “Look here.” He said. “It says that Molar will come back during a time when no one expects her. That she will cause the world to quake under her feet and the cities to tremble.”</text:span></text:p>
      <text:p text:style-name="P8"><text:s text:c="5"/><text:span text:style-name="T53">Alice smirked. “Sounds like my kind of lady.” She said.</text:span></text:p>
      <text:p text:style-name="P8"><text:soft-page-break/><text:s text:c="5"/><text:span text:style-name="T54">Russ knew she was joking, but couldn’t help but wonder if she really did believe in Molar or not. It wasn’t anything to be ashamed of, but it was an interesting thought process to believe in.</text:span></text:p>
      <text:p text:style-name="P8"><text:s text:c="5"/><text:span text:style-name="T54">Alice looked at Russ. “I’ve been spending a lot of time with Susan boss. I wonder if she can be used in our line of work again. If she can be trusted.”</text:span></text:p>
      <text:p text:style-name="P8"><text:s text:c="5"/><text:span text:style-name="T54">Russ shook his head. “We’d have to retrain her.” He said. “She’s too much of a risk.”</text:span></text:p>
      <text:p text:style-name="P8"><text:s text:c="5"/>“<text:span text:style-name="T54">Don’t you believe in giving people a second chance?” Alice asked.</text:span></text:p>
      <text:p text:style-name="P8"><text:s text:c="5"/><text:span text:style-name="T54">Russ nodded. “Sure I do, but she had her second chance and her third and fourth as far as I’m concerned. There’s nothing we can do about it. She sealed her fate.”</text:span></text:p>
      <text:p text:style-name="P8"><text:s text:c="5"/><text:span text:style-name="T54">They continued walking down the street.</text:span></text:p>
      <text:p text:style-name="P8"><text:s text:c="5"/>“<text:span text:style-name="T54">But she doesn’t remember anything.” Alice said. “We could retrain her, make her one of the best operatives we’ve ever had.”</text:span></text:p>
      <text:p text:style-name="P8"><text:s text:c="5"/>“<text:span text:style-name="T54">She already was one of the best operatives we ever had.” Russ said. “Don’t you remember?”</text:span></text:p>
      <text:p text:style-name="P8"><text:s text:c="5"/><text:span text:style-name="T54">Alice nodded. “Right, that’s what I’ve been told.”</text:span></text:p>
      <text:p text:style-name="P8"><text:s text:c="5"/>“<text:span text:style-name="T54">Besides” Russ said “If I can’t trust a member of my team to do what’s right, how can I trust them out in the field? Who knows what kind of time laws they would break. Who knows what kind of havoc they would bring about.”</text:span></text:p>
      <text:p text:style-name="P8"><text:s text:c="5"/><text:span text:style-name="T54">Alice kicked a rock. “True boss, true.” She said.</text:span></text:p>
      <text:p text:style-name="P8"><text:s text:c="5"/>“<text:span text:style-name="T54">It’s not like we haven’t explored this thought process.” Russ said. “That’s how Peter came to be the way he is. We thought we could trust him, but now we know we can’t.”</text:span></text:p>
      <text:p text:style-name="P8"><text:s text:c="5"/><text:span text:style-name="T54">Alice nodded. “So you’ll wipe his memory again.”</text:span></text:p>
      <text:p text:style-name="P8"><text:s text:c="5"/><text:span text:style-name="T54">Russ nodded. “Yes.”</text:span></text:p>
      <text:p text:style-name="P8"/>
      <text:p text:style-name="P16"><text:soft-page-break/>Chapter Six</text:p>
      <text:p text:style-name="P16"/>
      <text:p text:style-name="P16"><text:s text:c="5"/><text:span text:style-name="T55">Peter sat in his cell. </text:span><text:span text:style-name="T56">He stared at the ceiling talking to imaginary friends and whatnot. </text:span><text:span text:style-name="T57">He wished they were real people he was talking to but that wasn’t possible. They had moved Peter to solitary confinement.</text:span></text:p>
      <text:p text:style-name="P16"><text:s text:c="5"/>“<text:span text:style-name="T58">Open her up.” Susan said.</text:span></text:p>
      <text:p text:style-name="P16"><text:s text:c="5"/><text:span text:style-name="T58">The door to the cell opened.</text:span></text:p>
      <text:p text:style-name="P16"><text:s text:c="5"/><text:span text:style-name="T58">Susan walked into the outer cell, Peter was in the inner cell. “Hi Peter.” Susan said as she walked in.</text:span></text:p>
      <text:p text:style-name="P16"><text:s text:c="5"/><text:span text:style-name="T58">Peter looked at Susan with disbelief. “Red, I thought they fried your brain.”</text:span></text:p>
      <text:p text:style-name="P16"><text:s text:c="5"/><text:span text:style-name="T58">Susan nodded. “They did.” She said. “I thought I’d come down here and talk with you for a bit, if that’s okay.”</text:span></text:p>
      <text:p text:style-name="P16"><text:s text:c="5"/><text:span text:style-name="T58">Peter smiled. “Sure that’s fine Red.” He said. “</text:span><text:span text:style-name="T59">What do you want to talk about?”</text:span></text:p>
      <text:p text:style-name="P16"><text:s text:c="5"/>“<text:span text:style-name="T59">What made you turn against the time agents?” Susan asked.</text:span></text:p>
      <text:p text:style-name="P16"><text:s text:c="5"/><text:span text:style-name="T59">Peter’s smile dropped. He wasn’t interested in talking about time travel. But since it was Red asking he figured it wouldn’t hurt.</text:span></text:p>
      <text:p text:style-name="P16"><text:s text:c="5"/>“<text:span text:style-name="T59">Well I didn’t turn against anyone.” Peter said. “I just figured I could make a better life for myself.” He said. “Make some money on the side, you know the drill.” He paused. No she didn’t know the drill, she had no memory of it all.</text:span></text:p>
      <text:p text:style-name="P16"><text:s text:c="5"/><text:span text:style-name="T59">Susan shook her head. Confirming his thoughts.</text:span></text:p>
      <text:p text:style-name="P16"><text:s text:c="5"/>“<text:span text:style-name="T59">Peter.”</text:span></text:p>
      <text:p text:style-name="P16"><text:s text:c="5"/>“<text:span text:style-name="T59">Pete.” Peter said. “You used to call me Pete.”</text:span></text:p>
      <text:p text:style-name="P16"><text:s text:c="5"/>“<text:span text:style-name="T59">Pete” Susan said “Why did I choose to break the rules?”</text:span></text:p>
      <text:p text:style-name="P16"><text:soft-page-break/><text:s text:c="5"/>“<text:span text:style-name="T59">The same reason I did, you were looking for a better life.” Peter said. “They ended up catching us both.”</text:span></text:p>
      <text:p text:style-name="P16"><text:s text:c="5"/><text:span text:style-name="T59">Susan paced back and forth looking at Peter and then to the floor, then back at Peter again. “</text:span><text:span text:style-name="T60">If life was better by stealing and whatnot, why did we get caught?”</text:span></text:p>
      <text:p text:style-name="P16"><text:s text:c="5"/><text:span text:style-name="T60">Peter shrugged. “If life is so good now, why do they have a security problem to begin with?”</text:span></text:p>
      <text:p text:style-name="P16"><text:s text:c="5"/><text:span text:style-name="T60">Susan smiled. He had a point. If people loved to time travel so much and help look into the past to see how it would affect the future, why did they have so many people go off the rails as it were? It didn’t make any sense to her.</text:span></text:p>
      <text:p text:style-name="P16"><text:s text:c="5"/><text:span text:style-name="T61">Sitting down on the floor, Susan looked at Peter. “Do you want to get out of here?” She asked.</text:span></text:p>
      <text:p text:style-name="P16"><text:s text:c="5"/><text:span text:style-name="T61">Peter smiled. “There has to be a way, but I’m not about to let you get in trouble again.” He said. “Seems you have a pretty decent life right now from what I hear from Alice.”</text:span></text:p>
      <text:p text:style-name="P16"><text:s text:c="5"/>“<text:span text:style-name="T61">Alice has talked to you?” Susan said.</text:span></text:p>
      <text:p text:style-name="P16"><text:s text:c="5"/><text:span text:style-name="T61">Peter nodded. “In not so many words, but yeah she has. She knew we were friends. She also sneaks me down a roll from the cafeteria every once in a while, don’t tell anyone okay?”</text:span></text:p>
      <text:p text:style-name="P16"><text:s text:c="5"/><text:span text:style-name="T61">Susan smiled. “I promise I won’t tell.” She said. “I’ll try whatever I can do to get you out of here Pete.” Susan said. “It might take a while.”</text:span></text:p>
      <text:p text:style-name="P16"><text:s text:c="5"/><text:span text:style-name="T61">Peter smirked. “It’s okay Red, I’ll do the time. No worries here.”</text:span></text:p>
      <text:p text:style-name="P16"><text:s text:c="5"/><text:span text:style-name="T61">Standing up, Susan straightened her dress and walked out of the cell. The door closed behind her. She couldn’t believe Russ would do that to people, cause them harm like that. Erasing people’s </text:span><text:soft-page-break/><text:span text:style-name="T61">memories seemed to be the worst possible thing you could do to a person. She thought.</text:span></text:p>
      <text:p text:style-name="P16"><text:s text:c="5"/><text:span text:style-name="T61">Susan headed back upstairs to the debarkation room where she waited for Russ and Alice to get back.</text:span></text:p>
      <text:p text:style-name="P16"><text:s text:c="5"/><text:span text:style-name="T61">An hour later the duo returned. They held in their hands a book and were dressed in cloaks.</text:span></text:p>
      <text:p text:style-name="P16"><text:s text:c="5"/><text:span text:style-name="T61">Susan walked up to Alice. “What the hell are you wearing?” She asked.</text:span></text:p>
      <text:p text:style-name="P16"><text:s text:c="5"/><text:span text:style-name="T61">Alice removed the cloak. “Oh just some garb they wear in the year 2263, nothing big.” She smiled. “How was your morning?”</text:span></text:p>
      <text:p text:style-name="P16"><text:s text:c="5"/><text:span text:style-name="T61">Susan told Alice of her trip to visit Peter.</text:span></text:p>
      <text:p text:style-name="P16"><text:s text:c="5"/><text:span text:style-name="T61">At the mention of Peter, Alice’s face turned red. She wasn’t pleased that Susan went and saw him. She didn’t need to be turned back into who she was by influence of some jailbird.</text:span></text:p>
      <text:p text:style-name="P16"><text:s text:c="5"/>“<text:span text:style-name="T62">It’s okay.” Susan said. “We didn’t talk for very long, I was just curious about what made him walk away to begin with.”</text:span></text:p>
      <text:p text:style-name="P16"><text:s text:c="5"/>“<text:span text:style-name="T63">I see.” Alice said.</text:span></text:p>
      <text:p text:style-name="P16"><text:s text:c="5"/>“<text:span text:style-name="T63">Yeah.” Susan replied. “Don’t worry sis, everything will be okay.”</text:span></text:p>
      <text:p text:style-name="P16"><text:s text:c="5"/><text:span text:style-name="T64">Alice eyed Susan with suspicion. Alice wasn’t sure she could trust </text:span><text:span text:style-name="T65">Susan</text:span><text:span text:style-name="T64">. She decided to put that trust aside for now and do it anyway.</text:span></text:p>
      <text:p text:style-name="P16"><text:s text:c="5"/>“<text:span text:style-name="T66">What’s this?” Chief asked walking down the steps.</text:span></text:p>
      <text:p text:style-name="P16"><text:s text:c="5"/><text:span text:style-name="T66">Russ held up the book and handed it to Chief as he approached. “Here you are Chief. The teachings of Molar, the destroyer of worlds.”</text:span></text:p>
      <text:p text:style-name="P16"><text:s text:c="5"/><text:span text:style-name="T66">Chief nodded. “I see.” He said. “When did you go to grab this?”</text:span></text:p>
      <text:p text:style-name="P16"><text:s text:c="5"/>“<text:span text:style-name="T66">2263.” Alice said.</text:span></text:p>
      <text:p text:style-name="P16"><text:soft-page-break/><text:s text:c="5"/>“<text:span text:style-name="T66">Russ, you know traveling into the future is rather forbidden.” Chief said. “Remember what happened the last time you did that.”</text:span></text:p>
      <text:p text:style-name="P16"><text:s text:c="5"/><text:span text:style-name="T66">Russ nodded. “Yes, but without traveling to the future we wouldn’t have gotten this book, and these cool clothes.” He smirked. “Okay the book at least.”</text:span></text:p>
      <text:p text:style-name="P16"><text:s text:c="5"/><text:span text:style-name="T66">Chief nodded. “I see. Well feed it into Victoria page by page, I want this thing analyzed.”</text:span></text:p>
      <text:p text:style-name="P16"><text:s text:c="5"/><text:span text:style-name="T66">Russ nodded. “Will do Chief.” He said.</text:span></text:p>
      <text:p text:style-name="P16"><text:s text:c="5"/><text:span text:style-name="T66">Handing the book to Alice, Russ smiled. “That duty falls on you my dear.” He said. “Good luck.”</text:span></text:p>
      <text:p text:style-name="P16"><text:s text:c="5"/><text:span text:style-name="T66">Alice rolled her eyes. “Thanks boss.” She said. </text:span><text:span text:style-name="T67">Alice wanted to be talking to Susan about Peter not scanning page by page some mysterious book. She growled at the thought.</text:span></text:p>
      <text:p text:style-name="P16"><text:s text:c="5"/><text:span text:style-name="T68">Susan watched Alice’s expression and could tell she was not pleased. She decided to stick around with Alice and help her in her assigned task.</text:span></text:p>
      <text:p text:style-name="P16"><text:s text:c="5"/><text:span text:style-name="T69">Picking up the cloak, Susan smelled it and coughed. It smelled of rotting flesh and weeds. At least that’s what it smelled like. Who knew exactly what it was made out of.</text:span></text:p>
      <text:p text:style-name="P16"><text:s text:c="5"/><text:span text:style-name="T69">Crossing the complex, Alice and Susan made there way to the control room where Alice began processing the pages into Victoria’s main computer.</text:span></text:p>
      <text:p text:style-name="P16"><text:s text:c="5"/><text:span text:style-name="T69">Victoria was too quick and demanded more input faster than Alice could produce the pages.</text:span></text:p>
      <text:p text:style-name="P16"><text:s text:c="5"/><text:span text:style-name="T69">Susan sat there in awe at how quickly Victoria took in the material. </text:span><text:span text:style-name="T70">Three hours later the women were done with their assigned task.</text:span></text:p>
      <text:p text:style-name="P16"/>
      <text:p text:style-name="P18">Chapter Seven</text:p>
      <text:p text:style-name="P18"/>
      <text:p text:style-name="P18"><text:s text:c="5"/><text:span text:style-name="T71">Russ walked up to Victoria and began running some queries on the text that was put in her. He was </text:span><text:soft-page-break/><text:span text:style-name="T71">amazed at what he saw. According to myth, Molar had been around for centuries ready and able to destroy anyone in her path. She didn’t take kindly to strangers and loved the people of Earth. </text:span><text:span text:style-name="T72">That is until they banished her to the underworld for trying to destroy the planet.</text:span></text:p>
      <text:p text:style-name="P18"><text:s text:c="5"/><text:span text:style-name="T73">Somehow she came free from the underworld and was pissed off as ever. Threatening to destroy the Earth at all costs. It was only a matter of time.</text:span></text:p>
      <text:p text:style-name="P18"><text:s text:c="5"/>“<text:span text:style-name="T73">Victoria” Russ said. “Estimated time to destruction?”</text:span></text:p>
      <text:p text:style-name="P18"><text:s text:c="5"/><text:span text:style-name="T73">Victoria scanned through the texts to try to come up with an answer. “Unknown.” Was her response. “There is not enough data for a timeline.”</text:span></text:p>
      <text:p text:style-name="P18"><text:s text:c="5"/>“<text:span text:style-name="T73">Great.” Russ said. </text:span><text:span text:style-name="T74">That was not the answer he wanted to hear.</text:span></text:p>
      <text:p text:style-name="P18"><text:s text:c="5"/><text:span text:style-name="T74">Walking away from Victoria, Russ went to the debarkation room. There he waited for the next traveler to come back. It would take a while.</text:span></text:p>
      <text:p text:style-name="P18"/>
      <text:p text:style-name="P20">* * *</text:p>
      <text:p text:style-name="P19"/>
      <text:p text:style-name="P19"><text:s text:c="5"/>Susan looked at Alice. “You can’t be serious, really?”</text:p>
      <text:p text:style-name="P19"><text:s text:c="5"/>Alice nodded. “Please take it. We’re roughly the same size, it should fit.” She handed over a dress.</text:p>
      <text:p text:style-name="P19"><text:s text:c="5"/><text:span text:style-name="T75">Susan looked at the dress, it was red with white stripes. It looked beautiful. “I’m going to go and try it on.” She whisked away into the bathroom.</text:span></text:p>
      <text:p text:style-name="P19"><text:s text:c="5"/><text:span text:style-name="T75">Alice smiled. She was glad to be helping someone out for a change.</text:span></text:p>
      <text:p text:style-name="P19"/>
      <text:p text:style-name="P22">* * *</text:p>
      <text:p text:style-name="P21"/>
      <text:p text:style-name="P21"><text:soft-page-break/><text:s text:c="5"/>Chief sat in his office. He was supposed to be going over paperwork, but instead his mind was on one thing. The destroyer of worlds. <text:span text:style-name="T76">Chief couldn’t believe people would actually believe in this myth. He was astonished at the fact.</text:span></text:p>
      <text:p text:style-name="P21"><text:s text:c="5"/>“<text:span text:style-name="T76">Incoming traveler.” Victoria announced.</text:span></text:p>
      <text:p text:style-name="P21"><text:s text:c="5"/><text:span text:style-name="T76">Chief looked out his office window to see who it was.</text:span></text:p>
      <text:p text:style-name="P21"/>
      <text:p text:style-name="P24">* * *</text:p>
      <text:p text:style-name="P23"/>
      <text:p text:style-name="P23"><text:s text:c="5"/>Down in the debarkation room Russ waited for an incoming traveler. He was getting bored. Almost ready to leave as if that were an option. It wasn’t. He had to greet this person one on one.</text:p>
      <text:p text:style-name="P23"><text:s text:c="5"/>“Incoming traveler.” Victoria announced.</text:p>
      <text:p text:style-name="P23"><text:s text:c="5"/>Russ straightened his jacket as he got ready to receive the people coming through.</text:p>
      <text:p text:style-name="P23"><text:s text:c="5"/>Jones stepped through a vortex followed by a woman.</text:p>
      <text:p text:style-name="P23"><text:s text:c="5"/>“Found him shouting at a tavern.” The woman said. “Something about the end of the world. <text:span text:style-name="T77">I didn’t know what to do so I brought him here.</text:span>”</text:p>
      <text:p text:style-name="P23"><text:s text:c="5"/><text:span text:style-name="T77">Jones looked to Russ. “Russ, it’s the end of the world.”</text:span></text:p>
      <text:p text:style-name="P23"><text:s text:c="5"/><text:span text:style-name="T77">Russ looked at Jones. “How do you know my name?”</text:span></text:p>
      <text:p text:style-name="P23"><text:s text:c="5"/><text:span text:style-name="T77">Jones shrugged. “The mind wipe didn’t take man. </text:span><text:span text:style-name="T78">I remember everything. Including some new information about the end of the world. She’s coming.</text:span><text:span text:style-name="T77">”</text:span></text:p>
      <text:p text:style-name="P23"><text:s text:c="5"/><text:span text:style-name="T78">Russ nodded. “Yes we know all about Molar.” He said.</text:span></text:p>
      <text:p text:style-name="P23"><text:s text:c="5"/><text:span text:style-name="T79">Jones nodded. “What are you going to do with me now?”</text:span></text:p>
      <text:p text:style-name="P23"><text:soft-page-break/><text:s text:c="5"/><text:span text:style-name="T79">Russ shook his head. “Well if the mind wipe didn’t take, we’ll have to think up another solution for you wanting to quit.”</text:span></text:p>
      <text:p text:style-name="P23"><text:s text:c="5"/><text:span text:style-name="T80">Jones nodded. “I figured as much.” He said. “Guess I’ll go see the doc eh?”</text:span></text:p>
      <text:p text:style-name="P23"><text:s text:c="5"/><text:span text:style-name="T80">Russ shook his head. “No, not yet. I think you need to talk with Chief. Tell him everything you know about Molar.”</text:span></text:p>
      <text:p text:style-name="P23"><text:s text:c="5"/><text:span text:style-name="T80">Jones nodded. “Alright, yeah, sure.”</text:span></text:p>
      <text:p text:style-name="P23"><text:s text:c="5"/><text:span text:style-name="T81">Walking up the stairs to Chief’s office, Jones felt queasy. He wasn’t sure why, but he was afraid to face Chief alone. Yet he still climbed the stairs and went along with what Russ had asked him to do.</text:span></text:p>
      <text:p text:style-name="P23"><text:s text:c="5"/><text:span text:style-name="T81">Knocking on Chief’s door, Jones waited until he heard Chief yell “Come in.”</text:span></text:p>
      <text:p text:style-name="P23"><text:s text:c="5"/><text:span text:style-name="T81">Opening the door, Chief looked at Jones. “You’re back.” He said gesturing to a chair. “Sit.”</text:span></text:p>
      <text:p text:style-name="P23"><text:s text:c="5"/><text:span text:style-name="T81">Jones sat as ordered. “Yes sir, I’m back.” Jones said. “I bring terrible news of destruction.”</text:span></text:p>
      <text:p text:style-name="P23"><text:s text:c="5"/><text:span text:style-name="T81">Chief nodded. “So we’ve heard. Molar the destroyer of worlds.” He laughed a bit.</text:span></text:p>
      <text:p text:style-name="P23"><text:s text:c="5"/><text:span text:style-name="T81">Jones’ look was serious. “This is no laughing matter sir, she will come and destroy us. It’s her nature.”</text:span></text:p>
      <text:p text:style-name="P23"><text:s text:c="5"/><text:span text:style-name="T81">Chief nodded. “Yes I know. But we’ve been one hundred years in the future, they worship her there expecting the end to come at anytime.” He said. “There doesn’t seem to be any immediate harm or danger.”</text:span></text:p>
      <text:p text:style-name="P23"><text:s text:c="5"/><text:span text:style-name="T81">Jones smiled. “That you know of sir.” He said.</text:span></text:p>
      <text:p text:style-name="P23"><text:s text:c="5"/>“<text:span text:style-name="T81">What does that mean Jones?” Chief asked. He picked up a cigar and lit it.</text:span></text:p>
      <text:p text:style-name="P23"><text:s text:c="5"/>“<text:span text:style-name="T81">Well sir, knowing the future could have an advantage for us. But we still don’t know when she’ll strike. The ancient texts say that no one knows when </text:span><text:soft-page-break/><text:span text:style-name="T81">she will come. Only she knows the exact date upon which she will bring destruction upon the world.”</text:span></text:p>
      <text:p text:style-name="P23"><text:s text:c="5"/><text:span text:style-name="T81">Taking a drag of his cigar, Chief blew smoke. “We know it’s not within the next one hundred years.” Chief said. “We could go further into the future to find out exactly when she’ll strike, but it won’t do us any good in the here and now.”</text:span></text:p>
      <text:p text:style-name="P23"><text:s text:c="5"/><text:span text:style-name="T81">Jones nodded. “No it won’t.” He paused taking in a mental picture of what he had seen. “She will come and destroy without mercy. She will burn cities to the ground and destroy anything that walks. That’s what she promises in the sacred texts.”</text:span></text:p>
      <text:p text:style-name="P23"><text:s text:c="5"/><text:span text:style-name="T81">Chief pulled the cigar out of his mouth. “Sacred texts? You sound like one of them.”</text:span></text:p>
      <text:p text:style-name="P23"><text:s text:c="5"/><text:span text:style-name="T81">Jones nodded. “Yes Chief, I am a believer in Molar.”</text:span></text:p>
      <text:p text:style-name="P23"><text:s text:c="5"/>“<text:span text:style-name="T81">How did you come across these sacred texts, as you call them?” Chief asked.</text:span></text:p>
      <text:p text:style-name="P23"><text:s text:c="5"/><text:span text:style-name="T81">Jones pulled out a small book. “It was given to me by another patron of the mission.” He said. “I had nothing better to do being trapped in the past, so I read them cover to cover.”</text:span></text:p>
      <text:p text:style-name="P23"><text:s text:c="5"/><text:span text:style-name="T81">Chief smiled. “You memorize any of it?”</text:span></text:p>
      <text:p text:style-name="P23"><text:s text:c="5"/><text:span text:style-name="T81">Jones nodded. “Yes, several passages.”</text:span></text:p>
      <text:p text:style-name="P23"><text:s text:c="5"/>“<text:span text:style-name="T81">Good.” Chief said. “Maybe you’re exactly what we need. You can work with Victoria on understanding possibly when Molar will attack.”</text:span></text:p>
      <text:p text:style-name="P23"><text:s text:c="5"/><text:span text:style-name="T81">Jones nodded. “She’s not attacking sir, she’s saving us from evil.”</text:span></text:p>
      <text:p text:style-name="P23"><text:s text:c="5"/>“<text:span text:style-name="T81">Whatever it’s called.” Chief said. “I will call it attacking because she is destroying the world as she comes.”</text:span></text:p>
      <text:p text:style-name="P23"><text:s text:c="5"/><text:span text:style-name="T81">Jones smiled. “</text:span><text:span text:style-name="T82">A</text:span><text:span text:style-name="T81">s you wish.” </text:span><text:span text:style-name="T82">He said.</text:span></text:p>
      <text:p text:style-name="P23"><text:soft-page-break/><text:s text:c="5"/><text:span text:style-name="T83">Changing subjects, Jones asked what had been on his mind since he got his memory back. “What do you plan on doing with me Chief?”</text:span></text:p>
      <text:p text:style-name="P23"><text:s text:c="5"/><text:span text:style-name="T83">Chief shook his head. “I’m not sure yet. You’re valuable to us right now. We’ll go with that. Once we’re done with this Molar thing...we’ll have to figure it out okay?”</text:span></text:p>
      <text:p text:style-name="P23"><text:s text:c="5"/>“<text:span text:style-name="T83">Okay.” Jones said.</text:span></text:p>
      <text:p text:style-name="P23"><text:s text:c="5"/><text:span text:style-name="T83">Chief blew a smoke ring. “You’re dismissed.”</text:span></text:p>
      <text:p text:style-name="P23"><text:s text:c="5"/><text:span text:style-name="T83">Jones exited Chief’s office.</text:span></text:p>
      <text:p text:style-name="P23"/>
      <text:p text:style-name="P25">Chapter Eight</text:p>
      <text:p text:style-name="P25"/>
      <text:p text:style-name="P25"><text:s text:c="5"/><text:span text:style-name="T84">Susan walked across the cafeteria in her red and white striped dress. She ordered the special and went and sat down at a table.</text:span></text:p>
      <text:p text:style-name="P25"><text:s text:c="5"/><text:span text:style-name="T84">Russ walked up to the table. “Mind if I join you?” He asked.</text:span></text:p>
      <text:p text:style-name="P25"><text:s text:c="5"/><text:span text:style-name="T84">Susan smiled. “Please have a seat.” She said.</text:span></text:p>
      <text:p text:style-name="P25"><text:s text:c="5"/><text:span text:style-name="T85">Russ sat down, placing his tray on the table he began eating his chicken noddle soup.</text:span></text:p>
      <text:p text:style-name="P25"><text:s text:c="5"/><text:span text:style-name="T85">Susan started eating as well.</text:span></text:p>
      <text:p text:style-name="P25"><text:s text:c="5"/>“<text:span text:style-name="T85">So, what do you think of our facilities here?” Russ asked.</text:span></text:p>
      <text:p text:style-name="P25"><text:s text:c="5"/><text:span text:style-name="T85">Susan shrugged. “It’s a little stuffy. Don’t you ever get out and get some fresh air?”</text:span></text:p>
      <text:p text:style-name="P25"><text:s text:c="5"/><text:span text:style-name="T85">Russ shook his head. “No, we have fresh air circulated around the complex. There’s no need to go outside as it were.”</text:span></text:p>
      <text:p text:style-name="P25"><text:s text:c="5"/><text:span text:style-name="T85">Eating part of her sandwich Susan shrugged. “So you haven’t been outside in how long exactly?”</text:span></text:p>
      <text:p text:style-name="P25"><text:s text:c="5"/><text:span text:style-name="T85">Russ smiled. “Not counting time travel. It’s been a while. Let’s just say that.”</text:span></text:p>
      <text:p text:style-name="P25"><text:s text:c="5"/>“<text:span text:style-name="T85">What about the Chief?” Susan asked.</text:span></text:p>
      <text:p text:style-name="P25"><text:soft-page-break/><text:s text:c="5"/>“<text:span text:style-name="T85">Chief hasn’t been outside longer than I have.” Russ said. “I’d say Chief is going on about two hundred years.”</text:span></text:p>
      <text:p text:style-name="P25"><text:s text:c="5"/><text:span text:style-name="T85">Susan dropped her sandwich. “Wait, two hundred years? How on earth have you survived that long?”</text:span></text:p>
      <text:p text:style-name="P25"><text:s text:c="5"/>“<text:span text:style-name="T85">The anti change device.” Russ said. “It prevents aging.”</text:span></text:p>
      <text:p text:style-name="P25"><text:s text:c="5"/>“<text:span text:style-name="T85">How long have I been here?” Susan asked.</text:span></text:p>
      <text:p text:style-name="P25"><text:s text:c="5"/><text:span text:style-name="T85">Russ thought about it for a moment. “Before you went rogue, you were in the complex for a good eighty years.”</text:span></text:p>
      <text:p text:style-name="P25"><text:s text:c="5"/><text:span text:style-name="T85">Picking up her sandwich Susan ate some more and processed the thought. Eighty years had passed and she didn’t do one thing to better her life through it all.</text:span></text:p>
      <text:p text:style-name="P25"><text:s text:c="5"/>“<text:span text:style-name="T85">My parents, my friends.” Susan said.</text:span></text:p>
      <text:p text:style-name="P25"><text:s text:c="5"/><text:span text:style-name="T85">Russ frowned. “Probably all dead by now.” He said.</text:span></text:p>
      <text:p text:style-name="P25"><text:s text:c="5"/><text:span text:style-name="T85">Susan returned the frown. “If only I remembered them.” She said. “If only I remembered anything.” She slammed her hand down on the table. Part of her sandwich went flying to the floor.</text:span></text:p>
      <text:p text:style-name="P25"><text:s text:c="5"/><text:span text:style-name="T85">Russ picked up her fallen sandwich and sighed. “I’m sorry Susan. Things had to go this way. You were breaking the time law and we had to erase your memory.” He said. “I know you know all of this, but I’m just reminding you of the facts.”</text:span></text:p>
      <text:p text:style-name="P25"><text:s text:c="5"/><text:span text:style-name="T85">Susan nodded. “Yes sir, I know.” She said. “If you’ll excuse me, I’m not hungry anymore.” Susan stood up and excused herself from the table, leaving the tray there.</text:span></text:p>
      <text:p text:style-name="P25"><text:s text:c="5"/><text:span text:style-name="T85">Russ sighed. “Good job.” He said. “You’ve alienated her now.” He too was finished with his lunch.</text:span></text:p>
      <text:p text:style-name="P25"><text:soft-page-break/><text:s text:c="5"/><text:span text:style-name="T85">Susan walked back to her apartment. As she entered the door Alice was nowhere to be found. Susan stripped off the dress and her underwear and headed to the shower. Maybe a hot shower would make her feel better.</text:span></text:p>
      <text:p text:style-name="P25"><text:s text:c="5"/><text:span text:style-name="T85">Turning on the water, Susan liked her showers hot. She stepped in and sank to the floor in tears.</text:span></text:p>
      <text:p text:style-name="P25"><text:s text:c="5"/><text:span text:style-name="T85">Why does life have to be this way? She thought. It doesn’t make any sense. There must be a better way of living than this life.</text:span></text:p>
      <text:p text:style-name="P25"><text:s text:c="5"/><text:span text:style-name="T85">There has got to be a way to get out of here. Susan planned an escape. No, that wouldn’t work. They’d be onto you before you knew it. She scratched the escape idea out of her head.</text:span></text:p>
      <text:p text:style-name="P25"><text:s text:c="5"/><text:span text:style-name="T85">Water rippled down her body.</text:span></text:p>
      <text:p text:style-name="P25"><text:s text:c="5"/><text:span text:style-name="T85">Susan sighed. She began hyperventilating. Trying to slow her breathing, she calmed herself down. Alice would be home shortly, she couldn’t see Susan like this. It wouldn’t be right.</text:span></text:p>
      <text:p text:style-name="P25"><text:s text:c="5"/><text:span text:style-name="T85">Susan wondered what life would be like today outside of the complex. She wanted to walk the streets, feel the grass on her feet between her toes. She wanted to be free. Susan wondered if that would be allowed for her to go free, even if it wouldn’t be allowed she wondered how it would feel.</text:span></text:p>
      <text:p text:style-name="P25"><text:s text:c="5"/><text:span text:style-name="T85">She shouldn’t have gotten caught in the first place. What an idiot I am! Susan yelled to herself in her mind.</text:span></text:p>
      <text:p text:style-name="P25"><text:s text:c="5"/><text:span text:style-name="T85">Susan wanted to be free. Was that too much to ask for? To be free of the complex? Free of the anti change device, whatever that was. She wanted to simply be free.</text:span></text:p>
      <text:p text:style-name="P25"><text:s text:c="5"/><text:span text:style-name="T85">Looking up at the water coming down, Susan wondered if the water was recycled or if they brought </text:span><text:soft-page-break/><text:span text:style-name="T85">that in fresh too. She didn’t really want to find out but was just curious.</text:span></text:p>
      <text:p text:style-name="P25"><text:s text:c="5"/><text:span text:style-name="T85">She thought about Peter and what they would do with him. If he was a slave to their will or if he was free to do as he pleased once he was released. She wondered if he would ever get released.</text:span></text:p>
      <text:p text:style-name="P25"><text:s text:c="5"/><text:span text:style-name="T85">Susan wondered why she wasn’t in jail. If she had committed all of these crimes, wouldn’t she be in jail? It made no sense to her.</text:span><text:span text:style-name="T85"><text:note text:id="ftn2" text:note-class="footnote"><text:note-citation>2</text:note-citation><text:note-body><text:p text:style-name="P42">Rubbing her chest, Susan felt her <text:span text:style-name="T87">small</text:span> breasts. She longed for Alice to come home, she missed her touch and taste.</text:p></text:note-body></text:note></text:span></text:p>
      <text:p text:style-name="P25"><text:s text:c="5"/><text:span text:style-name="T85">Standing up, Susan turned off the water and grabbed a towel. </text:span><text:span text:style-name="T86">Drying off, Susan looked around the apartment for something else to wear.</text:span></text:p>
      <text:p text:style-name="P25"><text:s text:c="5"/><text:span text:style-name="T86">She wanted to be comfortable. Jeans and a sweatshirt it would be. Pulling the sweatshirt over her head, Susan felt the warmth of it over her body. She smiled. It felt good to be in fresh clothes.</text:span></text:p>
      <text:p text:style-name="P25"><text:s text:c="5"/><text:span text:style-name="T86">Susan looked at herself in the mirror. Yep squeaky clean. She thought. Now it was time for some answers.</text:span></text:p>
      <text:p text:style-name="P25"><text:s text:c="5"/><text:span text:style-name="T86">Walking out of her apartment, Susan headed down to the cell block of the complex. She would find Peter and ask him all of the questions that she could come up with. That was her plan anyway. She wanted to figure it all out, but first she needed to find an excuse to talk with the prisoner.</text:span></text:p>
      <text:p text:style-name="P25"><text:s text:c="5"/><text:span text:style-name="T86">Susan wasn’t sure she would be able to have such an excuse, but she had to try.</text:span></text:p>
      <text:p text:style-name="P25"/>
      <text:p text:style-name="P26">Chapter Nine</text:p>
      <text:p text:style-name="P26"/>
      <text:p text:style-name="P26"><text:soft-page-break/><text:s text:c="5"/><text:span text:style-name="T88">Peter sat in his cell. He wondered when his mind wipe would come. If it would come. He hadn’t seen the doctor around the cell block lately, that was a good sign he supposed. But he wondered when she would show up again.</text:span></text:p>
      <text:p text:style-name="P26"><text:s text:c="5"/>“<text:span text:style-name="T88">Hey Pete.” Susan said.</text:span></text:p>
      <text:p text:style-name="P26"><text:s text:c="5"/><text:span text:style-name="T88">Peter looked over at the cell door. “Red?” He asked. “What are you doing back?”</text:span></text:p>
      <text:p text:style-name="P26"><text:s text:c="5"/>“<text:span text:style-name="T88">I see they put you back in with the general population. You’ve been good I take it.” Susan said.</text:span></text:p>
      <text:p text:style-name="P26"><text:s text:c="5"/><text:span text:style-name="T88">Peter nodded. “Yeah something like that. They didn’t want to hold me in there for too long as it was.” He said. “Besides they couldn’t keep me for long, I can break out of here anytime I want.”</text:span></text:p>
      <text:p text:style-name="P26"><text:s text:c="5"/>“<text:span text:style-name="T88">Is that so?” Susan asked. “How would you accomplish that?”</text:span></text:p>
      <text:p text:style-name="P26"><text:s text:c="5"/><text:span text:style-name="T88">Peter shook his head. “Nope I ain’t telling you a thing. Far as I know you’d snitch on me to Chief.”</text:span></text:p>
      <text:p text:style-name="P26"><text:s text:c="5"/><text:span text:style-name="T88">Susan shook her head. “No one knows I’m here. Well except for the guard, but he let me slide by.”</text:span></text:p>
      <text:p text:style-name="P26"><text:s text:c="5"/>“<text:span text:style-name="T88">So what are you doing here?” Peter asked.</text:span></text:p>
      <text:p text:style-name="P26"><text:s text:c="5"/><text:span text:style-name="T88">Susan shrugged. “I don’t know just to catch up on old times.” She grabbed a stool and sat down outside Peter’s cell. “You know Pete, you never did tell me how you got caught.”</text:span></text:p>
      <text:p text:style-name="P26"><text:s text:c="5"/><text:span text:style-name="T88">Peter laughed. “How does anyone get caught?” he said. “I was minding my own business and bam they came out of the shadows and took me. I tried to fight but they were too strong.”</text:span></text:p>
      <text:p text:style-name="P26"><text:s text:c="5"/>“<text:span text:style-name="T88">Russ?” Susan asked. “Was it Russ that came after you?”</text:span></text:p>
      <text:p text:style-name="P26"><text:s text:c="5"/><text:span text:style-name="T88">Peter nodded. “Yeah. He and a bunch of his thugs. They came after me.”</text:span></text:p>
      <text:p text:style-name="P26"><text:s text:c="5"/>“<text:span text:style-name="T88">I see.”</text:span></text:p>
      <text:p text:style-name="P26"><text:soft-page-break/><text:s text:c="5"/>“<text:span text:style-name="T88">Alright, open her up.” A voice came from the main door.</text:span></text:p>
      <text:p text:style-name="P26"><text:s text:c="5"/>“<text:span text:style-name="T88">Don’t worry Pete, we’re just having a chat. Nothing to worry about.” Susan said in a whisper. She wondered who was coming through that damn door.</text:span></text:p>
      <text:p text:style-name="P26"><text:s text:c="5"/><text:span text:style-name="T88">Jones entered the cell block. Walking down the row of cells, he stopped at Peter’s cell. He looked down to Susan who smiled at him.</text:span></text:p>
      <text:p text:style-name="P26"><text:s text:c="5"/>“<text:span text:style-name="T88">Jones, what the hell are you doing here?” Peter asked. “You already caught me once, what more do you want?”</text:span></text:p>
      <text:p text:style-name="P26"><text:s text:c="5"/><text:span text:style-name="T88">Jones smiled. “Look guys, I hope we can put all of that in the past. Molar would want it that way.” He pulled out his bible. “The great goddess wants us all to forgive each other before she comes and destroys us all.” He said.</text:span></text:p>
      <text:p text:style-name="P26"><text:s text:c="5"/><text:span text:style-name="T88">Susan laughed, a little too loud. “Sorry, but you don’t really believe in that crap do you?”</text:span></text:p>
      <text:p text:style-name="P26"><text:s text:c="5"/><text:span text:style-name="T88">Jones nodded. “Yes of course I do. You have certain beliefs don’t you?”</text:span></text:p>
      <text:p text:style-name="P26"><text:s text:c="5"/><text:span text:style-name="T88">Susan nodded. “I suppose so.”</text:span></text:p>
      <text:p text:style-name="P26"><text:s text:c="5"/><text:span text:style-name="T88">Jones smiled. “Then those are your gods. Just like I believe in Molar.”</text:span></text:p>
      <text:p text:style-name="P26"><text:s text:c="5"/><text:span text:style-name="T88">Peter slammed his fist against the cell. “You got it easy boy. Getting your mind wiped and then having your memories restored.”</text:span></text:p>
      <text:p text:style-name="P26"><text:s text:c="5"/>“<text:span text:style-name="T88">The great Molar restored my memories.” Jones said. “She is all powerful, all wise, all knowing. She is everywhere you see, touch, feel, taste. She is everywhere.”</text:span></text:p>
      <text:p text:style-name="P26"><text:s text:c="5"/><text:span text:style-name="T89">Susan exchanged looks with Peter, they didn’t believe it for an instant.</text:span></text:p>
      <text:p text:style-name="P26"><text:soft-page-break/><text:s text:c="5"/><text:span text:style-name="T89">Jones just continued to smile. “Do not worry, you will be saved just like I am.” He said. “You just have to believe in Molar. Or be damned.”</text:span></text:p>
      <text:p text:style-name="P26"><text:s text:c="5"/><text:span text:style-name="T89">Susan threw up her hands. “This is getting a little too weird for me.” She said. “I’m out.”</text:span></text:p>
      <text:p text:style-name="P26"><text:s text:c="5"/><text:span text:style-name="T89">Getting up, Susan started to leave.</text:span></text:p>
      <text:p text:style-name="P26"><text:s text:c="5"/>“<text:span text:style-name="T89">Don’t you want your memories back?” Jones asked.</text:span></text:p>
      <text:p text:style-name="P26"><text:s text:c="5"/><text:span text:style-name="T89">Susan stopped for a moment. My memories? She thought. “I’d love to have them back, but there’s no way Doctor Long will perform a procedure to change that.” She was certain Doctor Long wouldn’t do anything to help her get her memories back. There wasn’t a chance in hell.</text:span></text:p>
      <text:p text:style-name="P26"><text:s text:c="5"/>“<text:span text:style-name="T89">I’m not talking about Doctor Long.” Jones said. “She has the ability, but I’m talking about Molar. She can help you get your memories back just like she did me.”</text:span></text:p>
      <text:p text:style-name="P26"><text:s text:c="5"/><text:span text:style-name="T90">Peter didn’t believe a word Jones was telling him. “You’re saying this Molar chick helped you get your memories back?”</text:span></text:p>
      <text:p text:style-name="P26"><text:s text:c="5"/><text:span text:style-name="T90">Jones nodded. “That’s exactly what I’m saying Peter. She did that and so much more. All I had to do was believe in her.”</text:span></text:p>
      <text:p text:style-name="P26"><text:s text:c="5"/><text:span text:style-name="T90">Susan took the book out of Jones’ hands and began reading. “Huh, I don’t see anything in here about reversing a mind wipe.” She said.</text:span></text:p>
      <text:p text:style-name="P26"><text:s text:c="5"/><text:span text:style-name="T90">Jones laughed. “It’s not in the book silly, you have to believe in Molar for it to even begin to work.” He said. “Without that faith, you cannot begin to live.”</text:span></text:p>
      <text:p text:style-name="P26"><text:s text:c="5"/>“<text:span text:style-name="T90">Naw man, you’re out in loonyville.” Peter said. “There’s no way she’ll get her memories back from believing in the destroyer of worlds. Even the lady’s name is messed up.”</text:span></text:p>
      <text:p text:style-name="P26"><text:soft-page-break/><text:s text:c="5"/><text:span text:style-name="T90">Jones smiled. “I understand your hesitance.” He said. “I was hesitant at first too, but then the nuns helped me find the truth in this book.”</text:span></text:p>
      <text:p text:style-name="P26"><text:s text:c="5"/>“<text:span text:style-name="T90">Nuns gave you a book about the destroyer of worlds.” Susan said.</text:span></text:p>
      <text:p text:style-name="P26"><text:s text:c="5"/><text:span text:style-name="T90">Jones nodded. “Yes, and if you come back with me to the past, they can do the same for you.”</text:span></text:p>
      <text:p text:style-name="P26"><text:s text:c="5"/>“<text:span text:style-name="T90">There it is.” Susan said. “Now we have to come back with you into the past.”</text:span></text:p>
      <text:p text:style-name="P26"><text:s text:c="5"/>“<text:span text:style-name="T90">Of course” Jones said. “How else do you expect to come to Molar and find out the truth?” He asked.</text:span></text:p>
      <text:p text:style-name="P26"><text:s text:c="5"/>“<text:span text:style-name="T90">Well that puts me out of the game.” Peter said. “I still have my memories just no knowledge of this Molar chick.”</text:span></text:p>
      <text:p text:style-name="P26"><text:s text:c="5"/>“<text:span text:style-name="T90">You too can come to know her as I have.” Jones said.</text:span></text:p>
      <text:p text:style-name="P26"><text:s text:c="5"/><text:span text:style-name="T90">Peter waved his hand. “No thanks bro, I’m out.” He laid down on his cot and turned over, his back facing Jones and Susan.</text:span></text:p>
      <text:p text:style-name="P26"><text:s text:c="5"/><text:span text:style-name="T90">Standing up, Susan towered over Jones. “So how do we go back in time? You know they’re heavily guarded those time watches. There’s no way we’d get to the debarkation room, steal one of the watches, and get out of here.”</text:span></text:p>
      <text:p text:style-name="P26"><text:s text:c="5"/><text:span text:style-name="T90">Jones nodded. “This is true, but there are other ways to </text:span><text:span text:style-name="T91">get a time watch</text:span><text:span text:style-name="T90">. If you know how to do it.”</text:span></text:p>
      <text:p text:style-name="P28"><text:s text:c="5"/><text:span text:style-name="T91">Walking to the debarkation room, Jones and Susan lifted a time watch out of a drawer. Jones made some modifications to it.</text:span></text:p>
      <text:p text:style-name="P28"><text:s text:c="5"/><text:span text:style-name="T92">Opening a vortex they disappeared.</text:span></text:p>
      <text:p text:style-name="P28"><text:s text:c="5"/><text:span text:style-name="T92">Chief watched them go.</text:span></text:p>
      <text:p text:style-name="P28"/>
      <text:p text:style-name="P27">Chapter Ten</text:p>
      <text:p text:style-name="P27"/>
      <text:p text:style-name="P27"><text:soft-page-break/><text:s text:c="5"/><text:span text:style-name="T92">Stepping out of the vortex, Jones and Susan found themselves at the 34</text:span><text:span text:style-name="T93">th</text:span><text:span text:style-name="T92"> Street Mission.</text:span></text:p>
      <text:p text:style-name="P27"><text:s text:c="5"/><text:span text:style-name="T94">Knocking on the door, Jones waited for one of the nuns to come answering. Sure enough a nun appeared.</text:span></text:p>
      <text:p text:style-name="P27"><text:s text:c="5"/>“<text:span text:style-name="T94">Mister Jones, you’ve come back to us.” The nun said.</text:span></text:p>
      <text:p text:style-name="P27"><text:s text:c="5"/><text:span text:style-name="T94">Jones nodded. “Yes I have, and I’ve brought a friend with me.”</text:span></text:p>
      <text:p text:style-name="P27"><text:s text:c="5"/><text:span text:style-name="T94">The nun invited them both inside.</text:span></text:p>
      <text:p text:style-name="P27"><text:s text:c="5"/>“<text:span text:style-name="T94">It’s good to see you here Mister Jones.” The nun said. “It’s not been the same since you left.”</text:span></text:p>
      <text:p text:style-name="P27"><text:s text:c="5"/><text:span text:style-name="T94">Jones smiled at the kind remarks. “Yes I’ve been missing this place. But I have come with a purpose to serve Molar.”</text:span></text:p>
      <text:p text:style-name="P27"><text:s text:c="5"/><text:span text:style-name="T94">The nun nodded. “Of course you have. May Molar find peace in you and your family.” She said. “What can we do for you?”</text:span></text:p>
      <text:p text:style-name="P27"><text:s text:c="5"/>“<text:span text:style-name="T94">Remember how you helped me regain my memory? I want you to do the same for my friend Susan here.”</text:span></text:p>
      <text:p text:style-name="P27"><text:s text:c="5"/><text:span text:style-name="T94">The nun looked at Susan. “I’m not sure we can do that.” She said. “When you came to us, you were but almost unconscious.” She continued. “We nursed you back to health. Susan here seems to be fine.”</text:span></text:p>
      <text:p text:style-name="P27"><text:s text:c="5"/>“<text:span text:style-name="T95">This is true.” Jones said. “She is fine, but her memory is missing. Can’t you try anything?”</text:span></text:p>
      <text:p text:style-name="P27"><text:s text:c="5"/><text:span text:style-name="T95">The nun nodded. “There’s an old recipe passed down from generation to generation, it might help your friend regain her memory.” She said. “Go make yourselves at home while I prepare the soup.”</text:span></text:p>
      <text:p text:style-name="P27"><text:s text:c="5"/><text:span text:style-name="T95">Jones looked to Susan. “See? We’re good to go.” He said. “Come here.”</text:span></text:p>
      <text:p text:style-name="P27"><text:soft-page-break/><text:s text:c="5"/><text:span text:style-name="T95">Susan followed Jones down a corridor that led to sleeping chambers. There they rested until the soup was ready.</text:span></text:p>
      <text:p text:style-name="P27"><text:s text:c="5"/><text:span text:style-name="T95">The nun came back to Susan. “Here my dear, have a sip of this and your memories will return.”</text:span></text:p>
      <text:p text:style-name="P27"><text:s text:c="5"/><text:span text:style-name="T95">Susan smelled the soup, it smelled most foul. “What’s in it?”</text:span></text:p>
      <text:p text:style-name="P27"><text:s text:c="5"/><text:span text:style-name="T95">The nun shook her head. “We never give out the recipe for the soup.” She said. “</text:span><text:span text:style-name="T96">Drink.”</text:span></text:p>
      <text:p text:style-name="P27"><text:s text:c="5"/><text:span text:style-name="T96">Susan took the spoonful of soup in her hand and drank it. It was very bitter. Not very soup tasting.</text:span></text:p>
      <text:p text:style-name="P27"><text:s text:c="5"/>“<text:span text:style-name="T96">Good.” The nun said. “Now you must rest in order for the soup to work.”</text:span></text:p>
      <text:p text:style-name="P27"><text:s text:c="5"/><text:span text:style-name="T96">Susan laid down on a cot and began to doze off to sleep. She dreamed of dragons and other flying monsters trying to grab her and eat her. She dreamed of monsters so scary you’d be afraid of the light as well as the dark. Susan dreamed most terrible nightmares.</text:span></text:p>
      <text:p text:style-name="P27"><text:s text:c="5"/><text:span text:style-name="T96">Waking up with a start, Susan could feel her pulse racing. She was pouring sweat. She looked around, she didn’t recognize her surroundings at first. Then it dawned on her, she was there to get her memories back.</text:span></text:p>
      <text:p text:style-name="P27"><text:s text:c="5"/><text:span text:style-name="T96">She laid back down and tried to return to sleep. It was little use, Susan was awake. She tossed and turned on the cot hoping that somehow she would just fall asleep.</text:span></text:p>
      <text:p text:style-name="P27"><text:s text:c="5"/><text:span text:style-name="T96">Jones came into the room. “You okay?” He asked.</text:span></text:p>
      <text:p text:style-name="P27"><text:s text:c="5"/><text:span text:style-name="T96">Susan looked at Jones, finally a familiar face. “Yeah I’m okay, just having some nightmares.”</text:span></text:p>
      <text:p text:style-name="P27"><text:s text:c="5"/><text:span text:style-name="T96">Jones nodded. “I should have warned you about them.” He said. “They can be pretty nasty.”</text:span></text:p>
      <text:p text:style-name="P27"><text:s text:c="5"/><text:span text:style-name="T96">Susan frowned. “Now you tell me.” She paused for a moment. “I’m remembering something.”</text:span></text:p>
      <text:p text:style-name="P27"><text:soft-page-break/><text:s text:c="5"/>“<text:span text:style-name="T96">Yes?” Jones took a step forward. “What is it?”</text:span></text:p>
      <text:p text:style-name="P27"><text:s text:c="5"/>“<text:span text:style-name="T96">I’m remembering when I was a little girl, my parents used to take me to the park.” She said. “Jones, I think it’s working. My memories are coming back.”</text:span></text:p>
      <text:p text:style-name="P27"><text:s text:c="5"/><text:span text:style-name="T96">Jones smiled. “Praise Molar.”</text:span></text:p>
      <text:p text:style-name="P27"><text:s text:c="5"/>“<text:span text:style-name="T96">Yes, praise Molar.” Susan echoed. “The destroyer of worlds is coming. We have to warn the others.”</text:span></text:p>
      <text:p text:style-name="P27"><text:s text:c="5"/><text:span text:style-name="T96">Jones nodded. “Yes, we already have warned them.” He said. “They choose not to follow her.”</text:span></text:p>
      <text:p text:style-name="P27"><text:s text:c="5"/><text:span text:style-name="T96">Susan looked at Jones in disbelief. “I can’t believe that, why would they choose not to follow Molar?”</text:span></text:p>
      <text:p text:style-name="P27"><text:s text:c="5"/><text:span text:style-name="T96">Jones shook his head. “I don’t know.” He said. “But she is coming and we have to keep vigil in her wake.” He said.</text:span></text:p>
      <text:p text:style-name="P27"><text:s text:c="5"/>“<text:span text:style-name="T96">She will destroy us all.” Susan said. “It will be glorious.”</text:span></text:p>
      <text:p text:style-name="P27"><text:s text:c="5"/>“<text:span text:style-name="T96">Yes it will.” Jones said.</text:span></text:p>
      <text:p text:style-name="P27"><text:s text:c="5"/><text:span text:style-name="T96">Walking out of the sleeping area, Jones and Susan found their way back to the main entrance. They were met there by the same nun who had let them in.</text:span></text:p>
      <text:p text:style-name="P27"><text:s text:c="5"/>“<text:span text:style-name="T96">I see you are recovering.” The nun said. “The nightmares are the worst, I’m sorry about those.”</text:span></text:p>
      <text:p text:style-name="P27"><text:s text:c="5"/><text:span text:style-name="T96">Susan nodded. “It’s okay. I have my memories back and that’s all that matters. Thank you.”</text:span></text:p>
      <text:p text:style-name="P27"><text:s text:c="5"/><text:span text:style-name="T96">Jones and Susan left the mission and walked down the street. As they walked they talked about the various teachings of Molar and what it was she wanted to accomplish for the world.</text:span></text:p>
      <text:p text:style-name="P27"><text:s text:c="5"/><text:span text:style-name="T96">It was fascinating for them to converse with each other as if they’d known each other for years. Susan didn’t have much contact with Jones as they had both been out on missions most of the time. Then when she left, she really didn’t have any contact with anyone from the complex.</text:span></text:p>
      <text:p text:style-name="P27"><text:soft-page-break/><text:s text:c="5"/><text:span text:style-name="T96">Jones stopped walking. “We’re being followed.”</text:span></text:p>
      <text:p text:style-name="P27"><text:s text:c="5"/><text:span text:style-name="T96">Susan looked behind them, sure enough there was a man following them.</text:span></text:p>
      <text:p text:style-name="P27"><text:s text:c="5"/><text:span text:style-name="T96">She turned around. “What do you want?”</text:span></text:p>
      <text:p text:style-name="P27"><text:s text:c="5"/><text:span text:style-name="T96">The man froze for a moment. “I only want to take you back to the complex.” He said. “You’ll be safe there.”</text:span></text:p>
      <text:p text:style-name="P27"><text:s text:c="5"/><text:span text:style-name="T96">Jones nodded. “Don’t worry, I had a similar experience when I got my memories back. Someone must have watched us leave and followed our time stream.”</text:span></text:p>
      <text:p text:style-name="P27"><text:s text:c="5"/><text:span text:style-name="T96">Susan frowned. Did they really mean to take her back? What if she refused would they kill her? Would they erase her mind a second time? She wasn’t sure. But wasn’t about to find out.</text:span></text:p>
      <text:p text:style-name="P27"><text:s text:c="5"/>“<text:span text:style-name="T96">Fine” Susan said. “But you will take me to Russ and or Chief. Those two know me best. They’ll figure out what to do with me.”</text:span></text:p>
      <text:p text:style-name="P27"><text:s text:c="5"/><text:span text:style-name="T96">The man nodded. “Very well.” He said.</text:span></text:p>
      <text:p text:style-name="P27"><text:s text:c="5"/><text:span text:style-name="T96">Opening a vortex the trio disappeared back into their rightful time of 2163.</text:span></text:p>
      <text:p text:style-name="P27"><text:s text:c="5"/><text:span text:style-name="T96">Re entering the timeline, Susan felt a cold chill come up her spine. She knew this place. It was the complex, she knew it well.</text:span></text:p>
      <text:p text:style-name="P27"><text:s text:c="5"/>“<text:span text:style-name="T96">Welcome back from your little trip.” Russ said. “I take it everything was worth it?”</text:span></text:p>
      <text:p text:style-name="P27"><text:s text:c="5"/><text:span text:style-name="T96">Susan turned around to see Russ. “Yes!” She said. “I have my memories back.”</text:span></text:p>
      <text:p text:style-name="P27"><text:s text:c="5"/><text:span text:style-name="T96">Russ nodded. “I see.” </text:span><text:span text:style-name="T97">Looking to Jones he frowned. “I understand you’re the reason for this.”</text:span></text:p>
      <text:p text:style-name="P27"><text:s text:c="5"/><text:span text:style-name="T97">Jones nodded. “Yes sir. </text:span><text:span text:style-name="T98">It was only right that she be brought to the knowledge and truth of Molar.</text:span><text:span text:style-name="T97">”</text:span></text:p>
      <text:p text:style-name="P27"><text:s text:c="5"/>“<text:span text:style-name="T98">Praise Molar.” Susan said. “Blessed be her name.”</text:span></text:p>
      <text:p text:style-name="P27"><text:s text:c="5"/><text:span text:style-name="T98">Jones mimicked her response. “Yes, praise Molar.”</text:span></text:p>
      <text:p text:style-name="P27"><text:soft-page-break/><text:s text:c="5"/><text:span text:style-name="T98">Russ sighed. “Great, now we have two crazies on our hands. </text:span><text:span text:style-name="T99">Someone escort these two crazies down to the holding cells. Let them cool their heals for a moment.”</text:span></text:p>
      <text:p text:style-name="P27"><text:s text:c="5"/><text:span text:style-name="T99">The man who brought them back nodded. “Aye.” He said.</text:span></text:p>
      <text:p text:style-name="P27"><text:s text:c="5"/>“<text:span text:style-name="T99">Can you believe this?” Jones asked. “They’re treating us like criminals.” He said.</text:span></text:p>
      <text:p text:style-name="P27"><text:s text:c="5"/><text:span text:style-name="T100">Susan nodded. “I know, I know. But we have our memories back. I was a criminal.” She said.</text:span></text:p>
      <text:p text:style-name="P27"/>
      <text:p text:style-name="P29">Chapter Eleven</text:p>
      <text:p text:style-name="P29"/>
      <text:p text:style-name="P29"><text:s text:c="5"/><text:span text:style-name="T101">Alice walked into her apartment and frowned. Susan was nowhere to be found. She looked around the entire apartment and found no one.</text:span></text:p>
      <text:p text:style-name="P29"><text:s text:c="5"/>“<text:span text:style-name="T101">What the hell?” She asked.</text:span></text:p>
      <text:p text:style-name="P29"><text:s text:c="5"/>“<text:span text:style-name="T101">Victoria, where’s Susan?” Alice asked </text:span><text:span text:style-name="T102">tapping her watch</text:span><text:span text:style-name="T101">.</text:span></text:p>
      <text:p text:style-name="P29"><text:s text:c="5"/>“<text:span text:style-name="T101">Holding Cell Four.” Victoria responded.</text:span></text:p>
      <text:p text:style-name="P29"><text:s text:c="5"/>“<text:span text:style-name="T101">What the hell?!” Alice yelled.</text:span></text:p>
      <text:p text:style-name="P29"><text:s text:c="5"/><text:span text:style-name="T103">Alice stormed down the stairs to the elevator door. She pressed the button and waited for the lift to arrive. When it did, she saw Russ standing in the lift.</text:span></text:p>
      <text:p text:style-name="P29"><text:s text:c="5"/>“<text:span text:style-name="T103">We need to talk.” Russ said.</text:span></text:p>
      <text:p text:style-name="P29"><text:s text:c="5"/><text:span text:style-name="T103">Alice nodded. “I’d say so.”</text:span></text:p>
      <text:p text:style-name="P29"><text:s text:c="5"/><text:span text:style-name="T104">Russ related to Alice everything that had happened with Susan getting her memories back and the silly things she was spewing forth.</text:span></text:p>
      <text:p text:style-name="P29"><text:s text:c="5"/><text:span text:style-name="T104">Alice shook her head. “She wouldn’t do that.” She said. “We were building a life together.”</text:span></text:p>
      <text:p text:style-name="P29"><text:s text:c="5"/><text:span text:style-name="T104">Russ shook his head. “I’m sorry.” He said. “</text:span><text:span text:style-name="T105">We had to. She’s a criminal.”</text:span></text:p>
      <text:p text:style-name="P29"><text:s text:c="5"/>“<text:span text:style-name="T105">Did you lock Jones up too for getting his memories back?” Alice asked.</text:span></text:p>
      <text:p text:style-name="P29"><text:soft-page-break/><text:s text:c="5"/><text:span text:style-name="T105">Russ nodded. “Yes we did actually.” He said.</text:span></text:p>
      <text:p text:style-name="P29"><text:s text:c="5"/>“<text:span text:style-name="T105">Oh.” Alice said. She couldn’t think of anymore questions to ask Russ. She wanted to kick him and make it feel bad. “</text:span><text:span text:style-name="T106">I demand you take me to her.”</text:span></text:p>
      <text:p text:style-name="P29"><text:s text:c="5"/><text:span text:style-name="T106">Russ smiled. “We can’t do that, not yet.” He said. “We’ll take you to her in a day or two after she’s had time to think things through.” He said. “She can’t be trusted right now. You might try and spring her.”</text:span></text:p>
      <text:p text:style-name="P29"><text:s text:c="5"/><text:span text:style-name="T106">Alice stomped her foot on the floor. She wasn’t about to plan a prison escape. That wasn’t in her nature.</text:span></text:p>
      <text:p text:style-name="P29"><text:s text:c="5"/>“<text:span text:style-name="T106">Look, she’s dangerous.” Russ said. “She’s brought back knowledge from the future and we have to ascertain her intentions for being back here.”</text:span></text:p>
      <text:p text:style-name="P29"><text:s text:c="5"/><text:span text:style-name="T106">Alice grunted. “I see.” She said. “Fine, I’ll just wait for her to be released. You can go now.”</text:span></text:p>
      <text:p text:style-name="P29"><text:s text:c="5"/>“<text:span text:style-name="T106">I’m sorry Alice.” Russ said.</text:span></text:p>
      <text:p text:style-name="P29"><text:s text:c="5"/>“<text:span text:style-name="T106">I know you are.” Alice said.</text:span></text:p>
      <text:p text:style-name="P29"><text:s text:c="5"/>“<text:span text:style-name="T106">I thought you and Chief were…” Russ began.</text:span></text:p>
      <text:p text:style-name="P29"><text:s text:c="5"/>“<text:span text:style-name="T106">A girl can have it both ways Russ.” She winked.</text:span></text:p>
      <text:p text:style-name="P29"><text:s text:c="5"/><text:span text:style-name="T107">Turning around, Russ entered the elevator that would take him back to the debarkation room.</text:span></text:p>
      <text:p text:style-name="P29"><text:s text:c="5"/><text:span text:style-name="T107">Alice returned to her apartment. She was not pleased by what was happening. Not pleased at all. She wished she could go back in time and change everything. But that wouldn’t be possible. The time police would be on her ass like a moth to a flame.</text:span></text:p>
      <text:p text:style-name="P29"><text:s text:c="5"/><text:span text:style-name="T107">Sitting down, Alice wondered when Susan would be released. Would she still go by the name Susan? Or would she go back to her code name Red. So many questions flooded Alice’s mind regarding the situation.</text:span></text:p>
      <text:p text:style-name="P29"><text:s text:c="5"/><text:span text:style-name="T107">She just wanted Susan home. Was that so bad of a thing to want? Alice didn’t think it was.</text:span></text:p>
      <text:p text:style-name="P29"/>
      <text:p text:style-name="P31"><text:soft-page-break/>* * *</text:p>
      <text:p text:style-name="P30"/>
      <text:p text:style-name="P30"><text:s text:c="5"/>Down in the cell block, Susan sat in cell four. <text:span text:style-name="T108">She couldn’t believe what was going on. Looking over to Jones, who was asleep, she wondered how he could sleep at a time like this.</text:span></text:p>
      <text:p text:style-name="P30"><text:s text:c="5"/><text:span text:style-name="T108">Kicking the cell door, she woke Jones up.</text:span></text:p>
      <text:p text:style-name="P30"><text:s text:c="5"/><text:span text:style-name="T108">Jones looked over at Susan and grunted.</text:span></text:p>
      <text:p text:style-name="P30"><text:s text:c="5"/>“<text:span text:style-name="T108">Oh good you’re awake.” Susan said. “Why did they throw us in here?” She asked.</text:span></text:p>
      <text:p text:style-name="P30"><text:s text:c="5"/><text:span text:style-name="T108">Jones shook his head. “Maybe they see us as a threat.” He said. “Maybe they see us as something else. Either way? We’re in here.”</text:span></text:p>
      <text:p text:style-name="P30"><text:s text:c="5"/>“<text:span text:style-name="T108">A threat?” Susan asked. “What the hell.”</text:span></text:p>
      <text:p text:style-name="P30"><text:s text:c="5"/>“<text:span text:style-name="T108">Hey Red? Is that you?” Peter’s voice came from down the hall.</text:span></text:p>
      <text:p text:style-name="P30"><text:s text:c="5"/>“<text:span text:style-name="T108">Yeah it’s me Pete.” Susan said. “Got my memories back and they landed me in here with you lot.”</text:span></text:p>
      <text:p text:style-name="P30"><text:s text:c="5"/>“<text:span text:style-name="T108">Welcome to Hell.” Peter said.</text:span></text:p>
      <text:p text:style-name="P30"><text:s text:c="5"/>“<text:span text:style-name="T108">Thanks Pete.” Susan replied.</text:span></text:p>
      <text:p text:style-name="P30"><text:s text:c="5"/>“<text:span text:style-name="T108">Isn’t there supposed to be a guard on duty?” Susan asked.</text:span></text:p>
      <text:p text:style-name="P30"><text:s text:c="5"/><text:span text:style-name="T108">Jones nodded. “Yeah but he’s behind that door.” He pointed to a door down the hallway.</text:span></text:p>
      <text:p text:style-name="P30"><text:s text:c="5"/>“<text:span text:style-name="T108">What if I need to talk to him?” Susan asked.</text:span></text:p>
      <text:p text:style-name="P30"><text:s text:c="5"/>“<text:span text:style-name="T108">No can do.” Jones said. “They don’t care about us when we’re in here.” He said. “If we were out there? Maybe they’d give us the time of day. But not in here.”</text:span></text:p>
      <text:p text:style-name="P30"><text:s text:c="5"/>“<text:span text:style-name="T108">Damn.” Susan said.</text:span></text:p>
      <text:p text:style-name="P30"><text:s text:c="5"/>“<text:span text:style-name="T108">Yeah.” Jones replied.</text:span></text:p>
      <text:p text:style-name="P30"><text:s text:c="5"/>“<text:span text:style-name="T108">What are you going to do Red?” Peter asked. “Probably just get yourself in more trouble than you already are.”</text:span></text:p>
      <text:p text:style-name="P30"><text:s text:c="5"/>“<text:span text:style-name="T108">Oh shut up Pete.” Susan said.</text:span></text:p>
      <text:p text:style-name="P30"><text:soft-page-break/><text:s text:c="5"/>“<text:span text:style-name="T108">May Molar protect us in this our time of need.” Jones said.</text:span></text:p>
      <text:p text:style-name="P30"><text:s text:c="5"/>“<text:span text:style-name="T108">And may she grant unto us mercy.” Susan added.</text:span></text:p>
      <text:p text:style-name="P30"><text:s text:c="5"/>“<text:span text:style-name="T108">Amen.” Jones said closing the plea for guidance and help.</text:span></text:p>
      <text:p text:style-name="P30"><text:s text:c="5"/><text:span text:style-name="T108">Peter rolled his eyes. “Great, they’re both high on some juice.”</text:span></text:p>
      <text:p text:style-name="P30"><text:s text:c="5"/><text:span text:style-name="T108">Susan looked Peter’s direction. “We’re not high, we just know what’s coming.” She said. “Molar will destroy us all, thankfully.”</text:span></text:p>
      <text:p text:style-name="P30"><text:s text:c="5"/>“<text:span text:style-name="T109">Lights out.” A guard said into the overhead speaker.</text:span></text:p>
      <text:p text:style-name="P30"><text:s text:c="5"/><text:span text:style-name="T109">One by one each of the prisoners clicked their lights out.</text:span></text:p>
      <text:p text:style-name="P30"><text:s text:c="5"/>“<text:span text:style-name="T109">Night losers.” Peter said.</text:span></text:p>
      <text:p text:style-name="P30"><text:s text:c="5"/>“<text:span text:style-name="T109">Night.” Jones replied.</text:span></text:p>
      <text:p text:style-name="P30"><text:s text:c="5"/>“<text:span text:style-name="T109">Night.” Susan said.</text:span></text:p>
      <text:p text:style-name="P30"><text:s text:c="5"/><text:span text:style-name="T109">That night neither Jones or Susan would sleep well. They would have nightmares of ghosts, demons, and monsters. All of which would lead up to their demise before the destroying angel would come named Molar.</text:span></text:p>
      <text:p text:style-name="P30"/>
      <text:p text:style-name="P33">* * *</text:p>
      <text:p text:style-name="P32"/>
      <text:p text:style-name="P32"><text:s text:c="5"/>Doctor Long sat in her office working on a drug for reversing the mind wipe. She smiled at her progress. Maybe this will work, she thought.</text:p>
      <text:p text:style-name="P32"><text:s text:c="5"/><text:span text:style-name="T110">The medical bay door opened to reveal Chief.</text:span></text:p>
      <text:p text:style-name="P32"><text:s text:c="5"/>“<text:span text:style-name="T110">Doctor Long.” Chief said. “You wanted to see me?”</text:span></text:p>
      <text:p text:style-name="P32"><text:s text:c="5"/><text:span text:style-name="T110">Doctor Long nodded. “Yes Chief, I believe I’ve come up with a medication that will undo the mind wipe. So we can go back and get those people who’s minds we’ve wiped and fix them.”</text:span></text:p>
      <text:p text:style-name="P32"><text:soft-page-break/><text:s text:c="5"/><text:span text:style-name="T110">Chief shook his head. “Why would we want to do that?”</text:span></text:p>
      <text:p text:style-name="P32"><text:s text:c="5"/><text:span text:style-name="T110">Doctor Long shrugged. “I don’t know. Some of their pleas were quite disheartening.” She said. “I believe some of them were innocent. I think we mind wiped some of the wrong people.”</text:span></text:p>
      <text:p text:style-name="P32"><text:s text:c="5"/><text:span text:style-name="T110">Chief nodded. “I see. He said. Well we best be getting back to work. Doctor you don’t understand why we mind wipe these people do you?</text:span></text:p>
      <text:p text:style-name="P32"><text:s text:c="5"/><text:span text:style-name="T110">Doctor Long thought about it for a moment. No she didn’t understand why they performed a mind wipe. “No sir.” She said. “In fact I don’t. So they got into some trouble back in the past. So what. It doesn’t matter to me. I don’t understand how you can simply wipe their minds and be done with it. I think you need to go back and fix some of this damage you’ve caused.”</text:span></text:p>
      <text:p text:style-name="P32"><text:s text:c="5"/><text:span text:style-name="T110">Chief didn’t understand what all of the fuss was about. He wished he had an idea. If people in fact were innocent then they did deserve a second chance. But he couldn’t base an opinion as fact. The doctor had an opinion on the subject, that was all.</text:span></text:p>
      <text:p text:style-name="P32"/>
      <text:p text:style-name="P34">Chapter Twelve</text:p>
      <text:p text:style-name="P34"/>
      <text:p text:style-name="P34"><text:s text:c="5"/><text:span text:style-name="T111">Russ looked at the debarkation room. He enjoyed the view from Chief’s office. It was beautiful. Victoria was analyzing the sacred texts of Molar. Whenever she came up with more information, she would signal Chief and Russ over a small radio they wore in their ears.</text:span></text:p>
      <text:p text:style-name="P34"><text:s text:c="5"/><text:span text:style-name="T111">Walking up to Victoria’s main console, Russ viewed the current texts she was analyzing. It spoke of kings and queens in the next life designed to rule over those less fortunate.</text:span></text:p>
      <text:p text:style-name="P34"><text:soft-page-break/><text:s text:c="5"/><text:span text:style-name="T112">Russ thought about the things Jones and Susan were spouting off when they came back from their visit to the past. He couldn’t believe all of the things they were promising.</text:span></text:p>
      <text:p text:style-name="P34"><text:s text:c="5"/><text:span text:style-name="T112">Wars, more wars, Molar coming to destroy the good with the wicked. Whoever stood in her way would be punished and destroyed. It wasn’t anything too gory, just the promise of punishment scared him.</text:span></text:p>
      <text:p text:style-name="P34"><text:s text:c="5"/><text:span text:style-name="T112">He wasn’t sure when it would end. He wasn’t sure how long it would all last. The text didn’t say.</text:span></text:p>
      <text:p text:style-name="P34"/>
      <text:p text:style-name="P34"><text:s text:c="5"/><text:span text:style-name="T112">Wo wo wo unto those who rebel against me and my followers. For they shall be smote to dust before my feet.</text:span></text:p>
      <text:p text:style-name="P34"/>
      <text:p text:style-name="P34"><text:s text:c="5"/><text:span text:style-name="T112">Russ reread the passage and winced at it. Smote to dust? Who talks like that? He ran to the debarkation room and up the stairs to Chief’s office.</text:span></text:p>
      <text:p text:style-name="P34"><text:s text:c="5"/>“<text:span text:style-name="T112">Chief, we have a problem.”</text:span></text:p>
      <text:p text:style-name="P34"><text:s text:c="5"/><text:span text:style-name="T112">Chief nodded. “I know we do.” He said. “I’ve been keeping up on the writings of Molar.” Chief frowned. “There isn’t much we can do about it is there Russ?”</text:span></text:p>
      <text:p text:style-name="P34"><text:s text:c="5"/><text:span text:style-name="T112">Russ shook his head. “No sir, not that I can tell. But if she’s coming like the book says, then we’re all doomed.”</text:span></text:p>
      <text:p text:style-name="P34"><text:s text:c="5"/><text:span text:style-name="T112">Chief nodded. “Kinda makes you want to turn off the anti change device doesn’t it.” He said. “Just let us all wither to a natural old age and die.”</text:span></text:p>
      <text:p text:style-name="P34"><text:s text:c="5"/><text:span text:style-name="T112">Russ shook his head. “No Chief, if we did that time travel would be over for us. What would we do?”</text:span></text:p>
      <text:p text:style-name="P34"><text:s text:c="5"/><text:span text:style-name="T112">Chief shrugged. “I don’t know Russ. I don’t have a clue.” He walked over to the window and looked out down to the debarkation room. “Whatever I would do, hopefully I would do it with finesse.”</text:span></text:p>
      <text:p text:style-name="P34"><text:s text:c="5"/><text:span text:style-name="T112">Russ nodded. “Yeah, me too.”</text:span></text:p>
      <text:p text:style-name="P34"><text:soft-page-break/><text:s text:c="5"/><text:span text:style-name="T112">After a brief pause, Russ looked to Chief and frowned. “Are you seriously thinking of shutting all of this down?”</text:span></text:p>
      <text:p text:style-name="P34"><text:s text:c="5"/><text:span text:style-name="T112">Chief shrugged his shoulders. “I don’t know Russ. I’ve got nothing that will keep this place going. My fumes are all I’m running off of.” He said.</text:span></text:p>
      <text:p text:style-name="P34"><text:s text:c="5"/><text:span text:style-name="T112">Russ nodded. “I understand that. I don’t think we fully thought through the anti change device when we came up with it.”</text:span></text:p>
      <text:p text:style-name="P34"><text:s text:c="5"/><text:span text:style-name="T112">Chief pointed at Russ. “You mean when you came up with it.” He said. “I was just along for the ride on that one.”</text:span></text:p>
      <text:p text:style-name="P34"><text:s text:c="5"/><text:span text:style-name="T112">Russ nodded. “Right.” </text:span><text:span text:style-name="T113">He laughed at the thought. Chief had thought Russ was crazy when he brought up the anti change device. A device that prevents the current timeline from changing, talk about a whopper. But it worked and here they were.</text:span></text:p>
      <text:p text:style-name="P34"><text:s text:c="5"/>“<text:span text:style-name="T114">So now you’re trying to retire is that it?” Russ asked. “Why not have Doctor Long perform a mind wipe on you as well. She might as well.”</text:span></text:p>
      <text:p text:style-name="P34"><text:s text:c="5"/><text:span text:style-name="T114">Chief shook his head. “I’m not letting Doctor Long anywhere near my brain.” He said. “Can you believe she thinks we’ve sentenced innocent people to that machine of hers?”</text:span></text:p>
      <text:p text:style-name="P34"><text:s text:c="5"/><text:span text:style-name="T114">Russ shook his head. “What?”</text:span></text:p>
      <text:p text:style-name="P34"><text:s text:c="5"/><text:span text:style-name="T114">Chief nodded. “Yeah, she thinks we committed innocent people to prison and then sent them to the past.”</text:span></text:p>
      <text:p text:style-name="P34"><text:s text:c="5"/>“<text:span text:style-name="T114">Well of all the things to think about.” Russ said. “I can’t believe that at all. I’ve always thought our screening process to be quite thorough.”</text:span></text:p>
      <text:p text:style-name="P34"><text:s text:c="5"/>“<text:span text:style-name="T114">Me too.” Chief said. “Me too.”</text:span></text:p>
      <text:p text:style-name="P34"><text:s text:c="5"/><text:span text:style-name="T115">Russ shrugged. “Well whatever the case, they were sentenced and placed in the past where they wouldn’t hurt anything. That’s beyond our control.”</text:span></text:p>
      <text:p text:style-name="P34"><text:soft-page-break/><text:s text:c="5"/>“<text:span text:style-name="T115">Except for the fact that two people have now come back with their minds intact.” Chief said. “Doesn’t that blare off some warning signs to you?”</text:span></text:p>
      <text:p text:style-name="P34"><text:s text:c="5"/><text:span text:style-name="T115">Russ nodded. “Yeah it does Chief. That’s why I put them back in cells. Until we can figure all of this out.”</text:span></text:p>
      <text:p text:style-name="P34"><text:s text:c="5"/>“<text:span text:style-name="T115">According to Victoria, Molar is so much more than she seems on the outside.” Chief said. “To look into her eyes is to admit that you are a sinner and deserve to die.”</text:span></text:p>
      <text:p text:style-name="P34"><text:s text:c="5"/>“<text:span text:style-name="T115">So it is a religious text after all.” Russ said.</text:span></text:p>
      <text:p text:style-name="P34"><text:s text:c="5"/><text:span text:style-name="T115">Chief shook his head. “I don’t know what it is.” He said. “It’s something for sure. Something crazy for sure.”</text:span></text:p>
      <text:p text:style-name="P34"><text:s text:c="5"/><text:span text:style-name="T115">Russ frowned, placing a hand on the desk, he sat forward. “Well whatever the case, we can figure it out. Can’t we Chief?”</text:span></text:p>
      <text:p text:style-name="P34"><text:s text:c="5"/><text:span text:style-name="T115">Chief nodded. “I think so Russ.”</text:span></text:p>
      <text:p text:style-name="P34"/>
      <text:p text:style-name="P35">Chapter Thirteen</text:p>
      <text:p text:style-name="P35"/>
      <text:p text:style-name="P35"><text:s text:c="5"/><text:span text:style-name="T116">Russ watched over the security feed as Susan and Jones talked about Molar. They seemed to be in agreement that Molar was the most prized worshiped god on the planet.</text:span></text:p>
      <text:p text:style-name="P35"><text:s text:c="5"/><text:span text:style-name="T116">He couldn’t believe his ears at what he was listening to. Back and forth conversation about the same nonsense. Molar this or Molar that. Russ wondered why they couldn’t talk about something else; anything else.</text:span></text:p>
      <text:p text:style-name="P35"><text:s text:c="5"/><text:span text:style-name="T116">Down in the cell block, Jones sat facing Susan. He smiled at her through the cell bars. “So you really believe that Molar is the final result of years of evolution?”</text:span></text:p>
      <text:p text:style-name="P35"><text:s text:c="5"/><text:span text:style-name="T116">Susan nodded. “Doesn’t everyone?”</text:span></text:p>
      <text:p text:style-name="P35"><text:soft-page-break/><text:s text:c="5"/><text:span text:style-name="T116">Jones laughed. “I thought I was the only one to have caught up on that fact. Wow, you really are something you know that?”</text:span></text:p>
      <text:p text:style-name="P35"><text:s text:c="5"/><text:span text:style-name="T116">Susan smiled. “Well thanks Jones. That means a lot to me.”</text:span></text:p>
      <text:p text:style-name="P35"><text:s text:c="5"/>“<text:span text:style-name="T116">Not a problem.” Jones said. “Besides I think you’re rather beautiful the way you talk about Molar and how magnificent she is.”</text:span></text:p>
      <text:p text:style-name="P35"><text:s text:c="5"/>“<text:span text:style-name="T116">She is rather magnificent isn’t she.” Susan said. “And stop trying to make me blush, that’s not going to happen. I don’t blush easily.”</text:span></text:p>
      <text:p text:style-name="P35"><text:s text:c="5"/><text:span text:style-name="T116">Jones frowned. “Not even a little bit?” He asked.</text:span></text:p>
      <text:p text:style-name="P35"><text:s text:c="5"/>“<text:span text:style-name="T116">No, not even a little bit.” Susan said.</text:span></text:p>
      <text:p text:style-name="P35"><text:s text:c="5"/>“<text:span text:style-name="T116">Better listen to her mate,” Peter said from down the hall. “You could learn a lesson or two from her.”</text:span></text:p>
      <text:p text:style-name="P35"><text:s text:c="5"/>“<text:span text:style-name="T116">Why does he call you Red?” Jones asked.</text:span></text:p>
      <text:p text:style-name="P35"><text:s text:c="5"/>“<text:span text:style-name="T116">That’s what everyone called me.” Susan said. “Before I was found that is. Now they call me Susan.”</text:span></text:p>
      <text:p text:style-name="P35"><text:s text:c="5"/>“<text:span text:style-name="T116">I prefer Susan better than Red.” Jones said.</text:span></text:p>
      <text:p text:style-name="P35"><text:s text:c="5"/><text:span text:style-name="T116">Susan smiled. “Thank you, so do I.”</text:span></text:p>
      <text:p text:style-name="P35"><text:s text:c="5"/><text:span text:style-name="T117">Russ couldn’t stand watching anymore and turned the screen off. He had better things to do than listen to two believers of Molar talk about each other at how great they both were.</text:span></text:p>
      <text:p text:style-name="P35"><text:s text:c="5"/><text:span text:style-name="T118">Chief loomed over Russ’s shoulder. “Catch anything good?” He asked.</text:span></text:p>
      <text:p text:style-name="P35"><text:s text:c="5"/>“<text:span text:style-name="T118">Negative Chief.” Russ said. “They just kept saying the same things over again in different ways. Seems like a waste of time if you ask me.”</text:span></text:p>
      <text:p text:style-name="P35"><text:s text:c="5"/><text:span text:style-name="T118">Chief nodded. “Well we’ll keep a surveillance camera and team on them just in case something good comes out of their conversations.”</text:span></text:p>
      <text:p text:style-name="P35"><text:s text:c="5"/><text:span text:style-name="T118">Russ smiled. “Oh goody, someone else gets to have all the fun of eavesdropping eh?”</text:span></text:p>
      <text:p text:style-name="P35"><text:s text:c="5"/>“<text:span text:style-name="T118">Yes.” Chief replied. “That they do.”</text:span></text:p>
      <text:p text:style-name="P35"><text:soft-page-break/><text:s text:c="5"/>“<text:span text:style-name="T119">Come on.” Russ said. “Let’s see what Victoria has come up with on what this lady Molar looks like.”</text:span></text:p>
      <text:p text:style-name="P35"><text:s text:c="5"/>“<text:span text:style-name="T119">Alright,” Chief said. “Let’s do just that.”</text:span></text:p>
      <text:p text:style-name="P35"><text:s text:c="5"/><text:span text:style-name="T119">Walking over to the main control room, Chief walked up to Victoria’s main console.</text:span></text:p>
      <text:p text:style-name="P35"><text:s text:c="5"/>“<text:span text:style-name="T119">Victoria, when will Molar come back?” Chief asked.</text:span></text:p>
      <text:p text:style-name="P35"><text:s text:c="5"/>“<text:span text:style-name="T119">Unknown.” Victoria said. “Please clarify request.”</text:span></text:p>
      <text:p text:style-name="P35"><text:s text:c="5"/><text:span text:style-name="T119">Russ gave a stab at it. “Victoria, at what date will Molar appear in the sky?”</text:span></text:p>
      <text:p text:style-name="P35"><text:s text:c="5"/>“<text:span text:style-name="T119">That information is unknown to me.” Victoria said. “Only Molar knows when that day is.”</text:span></text:p>
      <text:p text:style-name="P35"><text:s text:c="5"/>“<text:span text:style-name="T119">Great.” Chief said. “</text:span><text:span text:style-name="T120">That doesn’t get us anywhere.”</text:span></text:p>
      <text:p text:style-name="P35"><text:s text:c="5"/>“<text:span text:style-name="T120">Victoria.” Russ started again. “What are the signs that Molar is coming?”</text:span></text:p>
      <text:p text:style-name="P35"><text:s text:c="5"/>“<text:span text:style-name="T120">The moon will turn to blood. The oceans and rivers will dry up. Great famine across the land. Molar will arrive in her great power and glory. She will desecrate the land for her own sake. Causing mountains to appear where there were none.”</text:span></text:p>
      <text:p text:style-name="P35"><text:s text:c="5"/>“<text:span text:style-name="T120">I think I get the point.” Chief said.</text:span></text:p>
      <text:p text:style-name="P35"><text:s text:c="5"/>“<text:span text:style-name="T120">That’s enough Victoria.” Russ said. “Please provide a print out of that last query.”</text:span></text:p>
      <text:p text:style-name="P35"><text:s text:c="5"/>“<text:span text:style-name="T120">Understood.” Victoria said.</text:span></text:p>
      <text:p text:style-name="P35"><text:s text:c="5"/><text:span text:style-name="T120">As the pages printed out, Chief looked to Russ. “Well we have to get to the bottom of this somehow.” He said. “We can’t just let the Earth be destroyed by some mythical creature.”</text:span></text:p>
      <text:p text:style-name="P35"><text:s text:c="5"/>“<text:span text:style-name="T120">Agreed sir.” Russ said.</text:span></text:p>
      <text:p text:style-name="P35"><text:s text:c="5"/>“<text:span text:style-name="T121">Set a time vortex to take you three hundred years into the future, see if people are still talking about Molar then.”</text:span></text:p>
      <text:p text:style-name="P35"><text:s text:c="5"/><text:span text:style-name="T121">Russ nodded. “Aye sir.” Turning on his radio he paged Alice. “Alice, come to the debarkation room.”</text:span></text:p>
      <text:p text:style-name="P35"><text:soft-page-break/><text:s text:c="5"/>“<text:span text:style-name="T121">On my way boss.” Alice said.</text:span></text:p>
      <text:p text:style-name="P35"><text:s text:c="5"/><text:span text:style-name="T122">It took moments for Alice to show up. She looked bright eyed and bushy tailed. Like someone had just woken up on the right side of the bed.</text:span></text:p>
      <text:p text:style-name="P35"><text:s text:c="5"/>“<text:span text:style-name="T122">You look awake.” Russ said.</text:span></text:p>
      <text:p text:style-name="P35"><text:s text:c="5"/><text:span text:style-name="T122">Alice smiled. “I should sir, I got my share of sleep last night.”</text:span></text:p>
      <text:p text:style-name="P35"><text:s text:c="5"/>“<text:span text:style-name="T122">Good.” Russ said. “You may need it.”</text:span></text:p>
      <text:p text:style-name="P35"><text:s text:c="5"/><text:span text:style-name="T123">As the duo stepped through a vortex and vanished, Alice wondered when they were going. No one had briefed her on a mission at hand, and Russ didn’t say anything in his communication to her.</text:span></text:p>
      <text:p text:style-name="P35"><text:s text:c="5"/><text:span text:style-name="T123">Arriving on the other end of the portal, Russ looked up into the night sky. The moon was still dark red like blood.</text:span></text:p>
      <text:p text:style-name="P35"><text:s text:c="5"/><text:span text:style-name="T123">The street was empty. No cars on it, no people. Nothing.</text:span></text:p>
      <text:p text:style-name="P35"><text:s text:c="5"/><text:span text:style-name="T123">Russ looked around. “Well we’ve arrived somewhere.” He said. “I wonder where we are.”</text:span></text:p>
      <text:p text:style-name="P35"><text:s text:c="5"/>“<text:span text:style-name="T123">Fools.” A female voice said from behind them. “You dare think you can run and hide from the great Molar?”</text:span></text:p>
      <text:p text:style-name="P35"><text:s text:c="5"/><text:span text:style-name="T123">Russ sighed. Molar was here. Turning around, he stared at the ground.</text:span></text:p>
      <text:p text:style-name="P35"><text:s text:c="5"/><text:span text:style-name="T123">Molar was a creature of many different features. She had the arms of a winged bat, the legs of a goat, the head of a snake, and the chest of a wilder beast.</text:span></text:p>
      <text:p text:style-name="P35"><text:s text:c="5"/>“<text:span text:style-name="T123">I the great Molar have come to conquer this planet and this people.” She said. “You two, what have you against me?”</text:span></text:p>
      <text:p text:style-name="P35"><text:s text:c="5"/><text:span text:style-name="T123">Russ continued to stare at the ground. Alice turned around and stared at the ground as well.</text:span></text:p>
      <text:p text:style-name="P35"><text:s text:c="5"/>“<text:span text:style-name="T123">We are but thy humble servants.” Russ said. “We do not wish to offend thee at all.”</text:span></text:p>
      <text:p text:style-name="P35"><text:soft-page-break/><text:s text:c="5"/><text:span text:style-name="T123">Alice nodded. “Yes that is correct. We are here on a mission to spread your word to those who are less fortunate.”</text:span></text:p>
      <text:p text:style-name="P35"><text:s text:c="5"/><text:span text:style-name="T123">Molar smiled, her forked tongue jutting out as she spoke. “My children. It is alright, you may look at me. You will not be smitten down.”</text:span></text:p>
      <text:p text:style-name="P35"><text:s text:c="5"/><text:span text:style-name="T123">Russ looked up into Molar’s eyes. What he saw there was an empty place. Alice looked up and saw how she would die. She gasped at the thought.</text:span></text:p>
      <text:p text:style-name="P35"><text:s text:c="5"/>“<text:span text:style-name="T123">Do not fret child.” Molar said to Alice. “It is but an end that you will find, and possibly a new beginning.”</text:span></text:p>
      <text:p text:style-name="P35"><text:s text:c="5"/><text:span text:style-name="T123">Russ shook his head. “Forgive us oh Molar the great and wonderful. We have yet to fully understand all of your teachings.”</text:span></text:p>
      <text:p text:style-name="P35"><text:s text:c="5"/><text:span text:style-name="T124">Molar smiled again. “Do not worry my children you will understand all soon enough.”</text:span></text:p>
      <text:p text:style-name="P35"><text:s text:c="5"/><text:span text:style-name="T124">Lifting her hands into the air she caused asteroids to fall down to Earth burning up in Earth’s atmosphere. The pieces of rock that managed to make it to Earth dug craters into the ground.</text:span></text:p>
      <text:p text:style-name="P35"/>
      <text:p text:style-name="P36">Chapter Fourteen</text:p>
      <text:p text:style-name="P36"/>
      <text:p text:style-name="P36"><text:s text:c="5"/>Molar looked to Russ and Alice and grinned. “You are not from this time are you.” She said.</text:p>
      <text:p text:style-name="P36"><text:s text:c="5"/>Alice shook her head. “No.”</text:p>
      <text:p text:style-name="P36"><text:s text:c="5"/>“Alice.” Russ said.</text:p>
      <text:p text:style-name="P36"><text:s text:c="5"/>“Do not be hard on the child.” Molar said. “She just saved your life. <text:span text:style-name="T125">When do you come from?</text:span>”</text:p>
      <text:p text:style-name="P36"><text:s text:c="5"/><text:span text:style-name="T125">Russ nodded. “2163.” He said. “Roughly three hundred years ago.”</text:span></text:p>
      <text:p text:style-name="P36"><text:s text:c="5"/>“<text:span text:style-name="T125">I see.” Molar said. “Are you really true believers in me? Or are you just saying that to get by until I leave.”</text:span></text:p>
      <text:p text:style-name="P36"><text:soft-page-break/><text:s text:c="5"/>“<text:span text:style-name="T125">We are true believers.” Russ said. “We have only begun reading the sacred texts, but we are true believers.”</text:span></text:p>
      <text:p text:style-name="P36"><text:s text:c="5"/><text:span text:style-name="T125">Molar nodded. “I see. Perhaps if I change my looks you will be more comfortable.”</text:span></text:p>
      <text:p text:style-name="P36"><text:s text:c="5"/><text:span text:style-name="T125">Molar shifted from her original form to that of a tall black woman. “Is that better?”</text:span></text:p>
      <text:p text:style-name="P36"><text:s text:c="5"/><text:span text:style-name="T125">Alice smiled. “A little.” She said. “I like it.”</text:span></text:p>
      <text:p text:style-name="P36"><text:s text:c="5"/><text:span text:style-name="T125">Russ nodded. “Me too. You’re gorgeous.”</text:span></text:p>
      <text:p text:style-name="P36"><text:s text:c="5"/><text:span text:style-name="T125">Molar smiled a wide grin. “I’m glad you approve.” She said. “</text:span><text:span text:style-name="T126">Now tell me about your time.” She continued. “There must be so many marvelous things going on during your time.”</text:span></text:p>
      <text:p text:style-name="P36"><text:s text:c="5"/><text:span text:style-name="T126">Russ smiled. “We’re time travelers.” He said. “We go out into the past mostly to visit and see all there is to see. We’re students of history.”</text:span></text:p>
      <text:p text:style-name="P36"><text:s text:c="5"/>“<text:span text:style-name="T126">But you came to the future.” Molar said. “Tell me about that.”</text:span></text:p>
      <text:p text:style-name="P36"><text:s text:c="5"/>“<text:span text:style-name="T126">A man from the future said that you were coming and that you would destroy the Earth.” Russ said. “We were curious is all.”</text:span></text:p>
      <text:p text:style-name="P36"><text:s text:c="5"/><text:span text:style-name="T126">Alice nodded. “Yes curious about what would happen when you actually did come. Well here you are. But I don’t see much destruction going on.”</text:span></text:p>
      <text:p text:style-name="P36"><text:s text:c="5"/><text:span text:style-name="T126">Molar smiled. “Oh that, yes with each year the myth gets bigger and bigger. I’m not a destroyer of worlds, but one who believes in saving souls for salvation.” She said. “The words have gotten mixed up over the years I’m afraid.”</text:span></text:p>
      <text:p text:style-name="P36"><text:s text:c="5"/>“<text:span text:style-name="T126">Ah” Russ said “That would make sense as to why we’re still standing.”</text:span></text:p>
      <text:p text:style-name="P36"><text:s text:c="5"/><text:span text:style-name="T126">Molar nodded. “Yes that would explain that now wouldn’t it. </text:span><text:span text:style-name="T127">You see, where I come from Earth is in such a tragic place of events. People are dying everyday due to some unknown disease. I come back </text:span><text:soft-page-break/><text:span text:style-name="T127">here to hopefully save some people.</text:span><text:span text:style-name="T126">” </text:span><text:span text:style-name="T127">She said. “I bring people with me. But only those who I feel can make the trip.”</text:span></text:p>
      <text:p text:style-name="P36"><text:s text:c="5"/>“<text:span text:style-name="T127">So is this your true self.” Alice asked.</text:span></text:p>
      <text:p text:style-name="P36"><text:s text:c="5"/><text:span text:style-name="T127">Molar nodded. “Oh yes, that creature you saw? Simply figments of your imaginations. Everyone seems to see me differently. This is my true form.”</text:span></text:p>
      <text:p text:style-name="P36"><text:s text:c="5"/>“<text:span text:style-name="T128">How did a myth get started around you to begin with?” Russ asked.</text:span></text:p>
      <text:p text:style-name="P36"><text:s text:c="5"/>“<text:span text:style-name="T128">Well I was a time traveler like you once. Explored the past to see what there was to see and the like. Well I ran across a village and I helped a young woman out. Being foolish like I was, I interfered with the development of their lifestyle. They thought I was a god and created a myth about me.” Molar said. “Unfortunately it got out of hand.”</text:span></text:p>
      <text:p text:style-name="P36"><text:s text:c="5"/>“<text:span text:style-name="T128">That’s unfortunate.” Alice agreed. “We’ve only heard about you recently from another time traveler from the future. Well we think he was from the future, we’re not quite certain when he came from.”</text:span></text:p>
      <text:p text:style-name="P36"><text:s text:c="5"/><text:span text:style-name="T128">Molar nodded. “Yes I know the one of whom you speak. He’s one of my greatest opponents. He’s always out there causing trouble. Trying to bring about havoc where he cannot seem to keep his hands out of it all. </text:span><text:span text:style-name="T129">Oh well, you’re here and that’s all which matters.</text:span><text:span text:style-name="T128">”</text:span></text:p>
      <text:p text:style-name="P36"><text:s text:c="5"/>“<text:span text:style-name="T129">What about the blood red moon?” Russ asked. “That was one of the signs of you coming.”</text:span></text:p>
      <text:p text:style-name="P36"><text:s text:c="5"/><text:span text:style-name="T129">Molar shook her head. “I haven’t the faintest idea. The moon’s been that way for the past two hundred years.” She said. “I honestly haven’t the faintest idea about any of it.”</text:span></text:p>
      <text:p text:style-name="P36"><text:s text:c="5"/>“<text:span text:style-name="T129">I see” Russ said.</text:span></text:p>
      <text:p text:style-name="P36"><text:s text:c="5"/>“<text:span text:style-name="T129">Yes, it’s quite a difficult thing to play this god. But someone’s got to do it.” Molar said.</text:span></text:p>
      <text:p text:style-name="P36"><text:soft-page-break/><text:s text:c="5"/>“<text:span text:style-name="T129">Ever thought about just giving up?” Alice asked.</text:span></text:p>
      <text:p text:style-name="P36"><text:s text:c="5"/><text:span text:style-name="T129">Molar laughed. “It’s a burden I have to live with.” She said. “I started the myth, I might as well finish it off you know?”</text:span></text:p>
      <text:p text:style-name="P36"><text:s text:c="5"/>“<text:span text:style-name="T129">But when the people find out you have no powers.” Russ began.</text:span></text:p>
      <text:p text:style-name="P36"><text:s text:c="5"/>“<text:span text:style-name="T129">Oh they’ll figure that out right away.” Molar said. “But the imagination is quite a thing don’t you think so?”</text:span></text:p>
      <text:p text:style-name="P36"><text:s text:c="5"/><text:span text:style-name="T129">Russ and Alice both nodded.</text:span></text:p>
      <text:p text:style-name="P36"><text:s text:c="5"/><text:span text:style-name="T129">Molar continued to smile at them. “When you return to your time, please don’t start any new rumors about me.” She said. “The ones that come from myth are far more than enough that I can keep up with.”</text:span></text:p>
      <text:p text:style-name="P36"><text:s text:c="5"/>“<text:span text:style-name="T129">You have our word.” Russ said.</text:span></text:p>
      <text:p text:style-name="P36"><text:s text:c="5"/><text:span text:style-name="T129">Alice agreed. “Yes, we won’t say a thing.”</text:span></text:p>
      <text:p text:style-name="P36"><text:s text:c="5"/>“<text:span text:style-name="T129">Oh good.” Molar said. “Now if you’ll excuse me, I have to go find out where all the people are. They’re expecting a show of some sort. I should give them a show.”</text:span></text:p>
      <text:p text:style-name="P36"><text:s text:c="5"/><text:span text:style-name="T129">Stepping back through the time vortex, Russ and Alice disappeared.</text:span></text:p>
      <text:p text:style-name="P36"><text:s text:c="5"/><text:span text:style-name="T129">Re entering their own timeline, Russ looked at Alice and smiled. It was nice to know the truth of what Molar was, or rather the truth of the myth of Molar.</text:span></text:p>
      <text:p text:style-name="P36"><text:s text:c="5"/><text:span text:style-name="T129">The duo had been on an adventure that much was certain.</text:span></text:p>
      <text:p text:style-name="P36"><text:s text:c="5"/><text:span text:style-name="T129">Chief came running down the stairs. “Well? What did you find out?”</text:span></text:p>
      <text:p text:style-name="P36"><text:s text:c="5"/>“<text:span text:style-name="T129">Molar is a myth Chief.” Alice said. “We’ll write up a report but she’s a myth.”</text:span></text:p>
      <text:p text:style-name="P36"><text:s text:c="5"/><text:span text:style-name="T129">Chief nodded. “Good, that’s good. The Earth won’t be destroyed then.”</text:span></text:p>
      <text:p text:style-name="P36"><text:soft-page-break/><text:s text:c="5"/>“<text:span text:style-name="T129">No sir it won’t.” Russ said. “Like Alice said, we’ll write up a report and I’ll have it on your desk first thing in the morning.”</text:span></text:p>
      <text:p text:style-name="P36"><text:s text:c="5"/><text:span text:style-name="T129">Chief nodded. “Splendid splendid!” He said. “You two did great work.”</text:span></text:p>
      <text:p text:style-name="P36"><text:s text:c="5"/><text:span text:style-name="T129">Russ smiled. “Thanks Chief.” He said.</text:span></text:p>
      <text:p text:style-name="P36"/>
      <text:p text:style-name="P37">Chapter Fifteen</text:p>
      <text:p text:style-name="P37"/>
      <text:p text:style-name="P37"><text:s text:c="5"/><text:span text:style-name="T130">It took a minute to erase all data regarding Molar from Victoria’s systems. But it was done in an orderly fashion.</text:span></text:p>
      <text:p text:style-name="P37"><text:s text:c="5"/><text:span text:style-name="T131">Jones and Susan was a different case entirely. Each person wanted to hold onto the belief that Molar was indeed real and that there was no other way to salvation but through her.</text:span></text:p>
      <text:p text:style-name="P37"><text:s text:c="5"/><text:span text:style-name="T131">Russ tried reasoning with Susan on several occasions, but was unable to do anything about it. </text:span><text:span text:style-name="T132">Jones was even more of a difficult case.</text:span></text:p>
      <text:p text:style-name="P37"><text:s text:c="5"/>“<text:span text:style-name="T132">We should return them to the mission.” Russ said to Chief one evening while they worked on Victoria’s main systems.</text:span></text:p>
      <text:p text:style-name="P37"><text:s text:c="5"/>“<text:span text:style-name="T132">We can return Jones.” Chief said. “But we can’t return Susan. You saw what happened the last time we tried to leave her there, you said the timeline was altered.”</text:span></text:p>
      <text:p text:style-name="P37"><text:s text:c="5"/><text:span text:style-name="T132">Russ nodded. “Wrench.” He said. Chief looked through his tool bag and handed the right wrench to Russ. “I know Chief, but we’ve got to do something.”</text:span></text:p>
      <text:p text:style-name="P37"><text:s text:c="5"/><text:span text:style-name="T132">Chief nodded in agreement. “Yes we do. Well that ought to do it.” He said.</text:span></text:p>
      <text:p text:style-name="P37"><text:s text:c="5"/>“<text:span text:style-name="T132">Victoria, how do you feel?” Chief asked. It was his way of performing a diagnostic on her systems.</text:span></text:p>
      <text:p text:style-name="P37"><text:s text:c="5"/>“<text:span text:style-name="T132">Operating at 100% parameters.” Victoria said.</text:span></text:p>
      <text:p text:style-name="P37"><text:s text:c="5"/>“<text:span text:style-name="T133">Good.” Chief said.</text:span></text:p>
      <text:p text:style-name="P37"><text:soft-page-break/><text:s text:c="5"/><text:span text:style-name="T133">Russ looked over Victoria’s systems and smiled. “Just like she was brought in from the factory.” He said. “You hear that Victoria? Like brand new!”</text:span></text:p>
      <text:p text:style-name="P37"><text:s text:c="5"/><text:span text:style-name="T133">Victoria gave her equivalence of a sigh. “If you say so Russ.”</text:span></text:p>
      <text:p text:style-name="P37"><text:s text:c="5"/><text:span text:style-name="T133">Russ turned to Chief. “Did we have to add that extra subroutine? She seems a little bit more human now.”</text:span></text:p>
      <text:p text:style-name="P37"><text:s text:c="5"/><text:span text:style-name="T133">Chief laughed. “That was the whole point Russ.”</text:span></text:p>
      <text:p text:style-name="P37"><text:s text:c="5"/><text:span text:style-name="T134">Russ shrugged. “Maybe, but I still don’t like it.” He said.</text:span></text:p>
      <text:p text:style-name="P37"><text:s text:c="5"/><text:span text:style-name="T134">Looking across the way, Chief saw Doctor Long enter the computer complex. “What does the good doctor have for us now eh Russ?”</text:span></text:p>
      <text:p text:style-name="P37"><text:s text:c="5"/><text:span text:style-name="T134">They met up with her. “Doctor Long.” Chief said.</text:span></text:p>
      <text:p text:style-name="P37"><text:s text:c="5"/>“<text:span text:style-name="T134">Chief.” Doctor Long said. “I believe we can erase Jones’s and Susan’s memories again. But I caution that this should be the last time. Who knows what damage it will cause them.”</text:span></text:p>
      <text:p text:style-name="P37"><text:s text:c="5"/><text:span text:style-name="T134">Chief nodded. “It’s better than the torture they’re putting themselves in by living out fantasies of Molar coming back.”</text:span></text:p>
      <text:p text:style-name="P37"><text:s text:c="5"/><text:span text:style-name="T134">Russ nodded. “I agree.” He said.</text:span></text:p>
      <text:p text:style-name="P37"><text:s text:c="5"/><text:span text:style-name="T135">Doctor Long smiled. “I figured you’d say that. I have their treatment scheduled for tomorrow morning at oh eight hundred hours.”</text:span></text:p>
      <text:p text:style-name="P37"><text:s text:c="5"/>“<text:span text:style-name="T135">Splendid, splendid doc.” Chief said. “Keep me apprised of how it goes.”</text:span></text:p>
      <text:p text:style-name="P37"><text:s text:c="5"/>“<text:span text:style-name="T135">Indeed.” Doctor Long said.</text:span></text:p>
      <text:p text:style-name="P37"><text:s text:c="5"/><text:span text:style-name="T136">Russ followed Doctor Long to the elevator. “Doc can we talk for a moment?”</text:span></text:p>
      <text:p text:style-name="P37"><text:s text:c="5"/>“<text:span text:style-name="T136">Of course Russ.” Doctor Long said. “What do you have in mind?”</text:span></text:p>
      <text:p text:style-name="P37"><text:s text:c="5"/>“<text:span text:style-name="T136">Your office in about a half hour?” Russ said.</text:span></text:p>
      <text:p text:style-name="P37"><text:s text:c="5"/><text:span text:style-name="T136">Doctor Long smiled. “A half hour it is.”</text:span></text:p>
      <text:p text:style-name="P37"><text:soft-page-break/><text:s text:c="5"/><text:span text:style-name="T136">She disappeared in the elevator as it whisked her back to her medical bay.</text:span></text:p>
      <text:p text:style-name="P37"/>
      <text:p text:style-name="P40">* * *</text:p>
      <text:p text:style-name="P38"/>
      <text:p text:style-name="P38"><text:s text:c="5"/>A half hour later, Russ found himself in the Medical Bay. He walked in and found Doctor Long seated at her desk.</text:p>
      <text:p text:style-name="P38"><text:s text:c="5"/>“Come in Russ. Come in.” She said greeting him.</text:p>
      <text:p text:style-name="P38"><text:s text:c="5"/>Russ sat down across from Doctor Long and smiled. “<text:span text:style-name="T137">Thank you for seeing me.” He said.</text:span></text:p>
      <text:p text:style-name="P38"><text:s text:c="5"/><text:span text:style-name="T137">Doctor Long nodded. “I usually have to drag you higher ups in here by the skin of my teeth. What do you need Russ?”</text:span></text:p>
      <text:p text:style-name="P38"><text:s text:c="5"/><text:span text:style-name="T137">Russ nodded. Right, down to business. “</text:span><text:span text:style-name="T138">How successful would you say the mind wipes have been over the years?”</text:span></text:p>
      <text:p text:style-name="P38"><text:s text:c="5"/><text:span text:style-name="T138">Doctor Long hesitated at the question. It was quite a question indeed. “That’s a loaded question Russ.” She said. “I’d say they’re seventy-eight percent effective.”</text:span></text:p>
      <text:p text:style-name="P38"><text:s text:c="5"/>“<text:span text:style-name="T138">I see.” Russ said leaning forward in his chair. “And what about the remaining percent?”</text:span></text:p>
      <text:p text:style-name="P38"><text:s text:c="5"/>“<text:span text:style-name="T138">Well on those cases we simply re administered the drug and they forgot everything as they should have the first time around.”</text:span></text:p>
      <text:p text:style-name="P38"><text:s text:c="5"/>“<text:span text:style-name="T138">So on those cases it wasn’t very effective.” Russ said.</text:span></text:p>
      <text:p text:style-name="P38"><text:s text:c="5"/>“<text:span text:style-name="T138">No I suppose not.” </text:span><text:span text:style-name="T139">Doctor Long said. “But we can’t have everything working one hundred percent all of the time, you know that better than anyone Russ considering…”</text:span></text:p>
      <text:p text:style-name="P38"><text:s text:c="5"/><text:span text:style-name="T139">Russ sighed. There it was. “Considering the accident that caused me to be here in the first place.” He said.</text:span></text:p>
      <text:p text:style-name="P38"><text:soft-page-break/><text:s text:c="5"/>“<text:span text:style-name="T139">Something like that.” Doctor Long said. “You <text:s/>yourself are a paradox aren’t you?”</text:span></text:p>
      <text:p text:style-name="P38"><text:s text:c="5"/><text:span text:style-name="T139">Russ nodded. “Yeah something like that.” He said.</text:span></text:p>
      <text:p text:style-name="P38"><text:s text:c="5"/>“<text:span text:style-name="T140">Tell me something Russ, would you want your memories back?” Doctor Long asked.</text:span></text:p>
      <text:p text:style-name="P38"><text:s text:c="5"/><text:span text:style-name="T140">Russ shook his head. “Not on your life.” He said.</text:span></text:p>
      <text:p text:style-name="P38"><text:s text:c="5"/>“<text:span text:style-name="T140">Why is that?” Doctor Long prodded.</text:span></text:p>
      <text:p text:style-name="P39"><text:s text:c="5"/>“<text:span text:style-name="T140">Because” Russ said “To do so would break the whole project of time travel as we know it.”</text:span></text:p>
      <text:p text:style-name="P39"><text:s text:c="5"/>“<text:span text:style-name="T140">Right.” Doctor Long said. “Of course we don’t know that for certain, we only have your word for it.”</text:span></text:p>
      <text:p text:style-name="P39"><text:s text:c="5"/><text:span text:style-name="T140">Russ sat back in his chair. “You have to take my word for it doctor. I was on the brink of discovering something very dangerous that would have killed the project. Had I been allowed to continue we would have all ceased to be. It’s better this way that I don’t remember what it was I was working on.”</text:span></text:p>
      <text:p text:style-name="P39"><text:s text:c="5"/><text:span text:style-name="T140">Doctor Long nodded. “Then you have your own answer at how effective the mind wipe is don’t you.”</text:span></text:p>
      <text:p text:style-name="P39"><text:s text:c="5"/><text:span text:style-name="T141">Russ rested his chin on his hand. “I suppose I do.” He said. “Very well doctor. When do you plan on wiping Susan and Jones’s minds?”</text:span></text:p>
      <text:p text:style-name="P39"><text:s text:c="5"/>“<text:span text:style-name="T145">Tomorrow</text:span><text:span text:style-name="T142">.” Doctor Long said. “Do you want to watch?”</text:span></text:p>
      <text:p text:style-name="P39"><text:s text:c="5"/><text:span text:style-name="T142">Russ shook his head. Having been through the procedure himself he didn’t want to take any part in wiping someone else’s mind.</text:span></text:p>
      <text:p text:style-name="P39"><text:s text:c="5"/>“<text:span text:style-name="T143">Suit yourself.” Doctor Long said. “It’s an amazing procedure if you ask me.” She smiled. “We’ll catch up with you later okay?”</text:span></text:p>
      <text:p text:style-name="P39"><text:s text:c="5"/><text:span text:style-name="T143">Standing, Russ headed for the door. “Thanks doc.” He said.</text:span></text:p>
      <text:p text:style-name="P39"><text:s text:c="5"/>“<text:span text:style-name="T143">Not at all.” Doctor Long said. “Not at all.” </text:span><text:span text:style-name="T144">She prepared her equipment to erase minds. Once she </text:span><text:soft-page-break/><text:span text:style-name="T144">was pleased everything was in order she went and got some dinner.</text:span></text:p>
      <text:p text:style-name="P39"><text:s text:c="5"/><text:span text:style-name="T144">Alice sat in the cafeteria eating a sandwich. She couldn’t believe they were going to erase Susan’s mind again. Wasn’t once enough torture for the poor lady?</text:span></text:p>
      <text:p text:style-name="P39"><text:s text:c="5"/><text:span text:style-name="T144">Upon seeing Doctor Long, Alice got her attention by waving.</text:span></text:p>
      <text:p text:style-name="P39"><text:s text:c="5"/><text:span text:style-name="T144">Doctor Long sat down across from Alice.</text:span></text:p>
      <text:p text:style-name="P39"><text:s text:c="5"/>“<text:span text:style-name="T144">You don’t have to do this doctor.” Alice said. “We’ve made so much progress with Susan. You don’t have to do this.”</text:span></text:p>
      <text:p text:style-name="P39"><text:s text:c="5"/><text:span text:style-name="T144">Doctor Long took a bite of her soup. “Of course we have to Alice, you of all people should know how important it is that we do perform the procedure.”</text:span></text:p>
      <text:p text:style-name="P39"><text:s text:c="5"/>“<text:span text:style-name="T144">Me of all people.” Alice said. “Just so I can lose the love of my life?”</text:span></text:p>
      <text:p text:style-name="P39"><text:s text:c="5"/><text:span text:style-name="T144">Doctor Long took a drink of water. “If you want to put it that way then yes, just to lose the love of your life. It will be okay Alice.” She said.</text:span></text:p>
      <text:p text:style-name="P39"><text:s text:c="5"/><text:span text:style-name="T145">Alice pushed her sandwich around on her plate. Suddenly she wasn’t hungry. “You’ll be understanding if I don’t seem pleased about this.” She said.</text:span></text:p>
      <text:p text:style-name="P39"><text:s text:c="5"/><text:span text:style-name="T145">Doctor Long nodded. “I understand. You’re not the only one who feels strongly about this issue. But they are suffering. I am here to end that suffering.”</text:span></text:p>
      <text:p text:style-name="P39"><text:s text:c="5"/><text:span text:style-name="T145">Taking a bite of her sandwich Alice wished there were a different way. Someway that she could persuade the good doctor against erasing memories. She couldn’t think of anything.</text:span></text:p>
      <text:p text:style-name="P39"><text:s text:c="5"/><text:span text:style-name="T145">A</text:span><text:span text:style-name="T146">s the evening progressed, Alice visited Susan in the main cell block one last time. It was all the time in the world they had.</text:span></text:p>
      <text:p text:style-name="P39"/>
      <text:p text:style-name="P41"><text:soft-page-break/>Chapter <text:span text:style-name="T147">S</text:span>ixteen</text:p>
      <text:p text:style-name="P41"/>
      <text:p text:style-name="P41"><text:s text:c="4"/><text:span text:style-name="T148">The next morning, Doctor Long prepared her patients for the memory wipe. She looked at the needles and devices that were used to erase memories and winced. She would never want to undergo this procedure herself.</text:span></text:p>
      <text:p text:style-name="P41"><text:s text:c="5"/>“<text:span text:style-name="T148">Bring them in.” Doctor Long spoke to the guards.</text:span></text:p>
      <text:p text:style-name="P41"><text:s text:c="5"/><text:span text:style-name="T148">One by one Jones and Susan walked in the door.</text:span></text:p>
      <text:p text:style-name="P41"><text:s text:c="5"/>“<text:span text:style-name="T148">You cannot do this doctor.” Susan said. “Molar will not permit it.”</text:span></text:p>
      <text:p text:style-name="P41"><text:s text:c="5"/><text:span text:style-name="T148">Doctor Long held up a hand. “Haven’t you heard? Molar is a myth. This will help you.” She said.</text:span></text:p>
      <text:p text:style-name="P41"><text:s text:c="5"/><text:span text:style-name="T148">Jones spoke up. “She is not a myth, you will suffer and burn because you said such.”</text:span></text:p>
      <text:p text:style-name="P41"><text:s text:c="5"/>“<text:span text:style-name="T148">Lay them down on the beds.” Doctor Long said.</text:span></text:p>
      <text:p text:style-name="P41"><text:s text:c="5"/><text:span text:style-name="T148">Twenty minutes later, the procedure was complete. Both Jones and Susan had lost their memories a second time.</text:span></text:p>
      <text:p text:style-name="P41"><text:s text:c="5"/>“<text:span text:style-name="T148">Where am I?” Susan asked. “Who am I?” She clarified.</text:span></text:p>
      <text:p text:style-name="P41"><text:s text:c="5"/><text:span text:style-name="T148">It was time for Doctor Long to implement the cover story. </text:span>“<text:span text:style-name="T148">You two were in a training accident.” Doctor Long said. “You’re in the Medical Bay. </text:span><text:span text:style-name="T149">I’m sorry but from the looks of it, you both have amnesia.</text:span><text:span text:style-name="T148">”</text:span></text:p>
      <text:p text:style-name="P41"><text:s text:c="5"/><text:span text:style-name="T149">Susan and Jones looked at each other. </text:span><text:span text:style-name="T150">Amnesia? How was that possible? They wondered. Surly there must have been some kind of mistake?</text:span></text:p>
      <text:p text:style-name="P41"><text:s text:c="5"/><text:span text:style-name="T150">As if reading their minds, Doctor Long shook her head. “No mistake was made. I’m afraid. You two probably won’t regain your memories. </text:span><text:span text:style-name="T151">I’m sorry.</text:span><text:span text:style-name="T150">”</text:span></text:p>
      <text:p text:style-name="P41"><text:s text:c="5"/>“<text:span text:style-name="T152">What will you do with us?” Jones asked.</text:span></text:p>
      <text:p text:style-name="P41"><text:s text:c="5"/>“<text:span text:style-name="T152">Well we can retrain you and put you back in the field.” Doctor Long said.</text:span></text:p>
      <text:p text:style-name="P41"><text:soft-page-break/><text:s text:c="5"/>“<text:span text:style-name="T152">The field.” Susan said. “What’s that, are we at war?”</text:span></text:p>
      <text:p text:style-name="P41"><text:s text:c="5"/><text:span text:style-name="T152">Doctor Long nodded. “In a manner of speaking <text:s/>yes. But all of those questions will be answered in due time by the commander.”</text:span></text:p>
      <text:p text:style-name="P41"><text:s text:c="5"/>“<text:span text:style-name="T152">I see.” Susan said. “Can I get something to wear besides this hospital gown?”</text:span></text:p>
      <text:p text:style-name="P41"><text:s text:c="5"/>“<text:span text:style-name="T152">Of course.” Doctor Long said and she went to fetch some clothes.</text:span></text:p>
      <text:p text:style-name="P41"><text:s text:c="5"/><text:span text:style-name="T152">Alice walked into the Medical Bay. Smiling at Susan she walked up to her. “They told me you wouldn’t be up for company, but I thought you could use a friendly face.” She said.</text:span></text:p>
      <text:p text:style-name="P41"><text:s text:c="5"/>“<text:span text:style-name="T152">Do I know you?” Susan asked.</text:span></text:p>
      <text:p text:style-name="P41"><text:s text:c="5"/><text:span text:style-name="T152">Alice nodded. “Yes, we’re good friends.” She said.</text:span></text:p>
      <text:p text:style-name="P41"><text:s text:c="5"/>“<text:span text:style-name="T153">I see.” Susan said.</text:span></text:p>
      <text:p text:style-name="P41"><text:s text:c="5"/><text:span text:style-name="T153">Jones looked irritated. Amnesia? Amnesia. How on earth did they end up with amnesia? It made no sense to him.</text:span></text:p>
      <text:p text:style-name="P41"><text:s text:c="5"/><text:span text:style-name="T153">Taking her by the hand, Alice helped Susan get down from the bed. “Come on, let’s go home.” She said.</text:span></text:p>
      <text:p text:style-name="P41"><text:s text:c="5"/><text:span text:style-name="T153">Doctor Long returned with clothing. “Oh you’re here Alice. Good.” She said. Handing the clothing over to Susan she smiled. “Yes go home, get some rest.”</text:span></text:p>
      <text:p text:style-name="P41"><text:s text:c="5"/><text:span text:style-name="T153">Jones looked around the Medical Bay and frowned. He hated hospitals no matter what they were called.</text:span></text:p>
      <text:p text:style-name="P41"><text:s text:c="5"/><text:span text:style-name="T154">Getting dressed, Jones looked at himself in the mirror. Something wasn’t right. He thought. Something wasn’t right at all.</text:span></text:p>
      <text:p text:style-name="P41"><text:s text:c="5"/><text:span text:style-name="T154">Susan and Alice returned to their apartment.</text:span></text:p>
      <text:p text:style-name="P41"><text:soft-page-break/><text:s text:c="5"/><text:span text:style-name="T154">Walking into the apartment, Susan tried to remember any memories she had of this place. Nothing was coming to mind.</text:span></text:p>
      <text:p text:style-name="P41"><text:s text:c="5"/>“<text:span text:style-name="T154">I’m going to take a shower.” Alice said.</text:span></text:p>
      <text:p text:style-name="P41"><text:s text:c="5"/>“<text:span text:style-name="T154">Okay.” Susan said.</text:span></text:p>
      <text:p text:style-name="P41"><text:s text:c="5"/><text:span text:style-name="T154">Alice proceeded to the bathroom.</text:span></text:p>
      <text:p text:style-name="P41"><text:s text:c="5"/><text:span text:style-name="T155">Once inside, Alice sat on the floor. She began crying. Susan didn’t remember her at all. Everything they had built together was nothing now.</text:span></text:p>
      <text:p text:style-name="P41"><text:s text:c="5"/><text:span text:style-name="T156">Standing up and t</text:span><text:span text:style-name="T155">urning on the water, she stepped into the shower and began bathing.</text:span><text:span text:style-name="T155"><text:note text:id="ftn0" text:note-class="footnote"><text:note-citation>3</text:note-citation><text:note-body><text:p text:style-name="P45"><text:s text:c="5"/><text:span text:style-name="T156">Susan walked into the bathroom and stripped. Stepping into the shower with Alice, she looked at her. “I ha</text:span><text:span text:style-name="T157">d</text:span><text:span text:style-name="T156"> a feeling you needed comfort.” She said.</text:span></text:p><text:p text:style-name="P45"><text:span text:style-name="T158"><text:s text:c="5"/>Susan kissed Alice on the lips. It was exactly what Alice needed.</text:span></text:p></text:note-body></text:note></text:span></text:p>
      <text:p text:style-name="P41"/>
      <text:p text:style-name="P47">* * *</text:p>
      <text:p text:style-name="P46"/>
      <text:p text:style-name="P46"><text:s text:c="5"/>Jones stepped off the elevator and into his apartment. He looked around. There were posters from various eras hanging around his apartment. <text:span text:style-name="T158">None of it looked familiar.</text:span></text:p>
      <text:p text:style-name="P46"><text:s text:c="5"/><text:span text:style-name="T159">Knock Knock Knock. Someone was at the door.</text:span></text:p>
      <text:p text:style-name="P46"><text:s text:c="5"/><text:span text:style-name="T159">Opening the door, Jones saw that Chief was at his door.</text:span></text:p>
      <text:p text:style-name="P46"><text:s text:c="5"/>“<text:span text:style-name="T159">Jones.” Chief said. “Good to see you’re up and about.”</text:span></text:p>
      <text:p text:style-name="P46"><text:s text:c="5"/><text:span text:style-name="T159">Jones nodded. “Yes sir.” He said. “I take it you’re the commander of this unit.”</text:span></text:p>
      <text:p text:style-name="P46"><text:s text:c="5"/><text:span text:style-name="T159">Chief laughed. “Oh we’re not military.” He said. “But yes people do call me sir or commander out of habit.”</text:span></text:p>
      <text:p text:style-name="P46"><text:s text:c="5"/>“<text:span text:style-name="T160">I see.” Jones said.</text:span></text:p>
      <text:p text:style-name="P46"><text:soft-page-break/><text:s text:c="5"/>“<text:span text:style-name="T160">I was just coming to check on you see how you’</text:span><text:span text:style-name="T161">re</text:span><text:span text:style-name="T160"> </text:span><text:span text:style-name="T161">getting</text:span><text:span text:style-name="T160"> settled.” Chief said.</text:span></text:p>
      <text:p text:style-name="P46"><text:s text:c="5"/>“<text:span text:style-name="T161">I can’t remember anything.” Jones said. “You could say I’m petrified.”</text:span></text:p>
      <text:p text:style-name="P46"><text:s text:c="5"/><text:span text:style-name="T162">Chief gestured to a chair. “Mind if I sit?”</text:span></text:p>
      <text:p text:style-name="P46"><text:s text:c="5"/>“<text:span text:style-name="T162">Of course sir, please go ahead.” Jones said.</text:span></text:p>
      <text:p text:style-name="P46"><text:s text:c="5"/><text:span text:style-name="T162">Sitting in the chair, Chief nodded. “I can understand your frustration.” He said. “I too have bouts of amnesia from my past that I can’t remember. It’s a hell of a thing to go through.”</text:span></text:p>
      <text:p text:style-name="P46"><text:s text:c="5"/>“<text:span text:style-name="T162">You can say that again.” Jones said.</text:span></text:p>
      <text:p text:style-name="P46"><text:s text:c="5"/><text:span text:style-name="T163">Chief nodded. “I hope you will be able to adjust to your new life as it were.” He said. “It’ll be a pain but you’ll be able to do it. I have faith in you.”</text:span></text:p>
      <text:p text:style-name="P46"/>
      <text:p text:style-name="P49">* * *</text:p>
      <text:p text:style-name="P48"/>
      <text:p text:style-name="P48"><text:s text:c="5"/>Russ sat at Victoria’s main computer console and frowned. Every command he entered was being denied. It was if he was locked out of the system. Who would lock him out though? Chief? Maybe. Victoria? Possibly, but he didn’t add that code to her base.</text:p>
      <text:p text:style-name="P48"><text:s text:c="5"/><text:span text:style-name="T164">Looking around, Russ wondered what motive Chief would have at locking him out of the system. If it had to do with the memory wipes, Russ wondered what locking him out of the system would accomplish.</text:span></text:p>
      <text:p text:style-name="P48"><text:s text:c="5"/><text:span text:style-name="T165">Chief walked up behind Russ and put a hand on his shoulder.” Son we need to have a talk.” Chief said.</text:span></text:p>
      <text:p text:style-name="P48"/>
      <text:p text:style-name="P50">Chapter Seventeen</text:p>
      <text:p text:style-name="P50"/>
      <text:p text:style-name="P50"><text:s text:c="5"/>In Chief’s office, Russ and Chief looked at each other across Chief’s desk.</text:p>
      <text:p text:style-name="P50"><text:soft-page-break/><text:s text:c="5"/>“<text:span text:style-name="T166">You locked me out.” Russ said. “Why?”</text:span></text:p>
      <text:p text:style-name="P50"><text:s text:c="5"/><text:span text:style-name="T166">Chief shrugged. “Will knowing why even help the situation? You’re locked out as of now. You can’t be trusted.”</text:span></text:p>
      <text:p text:style-name="P50"><text:s text:c="5"/><text:span text:style-name="T166">Russ scoffed at the thought. “I can’t be trusted? Chief you’ve known me for the entirety of this project for crying out loud! I’m the only person you can trus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10-07T15:48:09.943000000</dc:date>
    <meta:editing-cycles>183</meta:editing-cycles>
    <meta:generator>LibreOffice/7.4.1.2$Windows_X86_64 LibreOffice_project/3c58a8f3a960df8bc8fd77b461821e42c061c5f0</meta:generator>
    <meta:editing-duration>PT9H55M20S</meta:editing-duration>
    <meta:document-statistic meta:table-count="0" meta:image-count="0" meta:object-count="0" meta:page-count="65" meta:paragraph-count="864" meta:word-count="16192" meta:character-count="91627" meta:non-whitespace-character-count="72152"/>
  </office:meta>
</office:document-meta>
</file>